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depth</text:p>
          </table:table-cell>
          <table:table-cell office:value-type="string" calcext:value-type="string">
            <text:p>h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2]=&quot;up&quot;;-[.B2];IF([.A2]=&quot;down&quot;;[.B2];0))" office:value-type="float" office:value="0" calcext:value-type="float">
            <text:p>0</text:p>
          </table:table-cell>
          <table:table-cell table:formula="of:=IF([.A2]=&quot;forward&quot;;[.B2];0)" office:value-type="float" office:value="8" calcext:value-type="float">
            <text:p>8</text:p>
          </table:table-cell>
          <table:table-cell/>
          <table:table-cell table:formula="of:=SUM([.C$1:.C$1048576])*SUM([.D$1:.D$1048576])" office:value-type="float" office:value="2039912" calcext:value-type="float">
            <text:p>203991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3]=&quot;up&quot;;-[.B3];IF([.A3]=&quot;down&quot;;[.B3];0))" office:value-type="float" office:value="6" calcext:value-type="float">
            <text:p>6</text:p>
          </table:table-cell>
          <table:table-cell table:formula="of:=IF([.A3]=&quot;forward&quot;;[.B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4]=&quot;up&quot;;-[.B4];IF([.A4]=&quot;down&quot;;[.B4];0))" office:value-type="float" office:value="8" calcext:value-type="float">
            <text:p>8</text:p>
          </table:table-cell>
          <table:table-cell table:formula="of:=IF([.A4]=&quot;forward&quot;;[.B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5]=&quot;up&quot;;-[.B5];IF([.A5]=&quot;down&quot;;[.B5];0))" office:value-type="float" office:value="0" calcext:value-type="float">
            <text:p>0</text:p>
          </table:table-cell>
          <table:table-cell table:formula="of:=IF([.A5]=&quot;forward&quot;;[.B5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6]=&quot;up&quot;;-[.B6];IF([.A6]=&quot;down&quot;;[.B6];0))" office:value-type="float" office:value="5" calcext:value-type="float">
            <text:p>5</text:p>
          </table:table-cell>
          <table:table-cell table:formula="of:=IF([.A6]=&quot;forward&quot;;[.B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7]=&quot;up&quot;;-[.B7];IF([.A7]=&quot;down&quot;;[.B7];0))" office:value-type="float" office:value="-2" calcext:value-type="float">
            <text:p>-2</text:p>
          </table:table-cell>
          <table:table-cell table:formula="of:=IF([.A7]=&quot;forward&quot;;[.B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8]=&quot;up&quot;;-[.B8];IF([.A8]=&quot;down&quot;;[.B8];0))" office:value-type="float" office:value="3" calcext:value-type="float">
            <text:p>3</text:p>
          </table:table-cell>
          <table:table-cell table:formula="of:=IF([.A8]=&quot;forward&quot;;[.B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9]=&quot;up&quot;;-[.B9];IF([.A9]=&quot;down&quot;;[.B9];0))" office:value-type="float" office:value="7" calcext:value-type="float">
            <text:p>7</text:p>
          </table:table-cell>
          <table:table-cell table:formula="of:=IF([.A9]=&quot;forward&quot;;[.B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10]=&quot;up&quot;;-[.B10];IF([.A10]=&quot;down&quot;;[.B10];0))" office:value-type="float" office:value="8" calcext:value-type="float">
            <text:p>8</text:p>
          </table:table-cell>
          <table:table-cell table:formula="of:=IF([.A10]=&quot;forward&quot;;[.B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11]=&quot;up&quot;;-[.B11];IF([.A11]=&quot;down&quot;;[.B11];0))" office:value-type="float" office:value="8" calcext:value-type="float">
            <text:p>8</text:p>
          </table:table-cell>
          <table:table-cell table:formula="of:=IF([.A11]=&quot;forward&quot;;[.B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12]=&quot;up&quot;;-[.B12];IF([.A12]=&quot;down&quot;;[.B12];0))" office:value-type="float" office:value="8" calcext:value-type="float">
            <text:p>8</text:p>
          </table:table-cell>
          <table:table-cell table:formula="of:=IF([.A12]=&quot;forward&quot;;[.B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3]=&quot;up&quot;;-[.B13];IF([.A13]=&quot;down&quot;;[.B13];0))" office:value-type="float" office:value="2" calcext:value-type="float">
            <text:p>2</text:p>
          </table:table-cell>
          <table:table-cell table:formula="of:=IF([.A13]=&quot;forward&quot;;[.B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14]=&quot;up&quot;;-[.B14];IF([.A14]=&quot;down&quot;;[.B14];0))" office:value-type="float" office:value="-1" calcext:value-type="float">
            <text:p>-1</text:p>
          </table:table-cell>
          <table:table-cell table:formula="of:=IF([.A14]=&quot;forward&quot;;[.B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5]=&quot;up&quot;;-[.B15];IF([.A15]=&quot;down&quot;;[.B15];0))" office:value-type="float" office:value="3" calcext:value-type="float">
            <text:p>3</text:p>
          </table:table-cell>
          <table:table-cell table:formula="of:=IF([.A15]=&quot;forward&quot;;[.B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16]=&quot;up&quot;;-[.B16];IF([.A16]=&quot;down&quot;;[.B16];0))" office:value-type="float" office:value="-2" calcext:value-type="float">
            <text:p>-2</text:p>
          </table:table-cell>
          <table:table-cell table:formula="of:=IF([.A16]=&quot;forward&quot;;[.B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17]=&quot;up&quot;;-[.B17];IF([.A17]=&quot;down&quot;;[.B17];0))" office:value-type="float" office:value="4" calcext:value-type="float">
            <text:p>4</text:p>
          </table:table-cell>
          <table:table-cell table:formula="of:=IF([.A17]=&quot;forward&quot;;[.B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8]=&quot;up&quot;;-[.B18];IF([.A18]=&quot;down&quot;;[.B18];0))" office:value-type="float" office:value="2" calcext:value-type="float">
            <text:p>2</text:p>
          </table:table-cell>
          <table:table-cell table:formula="of:=IF([.A18]=&quot;forward&quot;;[.B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9]=&quot;up&quot;;-[.B19];IF([.A19]=&quot;down&quot;;[.B19];0))" office:value-type="float" office:value="0" calcext:value-type="float">
            <text:p>0</text:p>
          </table:table-cell>
          <table:table-cell table:formula="of:=IF([.A19]=&quot;forward&quot;;[.B19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20]=&quot;up&quot;;-[.B20];IF([.A20]=&quot;down&quot;;[.B20];0))" office:value-type="float" office:value="0" calcext:value-type="float">
            <text:p>0</text:p>
          </table:table-cell>
          <table:table-cell table:formula="of:=IF([.A20]=&quot;forward&quot;;[.B20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21]=&quot;up&quot;;-[.B21];IF([.A21]=&quot;down&quot;;[.B21];0))" office:value-type="float" office:value="3" calcext:value-type="float">
            <text:p>3</text:p>
          </table:table-cell>
          <table:table-cell table:formula="of:=IF([.A21]=&quot;forward&quot;;[.B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22]=&quot;up&quot;;-[.B22];IF([.A22]=&quot;down&quot;;[.B22];0))" office:value-type="float" office:value="2" calcext:value-type="float">
            <text:p>2</text:p>
          </table:table-cell>
          <table:table-cell table:formula="of:=IF([.A22]=&quot;forward&quot;;[.B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23]=&quot;up&quot;;-[.B23];IF([.A23]=&quot;down&quot;;[.B23];0))" office:value-type="float" office:value="0" calcext:value-type="float">
            <text:p>0</text:p>
          </table:table-cell>
          <table:table-cell table:formula="of:=IF([.A23]=&quot;forward&quot;;[.B23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24]=&quot;up&quot;;-[.B24];IF([.A24]=&quot;down&quot;;[.B24];0))" office:value-type="float" office:value="0" calcext:value-type="float">
            <text:p>0</text:p>
          </table:table-cell>
          <table:table-cell table:formula="of:=IF([.A24]=&quot;forward&quot;;[.B24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25]=&quot;up&quot;;-[.B25];IF([.A25]=&quot;down&quot;;[.B25];0))" office:value-type="float" office:value="0" calcext:value-type="float">
            <text:p>0</text:p>
          </table:table-cell>
          <table:table-cell table:formula="of:=IF([.A25]=&quot;forward&quot;;[.B25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26]=&quot;up&quot;;-[.B26];IF([.A26]=&quot;down&quot;;[.B26];0))" office:value-type="float" office:value="0" calcext:value-type="float">
            <text:p>0</text:p>
          </table:table-cell>
          <table:table-cell table:formula="of:=IF([.A26]=&quot;forward&quot;;[.B26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27]=&quot;up&quot;;-[.B27];IF([.A27]=&quot;down&quot;;[.B27];0))" office:value-type="float" office:value="0" calcext:value-type="float">
            <text:p>0</text:p>
          </table:table-cell>
          <table:table-cell table:formula="of:=IF([.A27]=&quot;forward&quot;;[.B27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28]=&quot;up&quot;;-[.B28];IF([.A28]=&quot;down&quot;;[.B28];0))" office:value-type="float" office:value="1" calcext:value-type="float">
            <text:p>1</text:p>
          </table:table-cell>
          <table:table-cell table:formula="of:=IF([.A28]=&quot;forward&quot;;[.B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29]=&quot;up&quot;;-[.B29];IF([.A29]=&quot;down&quot;;[.B29];0))" office:value-type="float" office:value="4" calcext:value-type="float">
            <text:p>4</text:p>
          </table:table-cell>
          <table:table-cell table:formula="of:=IF([.A29]=&quot;forward&quot;;[.B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30]=&quot;up&quot;;-[.B30];IF([.A30]=&quot;down&quot;;[.B30];0))" office:value-type="float" office:value="-5" calcext:value-type="float">
            <text:p>-5</text:p>
          </table:table-cell>
          <table:table-cell table:formula="of:=IF([.A30]=&quot;forward&quot;;[.B3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31]=&quot;up&quot;;-[.B31];IF([.A31]=&quot;down&quot;;[.B31];0))" office:value-type="float" office:value="-2" calcext:value-type="float">
            <text:p>-2</text:p>
          </table:table-cell>
          <table:table-cell table:formula="of:=IF([.A31]=&quot;forward&quot;;[.B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32]=&quot;up&quot;;-[.B32];IF([.A32]=&quot;down&quot;;[.B32];0))" office:value-type="float" office:value="0" calcext:value-type="float">
            <text:p>0</text:p>
          </table:table-cell>
          <table:table-cell table:formula="of:=IF([.A32]=&quot;forward&quot;;[.B32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33]=&quot;up&quot;;-[.B33];IF([.A33]=&quot;down&quot;;[.B33];0))" office:value-type="float" office:value="9" calcext:value-type="float">
            <text:p>9</text:p>
          </table:table-cell>
          <table:table-cell table:formula="of:=IF([.A33]=&quot;forward&quot;;[.B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34]=&quot;up&quot;;-[.B34];IF([.A34]=&quot;down&quot;;[.B34];0))" office:value-type="float" office:value="0" calcext:value-type="float">
            <text:p>0</text:p>
          </table:table-cell>
          <table:table-cell table:formula="of:=IF([.A34]=&quot;forward&quot;;[.B34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35]=&quot;up&quot;;-[.B35];IF([.A35]=&quot;down&quot;;[.B35];0))" office:value-type="float" office:value="0" calcext:value-type="float">
            <text:p>0</text:p>
          </table:table-cell>
          <table:table-cell table:formula="of:=IF([.A35]=&quot;forward&quot;;[.B35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36]=&quot;up&quot;;-[.B36];IF([.A36]=&quot;down&quot;;[.B36];0))" office:value-type="float" office:value="0" calcext:value-type="float">
            <text:p>0</text:p>
          </table:table-cell>
          <table:table-cell table:formula="of:=IF([.A36]=&quot;forward&quot;;[.B36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37]=&quot;up&quot;;-[.B37];IF([.A37]=&quot;down&quot;;[.B37];0))" office:value-type="float" office:value="0" calcext:value-type="float">
            <text:p>0</text:p>
          </table:table-cell>
          <table:table-cell table:formula="of:=IF([.A37]=&quot;forward&quot;;[.B37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38]=&quot;up&quot;;-[.B38];IF([.A38]=&quot;down&quot;;[.B38];0))" office:value-type="float" office:value="1" calcext:value-type="float">
            <text:p>1</text:p>
          </table:table-cell>
          <table:table-cell table:formula="of:=IF([.A38]=&quot;forward&quot;;[.B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39]=&quot;up&quot;;-[.B39];IF([.A39]=&quot;down&quot;;[.B39];0))" office:value-type="float" office:value="2" calcext:value-type="float">
            <text:p>2</text:p>
          </table:table-cell>
          <table:table-cell table:formula="of:=IF([.A39]=&quot;forward&quot;;[.B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40]=&quot;up&quot;;-[.B40];IF([.A40]=&quot;down&quot;;[.B40];0))" office:value-type="float" office:value="0" calcext:value-type="float">
            <text:p>0</text:p>
          </table:table-cell>
          <table:table-cell table:formula="of:=IF([.A40]=&quot;forward&quot;;[.B40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41]=&quot;up&quot;;-[.B41];IF([.A41]=&quot;down&quot;;[.B41];0))" office:value-type="float" office:value="3" calcext:value-type="float">
            <text:p>3</text:p>
          </table:table-cell>
          <table:table-cell table:formula="of:=IF([.A41]=&quot;forward&quot;;[.B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42]=&quot;up&quot;;-[.B42];IF([.A42]=&quot;down&quot;;[.B42];0))" office:value-type="float" office:value="0" calcext:value-type="float">
            <text:p>0</text:p>
          </table:table-cell>
          <table:table-cell table:formula="of:=IF([.A42]=&quot;forward&quot;;[.B42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43]=&quot;up&quot;;-[.B43];IF([.A43]=&quot;down&quot;;[.B43];0))" office:value-type="float" office:value="4" calcext:value-type="float">
            <text:p>4</text:p>
          </table:table-cell>
          <table:table-cell table:formula="of:=IF([.A43]=&quot;forward&quot;;[.B4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44]=&quot;up&quot;;-[.B44];IF([.A44]=&quot;down&quot;;[.B44];0))" office:value-type="float" office:value="0" calcext:value-type="float">
            <text:p>0</text:p>
          </table:table-cell>
          <table:table-cell table:formula="of:=IF([.A44]=&quot;forward&quot;;[.B44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45]=&quot;up&quot;;-[.B45];IF([.A45]=&quot;down&quot;;[.B45];0))" office:value-type="float" office:value="1" calcext:value-type="float">
            <text:p>1</text:p>
          </table:table-cell>
          <table:table-cell table:formula="of:=IF([.A45]=&quot;forward&quot;;[.B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46]=&quot;up&quot;;-[.B46];IF([.A46]=&quot;down&quot;;[.B46];0))" office:value-type="float" office:value="-8" calcext:value-type="float">
            <text:p>-8</text:p>
          </table:table-cell>
          <table:table-cell table:formula="of:=IF([.A46]=&quot;forward&quot;;[.B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47]=&quot;up&quot;;-[.B47];IF([.A47]=&quot;down&quot;;[.B47];0))" office:value-type="float" office:value="0" calcext:value-type="float">
            <text:p>0</text:p>
          </table:table-cell>
          <table:table-cell table:formula="of:=IF([.A47]=&quot;forward&quot;;[.B47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48]=&quot;up&quot;;-[.B48];IF([.A48]=&quot;down&quot;;[.B48];0))" office:value-type="float" office:value="1" calcext:value-type="float">
            <text:p>1</text:p>
          </table:table-cell>
          <table:table-cell table:formula="of:=IF([.A48]=&quot;forward&quot;;[.B4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49]=&quot;up&quot;;-[.B49];IF([.A49]=&quot;down&quot;;[.B49];0))" office:value-type="float" office:value="0" calcext:value-type="float">
            <text:p>0</text:p>
          </table:table-cell>
          <table:table-cell table:formula="of:=IF([.A49]=&quot;forward&quot;;[.B49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50]=&quot;up&quot;;-[.B50];IF([.A50]=&quot;down&quot;;[.B50];0))" office:value-type="float" office:value="-1" calcext:value-type="float">
            <text:p>-1</text:p>
          </table:table-cell>
          <table:table-cell table:formula="of:=IF([.A50]=&quot;forward&quot;;[.B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51]=&quot;up&quot;;-[.B51];IF([.A51]=&quot;down&quot;;[.B51];0))" office:value-type="float" office:value="0" calcext:value-type="float">
            <text:p>0</text:p>
          </table:table-cell>
          <table:table-cell table:formula="of:=IF([.A51]=&quot;forward&quot;;[.B51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52]=&quot;up&quot;;-[.B52];IF([.A52]=&quot;down&quot;;[.B52];0))" office:value-type="float" office:value="-6" calcext:value-type="float">
            <text:p>-6</text:p>
          </table:table-cell>
          <table:table-cell table:formula="of:=IF([.A52]=&quot;forward&quot;;[.B5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53]=&quot;up&quot;;-[.B53];IF([.A53]=&quot;down&quot;;[.B53];0))" office:value-type="float" office:value="-2" calcext:value-type="float">
            <text:p>-2</text:p>
          </table:table-cell>
          <table:table-cell table:formula="of:=IF([.A53]=&quot;forward&quot;;[.B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54]=&quot;up&quot;;-[.B54];IF([.A54]=&quot;down&quot;;[.B54];0))" office:value-type="float" office:value="6" calcext:value-type="float">
            <text:p>6</text:p>
          </table:table-cell>
          <table:table-cell table:formula="of:=IF([.A54]=&quot;forward&quot;;[.B5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55]=&quot;up&quot;;-[.B55];IF([.A55]=&quot;down&quot;;[.B55];0))" office:value-type="float" office:value="0" calcext:value-type="float">
            <text:p>0</text:p>
          </table:table-cell>
          <table:table-cell table:formula="of:=IF([.A55]=&quot;forward&quot;;[.B55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56]=&quot;up&quot;;-[.B56];IF([.A56]=&quot;down&quot;;[.B56];0))" office:value-type="float" office:value="-6" calcext:value-type="float">
            <text:p>-6</text:p>
          </table:table-cell>
          <table:table-cell table:formula="of:=IF([.A56]=&quot;forward&quot;;[.B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57]=&quot;up&quot;;-[.B57];IF([.A57]=&quot;down&quot;;[.B57];0))" office:value-type="float" office:value="0" calcext:value-type="float">
            <text:p>0</text:p>
          </table:table-cell>
          <table:table-cell table:formula="of:=IF([.A57]=&quot;forward&quot;;[.B57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58]=&quot;up&quot;;-[.B58];IF([.A58]=&quot;down&quot;;[.B58];0))" office:value-type="float" office:value="9" calcext:value-type="float">
            <text:p>9</text:p>
          </table:table-cell>
          <table:table-cell table:formula="of:=IF([.A58]=&quot;forward&quot;;[.B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59]=&quot;up&quot;;-[.B59];IF([.A59]=&quot;down&quot;;[.B59];0))" office:value-type="float" office:value="-5" calcext:value-type="float">
            <text:p>-5</text:p>
          </table:table-cell>
          <table:table-cell table:formula="of:=IF([.A59]=&quot;forward&quot;;[.B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60]=&quot;up&quot;;-[.B60];IF([.A60]=&quot;down&quot;;[.B60];0))" office:value-type="float" office:value="0" calcext:value-type="float">
            <text:p>0</text:p>
          </table:table-cell>
          <table:table-cell table:formula="of:=IF([.A60]=&quot;forward&quot;;[.B60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61]=&quot;up&quot;;-[.B61];IF([.A61]=&quot;down&quot;;[.B61];0))" office:value-type="float" office:value="0" calcext:value-type="float">
            <text:p>0</text:p>
          </table:table-cell>
          <table:table-cell table:formula="of:=IF([.A61]=&quot;forward&quot;;[.B61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62]=&quot;up&quot;;-[.B62];IF([.A62]=&quot;down&quot;;[.B62];0))" office:value-type="float" office:value="9" calcext:value-type="float">
            <text:p>9</text:p>
          </table:table-cell>
          <table:table-cell table:formula="of:=IF([.A62]=&quot;forward&quot;;[.B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63]=&quot;up&quot;;-[.B63];IF([.A63]=&quot;down&quot;;[.B63];0))" office:value-type="float" office:value="3" calcext:value-type="float">
            <text:p>3</text:p>
          </table:table-cell>
          <table:table-cell table:formula="of:=IF([.A63]=&quot;forward&quot;;[.B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64]=&quot;up&quot;;-[.B64];IF([.A64]=&quot;down&quot;;[.B64];0))" office:value-type="float" office:value="0" calcext:value-type="float">
            <text:p>0</text:p>
          </table:table-cell>
          <table:table-cell table:formula="of:=IF([.A64]=&quot;forward&quot;;[.B64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65]=&quot;up&quot;;-[.B65];IF([.A65]=&quot;down&quot;;[.B65];0))" office:value-type="float" office:value="0" calcext:value-type="float">
            <text:p>0</text:p>
          </table:table-cell>
          <table:table-cell table:formula="of:=IF([.A65]=&quot;forward&quot;;[.B65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66]=&quot;up&quot;;-[.B66];IF([.A66]=&quot;down&quot;;[.B66];0))" office:value-type="float" office:value="0" calcext:value-type="float">
            <text:p>0</text:p>
          </table:table-cell>
          <table:table-cell table:formula="of:=IF([.A66]=&quot;forward&quot;;[.B66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67]=&quot;up&quot;;-[.B67];IF([.A67]=&quot;down&quot;;[.B67];0))" office:value-type="float" office:value="0" calcext:value-type="float">
            <text:p>0</text:p>
          </table:table-cell>
          <table:table-cell table:formula="of:=IF([.A67]=&quot;forward&quot;;[.B67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68]=&quot;up&quot;;-[.B68];IF([.A68]=&quot;down&quot;;[.B68];0))" office:value-type="float" office:value="0" calcext:value-type="float">
            <text:p>0</text:p>
          </table:table-cell>
          <table:table-cell table:formula="of:=IF([.A68]=&quot;forward&quot;;[.B68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69]=&quot;up&quot;;-[.B69];IF([.A69]=&quot;down&quot;;[.B69];0))" office:value-type="float" office:value="3" calcext:value-type="float">
            <text:p>3</text:p>
          </table:table-cell>
          <table:table-cell table:formula="of:=IF([.A69]=&quot;forward&quot;;[.B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70]=&quot;up&quot;;-[.B70];IF([.A70]=&quot;down&quot;;[.B70];0))" office:value-type="float" office:value="7" calcext:value-type="float">
            <text:p>7</text:p>
          </table:table-cell>
          <table:table-cell table:formula="of:=IF([.A70]=&quot;forward&quot;;[.B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71]=&quot;up&quot;;-[.B71];IF([.A71]=&quot;down&quot;;[.B71];0))" office:value-type="float" office:value="4" calcext:value-type="float">
            <text:p>4</text:p>
          </table:table-cell>
          <table:table-cell table:formula="of:=IF([.A71]=&quot;forward&quot;;[.B7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72]=&quot;up&quot;;-[.B72];IF([.A72]=&quot;down&quot;;[.B72];0))" office:value-type="float" office:value="0" calcext:value-type="float">
            <text:p>0</text:p>
          </table:table-cell>
          <table:table-cell table:formula="of:=IF([.A72]=&quot;forward&quot;;[.B72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73]=&quot;up&quot;;-[.B73];IF([.A73]=&quot;down&quot;;[.B73];0))" office:value-type="float" office:value="7" calcext:value-type="float">
            <text:p>7</text:p>
          </table:table-cell>
          <table:table-cell table:formula="of:=IF([.A73]=&quot;forward&quot;;[.B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74]=&quot;up&quot;;-[.B74];IF([.A74]=&quot;down&quot;;[.B74];0))" office:value-type="float" office:value="3" calcext:value-type="float">
            <text:p>3</text:p>
          </table:table-cell>
          <table:table-cell table:formula="of:=IF([.A74]=&quot;forward&quot;;[.B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75]=&quot;up&quot;;-[.B75];IF([.A75]=&quot;down&quot;;[.B75];0))" office:value-type="float" office:value="5" calcext:value-type="float">
            <text:p>5</text:p>
          </table:table-cell>
          <table:table-cell table:formula="of:=IF([.A75]=&quot;forward&quot;;[.B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76]=&quot;up&quot;;-[.B76];IF([.A76]=&quot;down&quot;;[.B76];0))" office:value-type="float" office:value="-1" calcext:value-type="float">
            <text:p>-1</text:p>
          </table:table-cell>
          <table:table-cell table:formula="of:=IF([.A76]=&quot;forward&quot;;[.B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77]=&quot;up&quot;;-[.B77];IF([.A77]=&quot;down&quot;;[.B77];0))" office:value-type="float" office:value="9" calcext:value-type="float">
            <text:p>9</text:p>
          </table:table-cell>
          <table:table-cell table:formula="of:=IF([.A77]=&quot;forward&quot;;[.B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78]=&quot;up&quot;;-[.B78];IF([.A78]=&quot;down&quot;;[.B78];0))" office:value-type="float" office:value="-4" calcext:value-type="float">
            <text:p>-4</text:p>
          </table:table-cell>
          <table:table-cell table:formula="of:=IF([.A78]=&quot;forward&quot;;[.B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79]=&quot;up&quot;;-[.B79];IF([.A79]=&quot;down&quot;;[.B79];0))" office:value-type="float" office:value="0" calcext:value-type="float">
            <text:p>0</text:p>
          </table:table-cell>
          <table:table-cell table:formula="of:=IF([.A79]=&quot;forward&quot;;[.B79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80]=&quot;up&quot;;-[.B80];IF([.A80]=&quot;down&quot;;[.B80];0))" office:value-type="float" office:value="-9" calcext:value-type="float">
            <text:p>-9</text:p>
          </table:table-cell>
          <table:table-cell table:formula="of:=IF([.A80]=&quot;forward&quot;;[.B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81]=&quot;up&quot;;-[.B81];IF([.A81]=&quot;down&quot;;[.B81];0))" office:value-type="float" office:value="2" calcext:value-type="float">
            <text:p>2</text:p>
          </table:table-cell>
          <table:table-cell table:formula="of:=IF([.A81]=&quot;forward&quot;;[.B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82]=&quot;up&quot;;-[.B82];IF([.A82]=&quot;down&quot;;[.B82];0))" office:value-type="float" office:value="0" calcext:value-type="float">
            <text:p>0</text:p>
          </table:table-cell>
          <table:table-cell table:formula="of:=IF([.A82]=&quot;forward&quot;;[.B82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83]=&quot;up&quot;;-[.B83];IF([.A83]=&quot;down&quot;;[.B83];0))" office:value-type="float" office:value="8" calcext:value-type="float">
            <text:p>8</text:p>
          </table:table-cell>
          <table:table-cell table:formula="of:=IF([.A83]=&quot;forward&quot;;[.B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84]=&quot;up&quot;;-[.B84];IF([.A84]=&quot;down&quot;;[.B84];0))" office:value-type="float" office:value="6" calcext:value-type="float">
            <text:p>6</text:p>
          </table:table-cell>
          <table:table-cell table:formula="of:=IF([.A84]=&quot;forward&quot;;[.B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85]=&quot;up&quot;;-[.B85];IF([.A85]=&quot;down&quot;;[.B85];0))" office:value-type="float" office:value="0" calcext:value-type="float">
            <text:p>0</text:p>
          </table:table-cell>
          <table:table-cell table:formula="of:=IF([.A85]=&quot;forward&quot;;[.B85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86]=&quot;up&quot;;-[.B86];IF([.A86]=&quot;down&quot;;[.B86];0))" office:value-type="float" office:value="9" calcext:value-type="float">
            <text:p>9</text:p>
          </table:table-cell>
          <table:table-cell table:formula="of:=IF([.A86]=&quot;forward&quot;;[.B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87]=&quot;up&quot;;-[.B87];IF([.A87]=&quot;down&quot;;[.B87];0))" office:value-type="float" office:value="3" calcext:value-type="float">
            <text:p>3</text:p>
          </table:table-cell>
          <table:table-cell table:formula="of:=IF([.A87]=&quot;forward&quot;;[.B8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88]=&quot;up&quot;;-[.B88];IF([.A88]=&quot;down&quot;;[.B88];0))" office:value-type="float" office:value="0" calcext:value-type="float">
            <text:p>0</text:p>
          </table:table-cell>
          <table:table-cell table:formula="of:=IF([.A88]=&quot;forward&quot;;[.B88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89]=&quot;up&quot;;-[.B89];IF([.A89]=&quot;down&quot;;[.B89];0))" office:value-type="float" office:value="0" calcext:value-type="float">
            <text:p>0</text:p>
          </table:table-cell>
          <table:table-cell table:formula="of:=IF([.A89]=&quot;forward&quot;;[.B89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90]=&quot;up&quot;;-[.B90];IF([.A90]=&quot;down&quot;;[.B90];0))" office:value-type="float" office:value="6" calcext:value-type="float">
            <text:p>6</text:p>
          </table:table-cell>
          <table:table-cell table:formula="of:=IF([.A90]=&quot;forward&quot;;[.B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91]=&quot;up&quot;;-[.B91];IF([.A91]=&quot;down&quot;;[.B91];0))" office:value-type="float" office:value="7" calcext:value-type="float">
            <text:p>7</text:p>
          </table:table-cell>
          <table:table-cell table:formula="of:=IF([.A91]=&quot;forward&quot;;[.B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92]=&quot;up&quot;;-[.B92];IF([.A92]=&quot;down&quot;;[.B92];0))" office:value-type="float" office:value="4" calcext:value-type="float">
            <text:p>4</text:p>
          </table:table-cell>
          <table:table-cell table:formula="of:=IF([.A92]=&quot;forward&quot;;[.B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93]=&quot;up&quot;;-[.B93];IF([.A93]=&quot;down&quot;;[.B93];0))" office:value-type="float" office:value="0" calcext:value-type="float">
            <text:p>0</text:p>
          </table:table-cell>
          <table:table-cell table:formula="of:=IF([.A93]=&quot;forward&quot;;[.B93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94]=&quot;up&quot;;-[.B94];IF([.A94]=&quot;down&quot;;[.B94];0))" office:value-type="float" office:value="3" calcext:value-type="float">
            <text:p>3</text:p>
          </table:table-cell>
          <table:table-cell table:formula="of:=IF([.A94]=&quot;forward&quot;;[.B9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95]=&quot;up&quot;;-[.B95];IF([.A95]=&quot;down&quot;;[.B95];0))" office:value-type="float" office:value="9" calcext:value-type="float">
            <text:p>9</text:p>
          </table:table-cell>
          <table:table-cell table:formula="of:=IF([.A95]=&quot;forward&quot;;[.B9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96]=&quot;up&quot;;-[.B96];IF([.A96]=&quot;down&quot;;[.B96];0))" office:value-type="float" office:value="0" calcext:value-type="float">
            <text:p>0</text:p>
          </table:table-cell>
          <table:table-cell table:formula="of:=IF([.A96]=&quot;forward&quot;;[.B96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97]=&quot;up&quot;;-[.B97];IF([.A97]=&quot;down&quot;;[.B97];0))" office:value-type="float" office:value="0" calcext:value-type="float">
            <text:p>0</text:p>
          </table:table-cell>
          <table:table-cell table:formula="of:=IF([.A97]=&quot;forward&quot;;[.B97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98]=&quot;up&quot;;-[.B98];IF([.A98]=&quot;down&quot;;[.B98];0))" office:value-type="float" office:value="-5" calcext:value-type="float">
            <text:p>-5</text:p>
          </table:table-cell>
          <table:table-cell table:formula="of:=IF([.A98]=&quot;forward&quot;;[.B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99]=&quot;up&quot;;-[.B99];IF([.A99]=&quot;down&quot;;[.B99];0))" office:value-type="float" office:value="0" calcext:value-type="float">
            <text:p>0</text:p>
          </table:table-cell>
          <table:table-cell table:formula="of:=IF([.A99]=&quot;forward&quot;;[.B99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00]=&quot;up&quot;;-[.B100];IF([.A100]=&quot;down&quot;;[.B100];0))" office:value-type="float" office:value="3" calcext:value-type="float">
            <text:p>3</text:p>
          </table:table-cell>
          <table:table-cell table:formula="of:=IF([.A100]=&quot;forward&quot;;[.B10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01]=&quot;up&quot;;-[.B101];IF([.A101]=&quot;down&quot;;[.B101];0))" office:value-type="float" office:value="3" calcext:value-type="float">
            <text:p>3</text:p>
          </table:table-cell>
          <table:table-cell table:formula="of:=IF([.A101]=&quot;forward&quot;;[.B10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02]=&quot;up&quot;;-[.B102];IF([.A102]=&quot;down&quot;;[.B102];0))" office:value-type="float" office:value="3" calcext:value-type="float">
            <text:p>3</text:p>
          </table:table-cell>
          <table:table-cell table:formula="of:=IF([.A102]=&quot;forward&quot;;[.B10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103]=&quot;up&quot;;-[.B103];IF([.A103]=&quot;down&quot;;[.B103];0))" office:value-type="float" office:value="9" calcext:value-type="float">
            <text:p>9</text:p>
          </table:table-cell>
          <table:table-cell table:formula="of:=IF([.A103]=&quot;forward&quot;;[.B10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04]=&quot;up&quot;;-[.B104];IF([.A104]=&quot;down&quot;;[.B104];0))" office:value-type="float" office:value="2" calcext:value-type="float">
            <text:p>2</text:p>
          </table:table-cell>
          <table:table-cell table:formula="of:=IF([.A104]=&quot;forward&quot;;[.B10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105]=&quot;up&quot;;-[.B105];IF([.A105]=&quot;down&quot;;[.B105];0))" office:value-type="float" office:value="9" calcext:value-type="float">
            <text:p>9</text:p>
          </table:table-cell>
          <table:table-cell table:formula="of:=IF([.A105]=&quot;forward&quot;;[.B10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106]=&quot;up&quot;;-[.B106];IF([.A106]=&quot;down&quot;;[.B106];0))" office:value-type="float" office:value="0" calcext:value-type="float">
            <text:p>0</text:p>
          </table:table-cell>
          <table:table-cell table:formula="of:=IF([.A106]=&quot;forward&quot;;[.B106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107]=&quot;up&quot;;-[.B107];IF([.A107]=&quot;down&quot;;[.B107];0))" office:value-type="float" office:value="-3" calcext:value-type="float">
            <text:p>-3</text:p>
          </table:table-cell>
          <table:table-cell table:formula="of:=IF([.A107]=&quot;forward&quot;;[.B10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108]=&quot;up&quot;;-[.B108];IF([.A108]=&quot;down&quot;;[.B108];0))" office:value-type="float" office:value="-5" calcext:value-type="float">
            <text:p>-5</text:p>
          </table:table-cell>
          <table:table-cell table:formula="of:=IF([.A108]=&quot;forward&quot;;[.B10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109]=&quot;up&quot;;-[.B109];IF([.A109]=&quot;down&quot;;[.B109];0))" office:value-type="float" office:value="-7" calcext:value-type="float">
            <text:p>-7</text:p>
          </table:table-cell>
          <table:table-cell table:formula="of:=IF([.A109]=&quot;forward&quot;;[.B1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10]=&quot;up&quot;;-[.B110];IF([.A110]=&quot;down&quot;;[.B110];0))" office:value-type="float" office:value="2" calcext:value-type="float">
            <text:p>2</text:p>
          </table:table-cell>
          <table:table-cell table:formula="of:=IF([.A110]=&quot;forward&quot;;[.B1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111]=&quot;up&quot;;-[.B111];IF([.A111]=&quot;down&quot;;[.B111];0))" office:value-type="float" office:value="7" calcext:value-type="float">
            <text:p>7</text:p>
          </table:table-cell>
          <table:table-cell table:formula="of:=IF([.A111]=&quot;forward&quot;;[.B1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112]=&quot;up&quot;;-[.B112];IF([.A112]=&quot;down&quot;;[.B112];0))" office:value-type="float" office:value="9" calcext:value-type="float">
            <text:p>9</text:p>
          </table:table-cell>
          <table:table-cell table:formula="of:=IF([.A112]=&quot;forward&quot;;[.B1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113]=&quot;up&quot;;-[.B113];IF([.A113]=&quot;down&quot;;[.B113];0))" office:value-type="float" office:value="5" calcext:value-type="float">
            <text:p>5</text:p>
          </table:table-cell>
          <table:table-cell table:formula="of:=IF([.A113]=&quot;forward&quot;;[.B1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114]=&quot;up&quot;;-[.B114];IF([.A114]=&quot;down&quot;;[.B114];0))" office:value-type="float" office:value="4" calcext:value-type="float">
            <text:p>4</text:p>
          </table:table-cell>
          <table:table-cell table:formula="of:=IF([.A114]=&quot;forward&quot;;[.B1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115]=&quot;up&quot;;-[.B115];IF([.A115]=&quot;down&quot;;[.B115];0))" office:value-type="float" office:value="8" calcext:value-type="float">
            <text:p>8</text:p>
          </table:table-cell>
          <table:table-cell table:formula="of:=IF([.A115]=&quot;forward&quot;;[.B1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116]=&quot;up&quot;;-[.B116];IF([.A116]=&quot;down&quot;;[.B116];0))" office:value-type="float" office:value="0" calcext:value-type="float">
            <text:p>0</text:p>
          </table:table-cell>
          <table:table-cell table:formula="of:=IF([.A116]=&quot;forward&quot;;[.B116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117]=&quot;up&quot;;-[.B117];IF([.A117]=&quot;down&quot;;[.B117];0))" office:value-type="float" office:value="-8" calcext:value-type="float">
            <text:p>-8</text:p>
          </table:table-cell>
          <table:table-cell table:formula="of:=IF([.A117]=&quot;forward&quot;;[.B1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118]=&quot;up&quot;;-[.B118];IF([.A118]=&quot;down&quot;;[.B118];0))" office:value-type="float" office:value="-3" calcext:value-type="float">
            <text:p>-3</text:p>
          </table:table-cell>
          <table:table-cell table:formula="of:=IF([.A118]=&quot;forward&quot;;[.B1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119]=&quot;up&quot;;-[.B119];IF([.A119]=&quot;down&quot;;[.B119];0))" office:value-type="float" office:value="0" calcext:value-type="float">
            <text:p>0</text:p>
          </table:table-cell>
          <table:table-cell table:formula="of:=IF([.A119]=&quot;forward&quot;;[.B119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120]=&quot;up&quot;;-[.B120];IF([.A120]=&quot;down&quot;;[.B120];0))" office:value-type="float" office:value="0" calcext:value-type="float">
            <text:p>0</text:p>
          </table:table-cell>
          <table:table-cell table:formula="of:=IF([.A120]=&quot;forward&quot;;[.B120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121]=&quot;up&quot;;-[.B121];IF([.A121]=&quot;down&quot;;[.B121];0))" office:value-type="float" office:value="0" calcext:value-type="float">
            <text:p>0</text:p>
          </table:table-cell>
          <table:table-cell table:formula="of:=IF([.A121]=&quot;forward&quot;;[.B121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122]=&quot;up&quot;;-[.B122];IF([.A122]=&quot;down&quot;;[.B122];0))" office:value-type="float" office:value="-7" calcext:value-type="float">
            <text:p>-7</text:p>
          </table:table-cell>
          <table:table-cell table:formula="of:=IF([.A122]=&quot;forward&quot;;[.B1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123]=&quot;up&quot;;-[.B123];IF([.A123]=&quot;down&quot;;[.B123];0))" office:value-type="float" office:value="9" calcext:value-type="float">
            <text:p>9</text:p>
          </table:table-cell>
          <table:table-cell table:formula="of:=IF([.A123]=&quot;forward&quot;;[.B1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124]=&quot;up&quot;;-[.B124];IF([.A124]=&quot;down&quot;;[.B124];0))" office:value-type="float" office:value="9" calcext:value-type="float">
            <text:p>9</text:p>
          </table:table-cell>
          <table:table-cell table:formula="of:=IF([.A124]=&quot;forward&quot;;[.B1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125]=&quot;up&quot;;-[.B125];IF([.A125]=&quot;down&quot;;[.B125];0))" office:value-type="float" office:value="0" calcext:value-type="float">
            <text:p>0</text:p>
          </table:table-cell>
          <table:table-cell table:formula="of:=IF([.A125]=&quot;forward&quot;;[.B125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126]=&quot;up&quot;;-[.B126];IF([.A126]=&quot;down&quot;;[.B126];0))" office:value-type="float" office:value="1" calcext:value-type="float">
            <text:p>1</text:p>
          </table:table-cell>
          <table:table-cell table:formula="of:=IF([.A126]=&quot;forward&quot;;[.B1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127]=&quot;up&quot;;-[.B127];IF([.A127]=&quot;down&quot;;[.B127];0))" office:value-type="float" office:value="0" calcext:value-type="float">
            <text:p>0</text:p>
          </table:table-cell>
          <table:table-cell table:formula="of:=IF([.A127]=&quot;forward&quot;;[.B127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128]=&quot;up&quot;;-[.B128];IF([.A128]=&quot;down&quot;;[.B128];0))" office:value-type="float" office:value="0" calcext:value-type="float">
            <text:p>0</text:p>
          </table:table-cell>
          <table:table-cell table:formula="of:=IF([.A128]=&quot;forward&quot;;[.B128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29]=&quot;up&quot;;-[.B129];IF([.A129]=&quot;down&quot;;[.B129];0))" office:value-type="float" office:value="0" calcext:value-type="float">
            <text:p>0</text:p>
          </table:table-cell>
          <table:table-cell table:formula="of:=IF([.A129]=&quot;forward&quot;;[.B129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130]=&quot;up&quot;;-[.B130];IF([.A130]=&quot;down&quot;;[.B130];0))" office:value-type="float" office:value="1" calcext:value-type="float">
            <text:p>1</text:p>
          </table:table-cell>
          <table:table-cell table:formula="of:=IF([.A130]=&quot;forward&quot;;[.B13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131]=&quot;up&quot;;-[.B131];IF([.A131]=&quot;down&quot;;[.B131];0))" office:value-type="float" office:value="7" calcext:value-type="float">
            <text:p>7</text:p>
          </table:table-cell>
          <table:table-cell table:formula="of:=IF([.A131]=&quot;forward&quot;;[.B1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132]=&quot;up&quot;;-[.B132];IF([.A132]=&quot;down&quot;;[.B132];0))" office:value-type="float" office:value="0" calcext:value-type="float">
            <text:p>0</text:p>
          </table:table-cell>
          <table:table-cell table:formula="of:=IF([.A132]=&quot;forward&quot;;[.B132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133]=&quot;up&quot;;-[.B133];IF([.A133]=&quot;down&quot;;[.B133];0))" office:value-type="float" office:value="-4" calcext:value-type="float">
            <text:p>-4</text:p>
          </table:table-cell>
          <table:table-cell table:formula="of:=IF([.A133]=&quot;forward&quot;;[.B1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134]=&quot;up&quot;;-[.B134];IF([.A134]=&quot;down&quot;;[.B134];0))" office:value-type="float" office:value="0" calcext:value-type="float">
            <text:p>0</text:p>
          </table:table-cell>
          <table:table-cell table:formula="of:=IF([.A134]=&quot;forward&quot;;[.B134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135]=&quot;up&quot;;-[.B135];IF([.A135]=&quot;down&quot;;[.B135];0))" office:value-type="float" office:value="-6" calcext:value-type="float">
            <text:p>-6</text:p>
          </table:table-cell>
          <table:table-cell table:formula="of:=IF([.A135]=&quot;forward&quot;;[.B13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136]=&quot;up&quot;;-[.B136];IF([.A136]=&quot;down&quot;;[.B136];0))" office:value-type="float" office:value="0" calcext:value-type="float">
            <text:p>0</text:p>
          </table:table-cell>
          <table:table-cell table:formula="of:=IF([.A136]=&quot;forward&quot;;[.B136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37]=&quot;up&quot;;-[.B137];IF([.A137]=&quot;down&quot;;[.B137];0))" office:value-type="float" office:value="3" calcext:value-type="float">
            <text:p>3</text:p>
          </table:table-cell>
          <table:table-cell table:formula="of:=IF([.A137]=&quot;forward&quot;;[.B13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138]=&quot;up&quot;;-[.B138];IF([.A138]=&quot;down&quot;;[.B138];0))" office:value-type="float" office:value="9" calcext:value-type="float">
            <text:p>9</text:p>
          </table:table-cell>
          <table:table-cell table:formula="of:=IF([.A138]=&quot;forward&quot;;[.B1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139]=&quot;up&quot;;-[.B139];IF([.A139]=&quot;down&quot;;[.B139];0))" office:value-type="float" office:value="0" calcext:value-type="float">
            <text:p>0</text:p>
          </table:table-cell>
          <table:table-cell table:formula="of:=IF([.A139]=&quot;forward&quot;;[.B139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140]=&quot;up&quot;;-[.B140];IF([.A140]=&quot;down&quot;;[.B140];0))" office:value-type="float" office:value="-3" calcext:value-type="float">
            <text:p>-3</text:p>
          </table:table-cell>
          <table:table-cell table:formula="of:=IF([.A140]=&quot;forward&quot;;[.B1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141]=&quot;up&quot;;-[.B141];IF([.A141]=&quot;down&quot;;[.B141];0))" office:value-type="float" office:value="7" calcext:value-type="float">
            <text:p>7</text:p>
          </table:table-cell>
          <table:table-cell table:formula="of:=IF([.A141]=&quot;forward&quot;;[.B1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142]=&quot;up&quot;;-[.B142];IF([.A142]=&quot;down&quot;;[.B142];0))" office:value-type="float" office:value="0" calcext:value-type="float">
            <text:p>0</text:p>
          </table:table-cell>
          <table:table-cell table:formula="of:=IF([.A142]=&quot;forward&quot;;[.B142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143]=&quot;up&quot;;-[.B143];IF([.A143]=&quot;down&quot;;[.B143];0))" office:value-type="float" office:value="0" calcext:value-type="float">
            <text:p>0</text:p>
          </table:table-cell>
          <table:table-cell table:formula="of:=IF([.A143]=&quot;forward&quot;;[.B143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144]=&quot;up&quot;;-[.B144];IF([.A144]=&quot;down&quot;;[.B144];0))" office:value-type="float" office:value="-1" calcext:value-type="float">
            <text:p>-1</text:p>
          </table:table-cell>
          <table:table-cell table:formula="of:=IF([.A144]=&quot;forward&quot;;[.B1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145]=&quot;up&quot;;-[.B145];IF([.A145]=&quot;down&quot;;[.B145];0))" office:value-type="float" office:value="0" calcext:value-type="float">
            <text:p>0</text:p>
          </table:table-cell>
          <table:table-cell table:formula="of:=IF([.A145]=&quot;forward&quot;;[.B145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146]=&quot;up&quot;;-[.B146];IF([.A146]=&quot;down&quot;;[.B146];0))" office:value-type="float" office:value="-8" calcext:value-type="float">
            <text:p>-8</text:p>
          </table:table-cell>
          <table:table-cell table:formula="of:=IF([.A146]=&quot;forward&quot;;[.B1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147]=&quot;up&quot;;-[.B147];IF([.A147]=&quot;down&quot;;[.B147];0))" office:value-type="float" office:value="0" calcext:value-type="float">
            <text:p>0</text:p>
          </table:table-cell>
          <table:table-cell table:formula="of:=IF([.A147]=&quot;forward&quot;;[.B147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148]=&quot;up&quot;;-[.B148];IF([.A148]=&quot;down&quot;;[.B148];0))" office:value-type="float" office:value="0" calcext:value-type="float">
            <text:p>0</text:p>
          </table:table-cell>
          <table:table-cell table:formula="of:=IF([.A148]=&quot;forward&quot;;[.B148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149]=&quot;up&quot;;-[.B149];IF([.A149]=&quot;down&quot;;[.B149];0))" office:value-type="float" office:value="-3" calcext:value-type="float">
            <text:p>-3</text:p>
          </table:table-cell>
          <table:table-cell table:formula="of:=IF([.A149]=&quot;forward&quot;;[.B1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150]=&quot;up&quot;;-[.B150];IF([.A150]=&quot;down&quot;;[.B150];0))" office:value-type="float" office:value="-7" calcext:value-type="float">
            <text:p>-7</text:p>
          </table:table-cell>
          <table:table-cell table:formula="of:=IF([.A150]=&quot;forward&quot;;[.B1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151]=&quot;up&quot;;-[.B151];IF([.A151]=&quot;down&quot;;[.B151];0))" office:value-type="float" office:value="1" calcext:value-type="float">
            <text:p>1</text:p>
          </table:table-cell>
          <table:table-cell table:formula="of:=IF([.A151]=&quot;forward&quot;;[.B1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152]=&quot;up&quot;;-[.B152];IF([.A152]=&quot;down&quot;;[.B152];0))" office:value-type="float" office:value="0" calcext:value-type="float">
            <text:p>0</text:p>
          </table:table-cell>
          <table:table-cell table:formula="of:=IF([.A152]=&quot;forward&quot;;[.B152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153]=&quot;up&quot;;-[.B153];IF([.A153]=&quot;down&quot;;[.B153];0))" office:value-type="float" office:value="-8" calcext:value-type="float">
            <text:p>-8</text:p>
          </table:table-cell>
          <table:table-cell table:formula="of:=IF([.A153]=&quot;forward&quot;;[.B1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54]=&quot;up&quot;;-[.B154];IF([.A154]=&quot;down&quot;;[.B154];0))" office:value-type="float" office:value="2" calcext:value-type="float">
            <text:p>2</text:p>
          </table:table-cell>
          <table:table-cell table:formula="of:=IF([.A154]=&quot;forward&quot;;[.B15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155]=&quot;up&quot;;-[.B155];IF([.A155]=&quot;down&quot;;[.B155];0))" office:value-type="float" office:value="-2" calcext:value-type="float">
            <text:p>-2</text:p>
          </table:table-cell>
          <table:table-cell table:formula="of:=IF([.A155]=&quot;forward&quot;;[.B1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156]=&quot;up&quot;;-[.B156];IF([.A156]=&quot;down&quot;;[.B156];0))" office:value-type="float" office:value="-3" calcext:value-type="float">
            <text:p>-3</text:p>
          </table:table-cell>
          <table:table-cell table:formula="of:=IF([.A156]=&quot;forward&quot;;[.B1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157]=&quot;up&quot;;-[.B157];IF([.A157]=&quot;down&quot;;[.B157];0))" office:value-type="float" office:value="5" calcext:value-type="float">
            <text:p>5</text:p>
          </table:table-cell>
          <table:table-cell table:formula="of:=IF([.A157]=&quot;forward&quot;;[.B1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58]=&quot;up&quot;;-[.B158];IF([.A158]=&quot;down&quot;;[.B158];0))" office:value-type="float" office:value="0" calcext:value-type="float">
            <text:p>0</text:p>
          </table:table-cell>
          <table:table-cell table:formula="of:=IF([.A158]=&quot;forward&quot;;[.B158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159]=&quot;up&quot;;-[.B159];IF([.A159]=&quot;down&quot;;[.B159];0))" office:value-type="float" office:value="-8" calcext:value-type="float">
            <text:p>-8</text:p>
          </table:table-cell>
          <table:table-cell table:formula="of:=IF([.A159]=&quot;forward&quot;;[.B1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160]=&quot;up&quot;;-[.B160];IF([.A160]=&quot;down&quot;;[.B160];0))" office:value-type="float" office:value="7" calcext:value-type="float">
            <text:p>7</text:p>
          </table:table-cell>
          <table:table-cell table:formula="of:=IF([.A160]=&quot;forward&quot;;[.B1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161]=&quot;up&quot;;-[.B161];IF([.A161]=&quot;down&quot;;[.B161];0))" office:value-type="float" office:value="-8" calcext:value-type="float">
            <text:p>-8</text:p>
          </table:table-cell>
          <table:table-cell table:formula="of:=IF([.A161]=&quot;forward&quot;;[.B1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162]=&quot;up&quot;;-[.B162];IF([.A162]=&quot;down&quot;;[.B162];0))" office:value-type="float" office:value="-4" calcext:value-type="float">
            <text:p>-4</text:p>
          </table:table-cell>
          <table:table-cell table:formula="of:=IF([.A162]=&quot;forward&quot;;[.B1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163]=&quot;up&quot;;-[.B163];IF([.A163]=&quot;down&quot;;[.B163];0))" office:value-type="float" office:value="8" calcext:value-type="float">
            <text:p>8</text:p>
          </table:table-cell>
          <table:table-cell table:formula="of:=IF([.A163]=&quot;forward&quot;;[.B1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164]=&quot;up&quot;;-[.B164];IF([.A164]=&quot;down&quot;;[.B164];0))" office:value-type="float" office:value="0" calcext:value-type="float">
            <text:p>0</text:p>
          </table:table-cell>
          <table:table-cell table:formula="of:=IF([.A164]=&quot;forward&quot;;[.B164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165]=&quot;up&quot;;-[.B165];IF([.A165]=&quot;down&quot;;[.B165];0))" office:value-type="float" office:value="8" calcext:value-type="float">
            <text:p>8</text:p>
          </table:table-cell>
          <table:table-cell table:formula="of:=IF([.A165]=&quot;forward&quot;;[.B16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66]=&quot;up&quot;;-[.B166];IF([.A166]=&quot;down&quot;;[.B166];0))" office:value-type="float" office:value="2" calcext:value-type="float">
            <text:p>2</text:p>
          </table:table-cell>
          <table:table-cell table:formula="of:=IF([.A166]=&quot;forward&quot;;[.B1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167]=&quot;up&quot;;-[.B167];IF([.A167]=&quot;down&quot;;[.B167];0))" office:value-type="float" office:value="-7" calcext:value-type="float">
            <text:p>-7</text:p>
          </table:table-cell>
          <table:table-cell table:formula="of:=IF([.A167]=&quot;forward&quot;;[.B1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168]=&quot;up&quot;;-[.B168];IF([.A168]=&quot;down&quot;;[.B168];0))" office:value-type="float" office:value="5" calcext:value-type="float">
            <text:p>5</text:p>
          </table:table-cell>
          <table:table-cell table:formula="of:=IF([.A168]=&quot;forward&quot;;[.B1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169]=&quot;up&quot;;-[.B169];IF([.A169]=&quot;down&quot;;[.B169];0))" office:value-type="float" office:value="0" calcext:value-type="float">
            <text:p>0</text:p>
          </table:table-cell>
          <table:table-cell table:formula="of:=IF([.A169]=&quot;forward&quot;;[.B169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170]=&quot;up&quot;;-[.B170];IF([.A170]=&quot;down&quot;;[.B170];0))" office:value-type="float" office:value="-1" calcext:value-type="float">
            <text:p>-1</text:p>
          </table:table-cell>
          <table:table-cell table:formula="of:=IF([.A170]=&quot;forward&quot;;[.B1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171]=&quot;up&quot;;-[.B171];IF([.A171]=&quot;down&quot;;[.B171];0))" office:value-type="float" office:value="1" calcext:value-type="float">
            <text:p>1</text:p>
          </table:table-cell>
          <table:table-cell table:formula="of:=IF([.A171]=&quot;forward&quot;;[.B17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172]=&quot;up&quot;;-[.B172];IF([.A172]=&quot;down&quot;;[.B172];0))" office:value-type="float" office:value="0" calcext:value-type="float">
            <text:p>0</text:p>
          </table:table-cell>
          <table:table-cell table:formula="of:=IF([.A172]=&quot;forward&quot;;[.B172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173]=&quot;up&quot;;-[.B173];IF([.A173]=&quot;down&quot;;[.B173];0))" office:value-type="float" office:value="0" calcext:value-type="float">
            <text:p>0</text:p>
          </table:table-cell>
          <table:table-cell table:formula="of:=IF([.A173]=&quot;forward&quot;;[.B173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174]=&quot;up&quot;;-[.B174];IF([.A174]=&quot;down&quot;;[.B174];0))" office:value-type="float" office:value="0" calcext:value-type="float">
            <text:p>0</text:p>
          </table:table-cell>
          <table:table-cell table:formula="of:=IF([.A174]=&quot;forward&quot;;[.B174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175]=&quot;up&quot;;-[.B175];IF([.A175]=&quot;down&quot;;[.B175];0))" office:value-type="float" office:value="0" calcext:value-type="float">
            <text:p>0</text:p>
          </table:table-cell>
          <table:table-cell table:formula="of:=IF([.A175]=&quot;forward&quot;;[.B175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176]=&quot;up&quot;;-[.B176];IF([.A176]=&quot;down&quot;;[.B176];0))" office:value-type="float" office:value="4" calcext:value-type="float">
            <text:p>4</text:p>
          </table:table-cell>
          <table:table-cell table:formula="of:=IF([.A176]=&quot;forward&quot;;[.B1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177]=&quot;up&quot;;-[.B177];IF([.A177]=&quot;down&quot;;[.B177];0))" office:value-type="float" office:value="5" calcext:value-type="float">
            <text:p>5</text:p>
          </table:table-cell>
          <table:table-cell table:formula="of:=IF([.A177]=&quot;forward&quot;;[.B1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178]=&quot;up&quot;;-[.B178];IF([.A178]=&quot;down&quot;;[.B178];0))" office:value-type="float" office:value="0" calcext:value-type="float">
            <text:p>0</text:p>
          </table:table-cell>
          <table:table-cell table:formula="of:=IF([.A178]=&quot;forward&quot;;[.B178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179]=&quot;up&quot;;-[.B179];IF([.A179]=&quot;down&quot;;[.B179];0))" office:value-type="float" office:value="-6" calcext:value-type="float">
            <text:p>-6</text:p>
          </table:table-cell>
          <table:table-cell table:formula="of:=IF([.A179]=&quot;forward&quot;;[.B1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180]=&quot;up&quot;;-[.B180];IF([.A180]=&quot;down&quot;;[.B180];0))" office:value-type="float" office:value="-7" calcext:value-type="float">
            <text:p>-7</text:p>
          </table:table-cell>
          <table:table-cell table:formula="of:=IF([.A180]=&quot;forward&quot;;[.B1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181]=&quot;up&quot;;-[.B181];IF([.A181]=&quot;down&quot;;[.B181];0))" office:value-type="float" office:value="8" calcext:value-type="float">
            <text:p>8</text:p>
          </table:table-cell>
          <table:table-cell table:formula="of:=IF([.A181]=&quot;forward&quot;;[.B1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182]=&quot;up&quot;;-[.B182];IF([.A182]=&quot;down&quot;;[.B182];0))" office:value-type="float" office:value="0" calcext:value-type="float">
            <text:p>0</text:p>
          </table:table-cell>
          <table:table-cell table:formula="of:=IF([.A182]=&quot;forward&quot;;[.B182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83]=&quot;up&quot;;-[.B183];IF([.A183]=&quot;down&quot;;[.B183];0))" office:value-type="float" office:value="2" calcext:value-type="float">
            <text:p>2</text:p>
          </table:table-cell>
          <table:table-cell table:formula="of:=IF([.A183]=&quot;forward&quot;;[.B1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84]=&quot;up&quot;;-[.B184];IF([.A184]=&quot;down&quot;;[.B184];0))" office:value-type="float" office:value="0" calcext:value-type="float">
            <text:p>0</text:p>
          </table:table-cell>
          <table:table-cell table:formula="of:=IF([.A184]=&quot;forward&quot;;[.B184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85]=&quot;up&quot;;-[.B185];IF([.A185]=&quot;down&quot;;[.B185];0))" office:value-type="float" office:value="3" calcext:value-type="float">
            <text:p>3</text:p>
          </table:table-cell>
          <table:table-cell table:formula="of:=IF([.A185]=&quot;forward&quot;;[.B18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186]=&quot;up&quot;;-[.B186];IF([.A186]=&quot;down&quot;;[.B186];0))" office:value-type="float" office:value="0" calcext:value-type="float">
            <text:p>0</text:p>
          </table:table-cell>
          <table:table-cell table:formula="of:=IF([.A186]=&quot;forward&quot;;[.B186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187]=&quot;up&quot;;-[.B187];IF([.A187]=&quot;down&quot;;[.B187];0))" office:value-type="float" office:value="0" calcext:value-type="float">
            <text:p>0</text:p>
          </table:table-cell>
          <table:table-cell table:formula="of:=IF([.A187]=&quot;forward&quot;;[.B187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188]=&quot;up&quot;;-[.B188];IF([.A188]=&quot;down&quot;;[.B188];0))" office:value-type="float" office:value="-7" calcext:value-type="float">
            <text:p>-7</text:p>
          </table:table-cell>
          <table:table-cell table:formula="of:=IF([.A188]=&quot;forward&quot;;[.B1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89]=&quot;up&quot;;-[.B189];IF([.A189]=&quot;down&quot;;[.B189];0))" office:value-type="float" office:value="2" calcext:value-type="float">
            <text:p>2</text:p>
          </table:table-cell>
          <table:table-cell table:formula="of:=IF([.A189]=&quot;forward&quot;;[.B18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190]=&quot;up&quot;;-[.B190];IF([.A190]=&quot;down&quot;;[.B190];0))" office:value-type="float" office:value="-6" calcext:value-type="float">
            <text:p>-6</text:p>
          </table:table-cell>
          <table:table-cell table:formula="of:=IF([.A190]=&quot;forward&quot;;[.B1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191]=&quot;up&quot;;-[.B191];IF([.A191]=&quot;down&quot;;[.B191];0))" office:value-type="float" office:value="-6" calcext:value-type="float">
            <text:p>-6</text:p>
          </table:table-cell>
          <table:table-cell table:formula="of:=IF([.A191]=&quot;forward&quot;;[.B1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192]=&quot;up&quot;;-[.B192];IF([.A192]=&quot;down&quot;;[.B192];0))" office:value-type="float" office:value="9" calcext:value-type="float">
            <text:p>9</text:p>
          </table:table-cell>
          <table:table-cell table:formula="of:=IF([.A192]=&quot;forward&quot;;[.B1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193]=&quot;up&quot;;-[.B193];IF([.A193]=&quot;down&quot;;[.B193];0))" office:value-type="float" office:value="0" calcext:value-type="float">
            <text:p>0</text:p>
          </table:table-cell>
          <table:table-cell table:formula="of:=IF([.A193]=&quot;forward&quot;;[.B193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194]=&quot;up&quot;;-[.B194];IF([.A194]=&quot;down&quot;;[.B194];0))" office:value-type="float" office:value="-1" calcext:value-type="float">
            <text:p>-1</text:p>
          </table:table-cell>
          <table:table-cell table:formula="of:=IF([.A194]=&quot;forward&quot;;[.B19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195]=&quot;up&quot;;-[.B195];IF([.A195]=&quot;down&quot;;[.B195];0))" office:value-type="float" office:value="-2" calcext:value-type="float">
            <text:p>-2</text:p>
          </table:table-cell>
          <table:table-cell table:formula="of:=IF([.A195]=&quot;forward&quot;;[.B19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196]=&quot;up&quot;;-[.B196];IF([.A196]=&quot;down&quot;;[.B196];0))" office:value-type="float" office:value="0" calcext:value-type="float">
            <text:p>0</text:p>
          </table:table-cell>
          <table:table-cell table:formula="of:=IF([.A196]=&quot;forward&quot;;[.B196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197]=&quot;up&quot;;-[.B197];IF([.A197]=&quot;down&quot;;[.B197];0))" office:value-type="float" office:value="1" calcext:value-type="float">
            <text:p>1</text:p>
          </table:table-cell>
          <table:table-cell table:formula="of:=IF([.A197]=&quot;forward&quot;;[.B19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198]=&quot;up&quot;;-[.B198];IF([.A198]=&quot;down&quot;;[.B198];0))" office:value-type="float" office:value="-3" calcext:value-type="float">
            <text:p>-3</text:p>
          </table:table-cell>
          <table:table-cell table:formula="of:=IF([.A198]=&quot;forward&quot;;[.B1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199]=&quot;up&quot;;-[.B199];IF([.A199]=&quot;down&quot;;[.B199];0))" office:value-type="float" office:value="0" calcext:value-type="float">
            <text:p>0</text:p>
          </table:table-cell>
          <table:table-cell table:formula="of:=IF([.A199]=&quot;forward&quot;;[.B199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200]=&quot;up&quot;;-[.B200];IF([.A200]=&quot;down&quot;;[.B200];0))" office:value-type="float" office:value="0" calcext:value-type="float">
            <text:p>0</text:p>
          </table:table-cell>
          <table:table-cell table:formula="of:=IF([.A200]=&quot;forward&quot;;[.B200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201]=&quot;up&quot;;-[.B201];IF([.A201]=&quot;down&quot;;[.B201];0))" office:value-type="float" office:value="3" calcext:value-type="float">
            <text:p>3</text:p>
          </table:table-cell>
          <table:table-cell table:formula="of:=IF([.A201]=&quot;forward&quot;;[.B20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202]=&quot;up&quot;;-[.B202];IF([.A202]=&quot;down&quot;;[.B202];0))" office:value-type="float" office:value="4" calcext:value-type="float">
            <text:p>4</text:p>
          </table:table-cell>
          <table:table-cell table:formula="of:=IF([.A202]=&quot;forward&quot;;[.B20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203]=&quot;up&quot;;-[.B203];IF([.A203]=&quot;down&quot;;[.B203];0))" office:value-type="float" office:value="0" calcext:value-type="float">
            <text:p>0</text:p>
          </table:table-cell>
          <table:table-cell table:formula="of:=IF([.A203]=&quot;forward&quot;;[.B203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204]=&quot;up&quot;;-[.B204];IF([.A204]=&quot;down&quot;;[.B204];0))" office:value-type="float" office:value="-6" calcext:value-type="float">
            <text:p>-6</text:p>
          </table:table-cell>
          <table:table-cell table:formula="of:=IF([.A204]=&quot;forward&quot;;[.B20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205]=&quot;up&quot;;-[.B205];IF([.A205]=&quot;down&quot;;[.B205];0))" office:value-type="float" office:value="-5" calcext:value-type="float">
            <text:p>-5</text:p>
          </table:table-cell>
          <table:table-cell table:formula="of:=IF([.A205]=&quot;forward&quot;;[.B20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206]=&quot;up&quot;;-[.B206];IF([.A206]=&quot;down&quot;;[.B206];0))" office:value-type="float" office:value="0" calcext:value-type="float">
            <text:p>0</text:p>
          </table:table-cell>
          <table:table-cell table:formula="of:=IF([.A206]=&quot;forward&quot;;[.B206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207]=&quot;up&quot;;-[.B207];IF([.A207]=&quot;down&quot;;[.B207];0))" office:value-type="float" office:value="5" calcext:value-type="float">
            <text:p>5</text:p>
          </table:table-cell>
          <table:table-cell table:formula="of:=IF([.A207]=&quot;forward&quot;;[.B20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208]=&quot;up&quot;;-[.B208];IF([.A208]=&quot;down&quot;;[.B208];0))" office:value-type="float" office:value="1" calcext:value-type="float">
            <text:p>1</text:p>
          </table:table-cell>
          <table:table-cell table:formula="of:=IF([.A208]=&quot;forward&quot;;[.B20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209]=&quot;up&quot;;-[.B209];IF([.A209]=&quot;down&quot;;[.B209];0))" office:value-type="float" office:value="0" calcext:value-type="float">
            <text:p>0</text:p>
          </table:table-cell>
          <table:table-cell table:formula="of:=IF([.A209]=&quot;forward&quot;;[.B209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210]=&quot;up&quot;;-[.B210];IF([.A210]=&quot;down&quot;;[.B210];0))" office:value-type="float" office:value="7" calcext:value-type="float">
            <text:p>7</text:p>
          </table:table-cell>
          <table:table-cell table:formula="of:=IF([.A210]=&quot;forward&quot;;[.B2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211]=&quot;up&quot;;-[.B211];IF([.A211]=&quot;down&quot;;[.B211];0))" office:value-type="float" office:value="-6" calcext:value-type="float">
            <text:p>-6</text:p>
          </table:table-cell>
          <table:table-cell table:formula="of:=IF([.A211]=&quot;forward&quot;;[.B2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212]=&quot;up&quot;;-[.B212];IF([.A212]=&quot;down&quot;;[.B212];0))" office:value-type="float" office:value="-5" calcext:value-type="float">
            <text:p>-5</text:p>
          </table:table-cell>
          <table:table-cell table:formula="of:=IF([.A212]=&quot;forward&quot;;[.B2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213]=&quot;up&quot;;-[.B213];IF([.A213]=&quot;down&quot;;[.B213];0))" office:value-type="float" office:value="0" calcext:value-type="float">
            <text:p>0</text:p>
          </table:table-cell>
          <table:table-cell table:formula="of:=IF([.A213]=&quot;forward&quot;;[.B213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214]=&quot;up&quot;;-[.B214];IF([.A214]=&quot;down&quot;;[.B214];0))" office:value-type="float" office:value="0" calcext:value-type="float">
            <text:p>0</text:p>
          </table:table-cell>
          <table:table-cell table:formula="of:=IF([.A214]=&quot;forward&quot;;[.B214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215]=&quot;up&quot;;-[.B215];IF([.A215]=&quot;down&quot;;[.B215];0))" office:value-type="float" office:value="6" calcext:value-type="float">
            <text:p>6</text:p>
          </table:table-cell>
          <table:table-cell table:formula="of:=IF([.A215]=&quot;forward&quot;;[.B2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216]=&quot;up&quot;;-[.B216];IF([.A216]=&quot;down&quot;;[.B216];0))" office:value-type="float" office:value="0" calcext:value-type="float">
            <text:p>0</text:p>
          </table:table-cell>
          <table:table-cell table:formula="of:=IF([.A216]=&quot;forward&quot;;[.B216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217]=&quot;up&quot;;-[.B217];IF([.A217]=&quot;down&quot;;[.B217];0))" office:value-type="float" office:value="-6" calcext:value-type="float">
            <text:p>-6</text:p>
          </table:table-cell>
          <table:table-cell table:formula="of:=IF([.A217]=&quot;forward&quot;;[.B2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218]=&quot;up&quot;;-[.B218];IF([.A218]=&quot;down&quot;;[.B218];0))" office:value-type="float" office:value="1" calcext:value-type="float">
            <text:p>1</text:p>
          </table:table-cell>
          <table:table-cell table:formula="of:=IF([.A218]=&quot;forward&quot;;[.B2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219]=&quot;up&quot;;-[.B219];IF([.A219]=&quot;down&quot;;[.B219];0))" office:value-type="float" office:value="0" calcext:value-type="float">
            <text:p>0</text:p>
          </table:table-cell>
          <table:table-cell table:formula="of:=IF([.A219]=&quot;forward&quot;;[.B219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220]=&quot;up&quot;;-[.B220];IF([.A220]=&quot;down&quot;;[.B220];0))" office:value-type="float" office:value="-9" calcext:value-type="float">
            <text:p>-9</text:p>
          </table:table-cell>
          <table:table-cell table:formula="of:=IF([.A220]=&quot;forward&quot;;[.B2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221]=&quot;up&quot;;-[.B221];IF([.A221]=&quot;down&quot;;[.B221];0))" office:value-type="float" office:value="6" calcext:value-type="float">
            <text:p>6</text:p>
          </table:table-cell>
          <table:table-cell table:formula="of:=IF([.A221]=&quot;forward&quot;;[.B2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222]=&quot;up&quot;;-[.B222];IF([.A222]=&quot;down&quot;;[.B222];0))" office:value-type="float" office:value="0" calcext:value-type="float">
            <text:p>0</text:p>
          </table:table-cell>
          <table:table-cell table:formula="of:=IF([.A222]=&quot;forward&quot;;[.B222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223]=&quot;up&quot;;-[.B223];IF([.A223]=&quot;down&quot;;[.B223];0))" office:value-type="float" office:value="2" calcext:value-type="float">
            <text:p>2</text:p>
          </table:table-cell>
          <table:table-cell table:formula="of:=IF([.A223]=&quot;forward&quot;;[.B2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224]=&quot;up&quot;;-[.B224];IF([.A224]=&quot;down&quot;;[.B224];0))" office:value-type="float" office:value="0" calcext:value-type="float">
            <text:p>0</text:p>
          </table:table-cell>
          <table:table-cell table:formula="of:=IF([.A224]=&quot;forward&quot;;[.B224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225]=&quot;up&quot;;-[.B225];IF([.A225]=&quot;down&quot;;[.B225];0))" office:value-type="float" office:value="0" calcext:value-type="float">
            <text:p>0</text:p>
          </table:table-cell>
          <table:table-cell table:formula="of:=IF([.A225]=&quot;forward&quot;;[.B225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226]=&quot;up&quot;;-[.B226];IF([.A226]=&quot;down&quot;;[.B226];0))" office:value-type="float" office:value="7" calcext:value-type="float">
            <text:p>7</text:p>
          </table:table-cell>
          <table:table-cell table:formula="of:=IF([.A226]=&quot;forward&quot;;[.B2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227]=&quot;up&quot;;-[.B227];IF([.A227]=&quot;down&quot;;[.B227];0))" office:value-type="float" office:value="4" calcext:value-type="float">
            <text:p>4</text:p>
          </table:table-cell>
          <table:table-cell table:formula="of:=IF([.A227]=&quot;forward&quot;;[.B2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228]=&quot;up&quot;;-[.B228];IF([.A228]=&quot;down&quot;;[.B228];0))" office:value-type="float" office:value="1" calcext:value-type="float">
            <text:p>1</text:p>
          </table:table-cell>
          <table:table-cell table:formula="of:=IF([.A228]=&quot;forward&quot;;[.B2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229]=&quot;up&quot;;-[.B229];IF([.A229]=&quot;down&quot;;[.B229];0))" office:value-type="float" office:value="0" calcext:value-type="float">
            <text:p>0</text:p>
          </table:table-cell>
          <table:table-cell table:formula="of:=IF([.A229]=&quot;forward&quot;;[.B229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230]=&quot;up&quot;;-[.B230];IF([.A230]=&quot;down&quot;;[.B230];0))" office:value-type="float" office:value="4" calcext:value-type="float">
            <text:p>4</text:p>
          </table:table-cell>
          <table:table-cell table:formula="of:=IF([.A230]=&quot;forward&quot;;[.B23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231]=&quot;up&quot;;-[.B231];IF([.A231]=&quot;down&quot;;[.B231];0))" office:value-type="float" office:value="6" calcext:value-type="float">
            <text:p>6</text:p>
          </table:table-cell>
          <table:table-cell table:formula="of:=IF([.A231]=&quot;forward&quot;;[.B2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232]=&quot;up&quot;;-[.B232];IF([.A232]=&quot;down&quot;;[.B232];0))" office:value-type="float" office:value="0" calcext:value-type="float">
            <text:p>0</text:p>
          </table:table-cell>
          <table:table-cell table:formula="of:=IF([.A232]=&quot;forward&quot;;[.B232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233]=&quot;up&quot;;-[.B233];IF([.A233]=&quot;down&quot;;[.B233];0))" office:value-type="float" office:value="0" calcext:value-type="float">
            <text:p>0</text:p>
          </table:table-cell>
          <table:table-cell table:formula="of:=IF([.A233]=&quot;forward&quot;;[.B233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234]=&quot;up&quot;;-[.B234];IF([.A234]=&quot;down&quot;;[.B234];0))" office:value-type="float" office:value="0" calcext:value-type="float">
            <text:p>0</text:p>
          </table:table-cell>
          <table:table-cell table:formula="of:=IF([.A234]=&quot;forward&quot;;[.B234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235]=&quot;up&quot;;-[.B235];IF([.A235]=&quot;down&quot;;[.B235];0))" office:value-type="float" office:value="0" calcext:value-type="float">
            <text:p>0</text:p>
          </table:table-cell>
          <table:table-cell table:formula="of:=IF([.A235]=&quot;forward&quot;;[.B235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236]=&quot;up&quot;;-[.B236];IF([.A236]=&quot;down&quot;;[.B236];0))" office:value-type="float" office:value="6" calcext:value-type="float">
            <text:p>6</text:p>
          </table:table-cell>
          <table:table-cell table:formula="of:=IF([.A236]=&quot;forward&quot;;[.B2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237]=&quot;up&quot;;-[.B237];IF([.A237]=&quot;down&quot;;[.B237];0))" office:value-type="float" office:value="-9" calcext:value-type="float">
            <text:p>-9</text:p>
          </table:table-cell>
          <table:table-cell table:formula="of:=IF([.A237]=&quot;forward&quot;;[.B23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238]=&quot;up&quot;;-[.B238];IF([.A238]=&quot;down&quot;;[.B238];0))" office:value-type="float" office:value="0" calcext:value-type="float">
            <text:p>0</text:p>
          </table:table-cell>
          <table:table-cell table:formula="of:=IF([.A238]=&quot;forward&quot;;[.B238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239]=&quot;up&quot;;-[.B239];IF([.A239]=&quot;down&quot;;[.B239];0))" office:value-type="float" office:value="1" calcext:value-type="float">
            <text:p>1</text:p>
          </table:table-cell>
          <table:table-cell table:formula="of:=IF([.A239]=&quot;forward&quot;;[.B2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240]=&quot;up&quot;;-[.B240];IF([.A240]=&quot;down&quot;;[.B240];0))" office:value-type="float" office:value="0" calcext:value-type="float">
            <text:p>0</text:p>
          </table:table-cell>
          <table:table-cell table:formula="of:=IF([.A240]=&quot;forward&quot;;[.B240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241]=&quot;up&quot;;-[.B241];IF([.A241]=&quot;down&quot;;[.B241];0))" office:value-type="float" office:value="0" calcext:value-type="float">
            <text:p>0</text:p>
          </table:table-cell>
          <table:table-cell table:formula="of:=IF([.A241]=&quot;forward&quot;;[.B241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242]=&quot;up&quot;;-[.B242];IF([.A242]=&quot;down&quot;;[.B242];0))" office:value-type="float" office:value="5" calcext:value-type="float">
            <text:p>5</text:p>
          </table:table-cell>
          <table:table-cell table:formula="of:=IF([.A242]=&quot;forward&quot;;[.B24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243]=&quot;up&quot;;-[.B243];IF([.A243]=&quot;down&quot;;[.B243];0))" office:value-type="float" office:value="0" calcext:value-type="float">
            <text:p>0</text:p>
          </table:table-cell>
          <table:table-cell table:formula="of:=IF([.A243]=&quot;forward&quot;;[.B243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244]=&quot;up&quot;;-[.B244];IF([.A244]=&quot;down&quot;;[.B244];0))" office:value-type="float" office:value="8" calcext:value-type="float">
            <text:p>8</text:p>
          </table:table-cell>
          <table:table-cell table:formula="of:=IF([.A244]=&quot;forward&quot;;[.B2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245]=&quot;up&quot;;-[.B245];IF([.A245]=&quot;down&quot;;[.B245];0))" office:value-type="float" office:value="0" calcext:value-type="float">
            <text:p>0</text:p>
          </table:table-cell>
          <table:table-cell table:formula="of:=IF([.A245]=&quot;forward&quot;;[.B245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246]=&quot;up&quot;;-[.B246];IF([.A246]=&quot;down&quot;;[.B246];0))" office:value-type="float" office:value="5" calcext:value-type="float">
            <text:p>5</text:p>
          </table:table-cell>
          <table:table-cell table:formula="of:=IF([.A246]=&quot;forward&quot;;[.B2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247]=&quot;up&quot;;-[.B247];IF([.A247]=&quot;down&quot;;[.B247];0))" office:value-type="float" office:value="-1" calcext:value-type="float">
            <text:p>-1</text:p>
          </table:table-cell>
          <table:table-cell table:formula="of:=IF([.A247]=&quot;forward&quot;;[.B24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248]=&quot;up&quot;;-[.B248];IF([.A248]=&quot;down&quot;;[.B248];0))" office:value-type="float" office:value="0" calcext:value-type="float">
            <text:p>0</text:p>
          </table:table-cell>
          <table:table-cell table:formula="of:=IF([.A248]=&quot;forward&quot;;[.B248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249]=&quot;up&quot;;-[.B249];IF([.A249]=&quot;down&quot;;[.B249];0))" office:value-type="float" office:value="5" calcext:value-type="float">
            <text:p>5</text:p>
          </table:table-cell>
          <table:table-cell table:formula="of:=IF([.A249]=&quot;forward&quot;;[.B2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250]=&quot;up&quot;;-[.B250];IF([.A250]=&quot;down&quot;;[.B250];0))" office:value-type="float" office:value="4" calcext:value-type="float">
            <text:p>4</text:p>
          </table:table-cell>
          <table:table-cell table:formula="of:=IF([.A250]=&quot;forward&quot;;[.B2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251]=&quot;up&quot;;-[.B251];IF([.A251]=&quot;down&quot;;[.B251];0))" office:value-type="float" office:value="0" calcext:value-type="float">
            <text:p>0</text:p>
          </table:table-cell>
          <table:table-cell table:formula="of:=IF([.A251]=&quot;forward&quot;;[.B251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252]=&quot;up&quot;;-[.B252];IF([.A252]=&quot;down&quot;;[.B252];0))" office:value-type="float" office:value="3" calcext:value-type="float">
            <text:p>3</text:p>
          </table:table-cell>
          <table:table-cell table:formula="of:=IF([.A252]=&quot;forward&quot;;[.B25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253]=&quot;up&quot;;-[.B253];IF([.A253]=&quot;down&quot;;[.B253];0))" office:value-type="float" office:value="5" calcext:value-type="float">
            <text:p>5</text:p>
          </table:table-cell>
          <table:table-cell table:formula="of:=IF([.A253]=&quot;forward&quot;;[.B2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254]=&quot;up&quot;;-[.B254];IF([.A254]=&quot;down&quot;;[.B254];0))" office:value-type="float" office:value="7" calcext:value-type="float">
            <text:p>7</text:p>
          </table:table-cell>
          <table:table-cell table:formula="of:=IF([.A254]=&quot;forward&quot;;[.B25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255]=&quot;up&quot;;-[.B255];IF([.A255]=&quot;down&quot;;[.B255];0))" office:value-type="float" office:value="0" calcext:value-type="float">
            <text:p>0</text:p>
          </table:table-cell>
          <table:table-cell table:formula="of:=IF([.A255]=&quot;forward&quot;;[.B255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256]=&quot;up&quot;;-[.B256];IF([.A256]=&quot;down&quot;;[.B256];0))" office:value-type="float" office:value="0" calcext:value-type="float">
            <text:p>0</text:p>
          </table:table-cell>
          <table:table-cell table:formula="of:=IF([.A256]=&quot;forward&quot;;[.B256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257]=&quot;up&quot;;-[.B257];IF([.A257]=&quot;down&quot;;[.B257];0))" office:value-type="float" office:value="-2" calcext:value-type="float">
            <text:p>-2</text:p>
          </table:table-cell>
          <table:table-cell table:formula="of:=IF([.A257]=&quot;forward&quot;;[.B2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258]=&quot;up&quot;;-[.B258];IF([.A258]=&quot;down&quot;;[.B258];0))" office:value-type="float" office:value="-4" calcext:value-type="float">
            <text:p>-4</text:p>
          </table:table-cell>
          <table:table-cell table:formula="of:=IF([.A258]=&quot;forward&quot;;[.B2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259]=&quot;up&quot;;-[.B259];IF([.A259]=&quot;down&quot;;[.B259];0))" office:value-type="float" office:value="0" calcext:value-type="float">
            <text:p>0</text:p>
          </table:table-cell>
          <table:table-cell table:formula="of:=IF([.A259]=&quot;forward&quot;;[.B259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260]=&quot;up&quot;;-[.B260];IF([.A260]=&quot;down&quot;;[.B260];0))" office:value-type="float" office:value="3" calcext:value-type="float">
            <text:p>3</text:p>
          </table:table-cell>
          <table:table-cell table:formula="of:=IF([.A260]=&quot;forward&quot;;[.B2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261]=&quot;up&quot;;-[.B261];IF([.A261]=&quot;down&quot;;[.B261];0))" office:value-type="float" office:value="1" calcext:value-type="float">
            <text:p>1</text:p>
          </table:table-cell>
          <table:table-cell table:formula="of:=IF([.A261]=&quot;forward&quot;;[.B2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262]=&quot;up&quot;;-[.B262];IF([.A262]=&quot;down&quot;;[.B262];0))" office:value-type="float" office:value="7" calcext:value-type="float">
            <text:p>7</text:p>
          </table:table-cell>
          <table:table-cell table:formula="of:=IF([.A262]=&quot;forward&quot;;[.B2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263]=&quot;up&quot;;-[.B263];IF([.A263]=&quot;down&quot;;[.B263];0))" office:value-type="float" office:value="-8" calcext:value-type="float">
            <text:p>-8</text:p>
          </table:table-cell>
          <table:table-cell table:formula="of:=IF([.A263]=&quot;forward&quot;;[.B2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264]=&quot;up&quot;;-[.B264];IF([.A264]=&quot;down&quot;;[.B264];0))" office:value-type="float" office:value="0" calcext:value-type="float">
            <text:p>0</text:p>
          </table:table-cell>
          <table:table-cell table:formula="of:=IF([.A264]=&quot;forward&quot;;[.B264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265]=&quot;up&quot;;-[.B265];IF([.A265]=&quot;down&quot;;[.B265];0))" office:value-type="float" office:value="0" calcext:value-type="float">
            <text:p>0</text:p>
          </table:table-cell>
          <table:table-cell table:formula="of:=IF([.A265]=&quot;forward&quot;;[.B265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266]=&quot;up&quot;;-[.B266];IF([.A266]=&quot;down&quot;;[.B266];0))" office:value-type="float" office:value="0" calcext:value-type="float">
            <text:p>0</text:p>
          </table:table-cell>
          <table:table-cell table:formula="of:=IF([.A266]=&quot;forward&quot;;[.B266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267]=&quot;up&quot;;-[.B267];IF([.A267]=&quot;down&quot;;[.B267];0))" office:value-type="float" office:value="0" calcext:value-type="float">
            <text:p>0</text:p>
          </table:table-cell>
          <table:table-cell table:formula="of:=IF([.A267]=&quot;forward&quot;;[.B267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268]=&quot;up&quot;;-[.B268];IF([.A268]=&quot;down&quot;;[.B268];0))" office:value-type="float" office:value="-5" calcext:value-type="float">
            <text:p>-5</text:p>
          </table:table-cell>
          <table:table-cell table:formula="of:=IF([.A268]=&quot;forward&quot;;[.B2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269]=&quot;up&quot;;-[.B269];IF([.A269]=&quot;down&quot;;[.B269];0))" office:value-type="float" office:value="3" calcext:value-type="float">
            <text:p>3</text:p>
          </table:table-cell>
          <table:table-cell table:formula="of:=IF([.A269]=&quot;forward&quot;;[.B2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270]=&quot;up&quot;;-[.B270];IF([.A270]=&quot;down&quot;;[.B270];0))" office:value-type="float" office:value="6" calcext:value-type="float">
            <text:p>6</text:p>
          </table:table-cell>
          <table:table-cell table:formula="of:=IF([.A270]=&quot;forward&quot;;[.B2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271]=&quot;up&quot;;-[.B271];IF([.A271]=&quot;down&quot;;[.B271];0))" office:value-type="float" office:value="0" calcext:value-type="float">
            <text:p>0</text:p>
          </table:table-cell>
          <table:table-cell table:formula="of:=IF([.A271]=&quot;forward&quot;;[.B271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272]=&quot;up&quot;;-[.B272];IF([.A272]=&quot;down&quot;;[.B272];0))" office:value-type="float" office:value="-9" calcext:value-type="float">
            <text:p>-9</text:p>
          </table:table-cell>
          <table:table-cell table:formula="of:=IF([.A272]=&quot;forward&quot;;[.B2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273]=&quot;up&quot;;-[.B273];IF([.A273]=&quot;down&quot;;[.B273];0))" office:value-type="float" office:value="-5" calcext:value-type="float">
            <text:p>-5</text:p>
          </table:table-cell>
          <table:table-cell table:formula="of:=IF([.A273]=&quot;forward&quot;;[.B2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274]=&quot;up&quot;;-[.B274];IF([.A274]=&quot;down&quot;;[.B274];0))" office:value-type="float" office:value="0" calcext:value-type="float">
            <text:p>0</text:p>
          </table:table-cell>
          <table:table-cell table:formula="of:=IF([.A274]=&quot;forward&quot;;[.B274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275]=&quot;up&quot;;-[.B275];IF([.A275]=&quot;down&quot;;[.B275];0))" office:value-type="float" office:value="9" calcext:value-type="float">
            <text:p>9</text:p>
          </table:table-cell>
          <table:table-cell table:formula="of:=IF([.A275]=&quot;forward&quot;;[.B2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276]=&quot;up&quot;;-[.B276];IF([.A276]=&quot;down&quot;;[.B276];0))" office:value-type="float" office:value="0" calcext:value-type="float">
            <text:p>0</text:p>
          </table:table-cell>
          <table:table-cell table:formula="of:=IF([.A276]=&quot;forward&quot;;[.B276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277]=&quot;up&quot;;-[.B277];IF([.A277]=&quot;down&quot;;[.B277];0))" office:value-type="float" office:value="0" calcext:value-type="float">
            <text:p>0</text:p>
          </table:table-cell>
          <table:table-cell table:formula="of:=IF([.A277]=&quot;forward&quot;;[.B277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278]=&quot;up&quot;;-[.B278];IF([.A278]=&quot;down&quot;;[.B278];0))" office:value-type="float" office:value="0" calcext:value-type="float">
            <text:p>0</text:p>
          </table:table-cell>
          <table:table-cell table:formula="of:=IF([.A278]=&quot;forward&quot;;[.B278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279]=&quot;up&quot;;-[.B279];IF([.A279]=&quot;down&quot;;[.B279];0))" office:value-type="float" office:value="-5" calcext:value-type="float">
            <text:p>-5</text:p>
          </table:table-cell>
          <table:table-cell table:formula="of:=IF([.A279]=&quot;forward&quot;;[.B2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280]=&quot;up&quot;;-[.B280];IF([.A280]=&quot;down&quot;;[.B280];0))" office:value-type="float" office:value="9" calcext:value-type="float">
            <text:p>9</text:p>
          </table:table-cell>
          <table:table-cell table:formula="of:=IF([.A280]=&quot;forward&quot;;[.B2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281]=&quot;up&quot;;-[.B281];IF([.A281]=&quot;down&quot;;[.B281];0))" office:value-type="float" office:value="8" calcext:value-type="float">
            <text:p>8</text:p>
          </table:table-cell>
          <table:table-cell table:formula="of:=IF([.A281]=&quot;forward&quot;;[.B2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282]=&quot;up&quot;;-[.B282];IF([.A282]=&quot;down&quot;;[.B282];0))" office:value-type="float" office:value="-2" calcext:value-type="float">
            <text:p>-2</text:p>
          </table:table-cell>
          <table:table-cell table:formula="of:=IF([.A282]=&quot;forward&quot;;[.B28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283]=&quot;up&quot;;-[.B283];IF([.A283]=&quot;down&quot;;[.B283];0))" office:value-type="float" office:value="-4" calcext:value-type="float">
            <text:p>-4</text:p>
          </table:table-cell>
          <table:table-cell table:formula="of:=IF([.A283]=&quot;forward&quot;;[.B2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284]=&quot;up&quot;;-[.B284];IF([.A284]=&quot;down&quot;;[.B284];0))" office:value-type="float" office:value="0" calcext:value-type="float">
            <text:p>0</text:p>
          </table:table-cell>
          <table:table-cell table:formula="of:=IF([.A284]=&quot;forward&quot;;[.B284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285]=&quot;up&quot;;-[.B285];IF([.A285]=&quot;down&quot;;[.B285];0))" office:value-type="float" office:value="0" calcext:value-type="float">
            <text:p>0</text:p>
          </table:table-cell>
          <table:table-cell table:formula="of:=IF([.A285]=&quot;forward&quot;;[.B285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286]=&quot;up&quot;;-[.B286];IF([.A286]=&quot;down&quot;;[.B286];0))" office:value-type="float" office:value="-4" calcext:value-type="float">
            <text:p>-4</text:p>
          </table:table-cell>
          <table:table-cell table:formula="of:=IF([.A286]=&quot;forward&quot;;[.B2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287]=&quot;up&quot;;-[.B287];IF([.A287]=&quot;down&quot;;[.B287];0))" office:value-type="float" office:value="0" calcext:value-type="float">
            <text:p>0</text:p>
          </table:table-cell>
          <table:table-cell table:formula="of:=IF([.A287]=&quot;forward&quot;;[.B287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288]=&quot;up&quot;;-[.B288];IF([.A288]=&quot;down&quot;;[.B288];0))" office:value-type="float" office:value="7" calcext:value-type="float">
            <text:p>7</text:p>
          </table:table-cell>
          <table:table-cell table:formula="of:=IF([.A288]=&quot;forward&quot;;[.B2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289]=&quot;up&quot;;-[.B289];IF([.A289]=&quot;down&quot;;[.B289];0))" office:value-type="float" office:value="0" calcext:value-type="float">
            <text:p>0</text:p>
          </table:table-cell>
          <table:table-cell table:formula="of:=IF([.A289]=&quot;forward&quot;;[.B289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290]=&quot;up&quot;;-[.B290];IF([.A290]=&quot;down&quot;;[.B290];0))" office:value-type="float" office:value="0" calcext:value-type="float">
            <text:p>0</text:p>
          </table:table-cell>
          <table:table-cell table:formula="of:=IF([.A290]=&quot;forward&quot;;[.B290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291]=&quot;up&quot;;-[.B291];IF([.A291]=&quot;down&quot;;[.B291];0))" office:value-type="float" office:value="0" calcext:value-type="float">
            <text:p>0</text:p>
          </table:table-cell>
          <table:table-cell table:formula="of:=IF([.A291]=&quot;forward&quot;;[.B291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292]=&quot;up&quot;;-[.B292];IF([.A292]=&quot;down&quot;;[.B292];0))" office:value-type="float" office:value="0" calcext:value-type="float">
            <text:p>0</text:p>
          </table:table-cell>
          <table:table-cell table:formula="of:=IF([.A292]=&quot;forward&quot;;[.B292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293]=&quot;up&quot;;-[.B293];IF([.A293]=&quot;down&quot;;[.B293];0))" office:value-type="float" office:value="-7" calcext:value-type="float">
            <text:p>-7</text:p>
          </table:table-cell>
          <table:table-cell table:formula="of:=IF([.A293]=&quot;forward&quot;;[.B29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294]=&quot;up&quot;;-[.B294];IF([.A294]=&quot;down&quot;;[.B294];0))" office:value-type="float" office:value="-2" calcext:value-type="float">
            <text:p>-2</text:p>
          </table:table-cell>
          <table:table-cell table:formula="of:=IF([.A294]=&quot;forward&quot;;[.B29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295]=&quot;up&quot;;-[.B295];IF([.A295]=&quot;down&quot;;[.B295];0))" office:value-type="float" office:value="0" calcext:value-type="float">
            <text:p>0</text:p>
          </table:table-cell>
          <table:table-cell table:formula="of:=IF([.A295]=&quot;forward&quot;;[.B295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296]=&quot;up&quot;;-[.B296];IF([.A296]=&quot;down&quot;;[.B296];0))" office:value-type="float" office:value="5" calcext:value-type="float">
            <text:p>5</text:p>
          </table:table-cell>
          <table:table-cell table:formula="of:=IF([.A296]=&quot;forward&quot;;[.B29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297]=&quot;up&quot;;-[.B297];IF([.A297]=&quot;down&quot;;[.B297];0))" office:value-type="float" office:value="0" calcext:value-type="float">
            <text:p>0</text:p>
          </table:table-cell>
          <table:table-cell table:formula="of:=IF([.A297]=&quot;forward&quot;;[.B297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298]=&quot;up&quot;;-[.B298];IF([.A298]=&quot;down&quot;;[.B298];0))" office:value-type="float" office:value="8" calcext:value-type="float">
            <text:p>8</text:p>
          </table:table-cell>
          <table:table-cell table:formula="of:=IF([.A298]=&quot;forward&quot;;[.B2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299]=&quot;up&quot;;-[.B299];IF([.A299]=&quot;down&quot;;[.B299];0))" office:value-type="float" office:value="4" calcext:value-type="float">
            <text:p>4</text:p>
          </table:table-cell>
          <table:table-cell table:formula="of:=IF([.A299]=&quot;forward&quot;;[.B29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300]=&quot;up&quot;;-[.B300];IF([.A300]=&quot;down&quot;;[.B300];0))" office:value-type="float" office:value="7" calcext:value-type="float">
            <text:p>7</text:p>
          </table:table-cell>
          <table:table-cell table:formula="of:=IF([.A300]=&quot;forward&quot;;[.B30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301]=&quot;up&quot;;-[.B301];IF([.A301]=&quot;down&quot;;[.B301];0))" office:value-type="float" office:value="-2" calcext:value-type="float">
            <text:p>-2</text:p>
          </table:table-cell>
          <table:table-cell table:formula="of:=IF([.A301]=&quot;forward&quot;;[.B30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302]=&quot;up&quot;;-[.B302];IF([.A302]=&quot;down&quot;;[.B302];0))" office:value-type="float" office:value="5" calcext:value-type="float">
            <text:p>5</text:p>
          </table:table-cell>
          <table:table-cell table:formula="of:=IF([.A302]=&quot;forward&quot;;[.B30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303]=&quot;up&quot;;-[.B303];IF([.A303]=&quot;down&quot;;[.B303];0))" office:value-type="float" office:value="0" calcext:value-type="float">
            <text:p>0</text:p>
          </table:table-cell>
          <table:table-cell table:formula="of:=IF([.A303]=&quot;forward&quot;;[.B303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304]=&quot;up&quot;;-[.B304];IF([.A304]=&quot;down&quot;;[.B304];0))" office:value-type="float" office:value="-3" calcext:value-type="float">
            <text:p>-3</text:p>
          </table:table-cell>
          <table:table-cell table:formula="of:=IF([.A304]=&quot;forward&quot;;[.B30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305]=&quot;up&quot;;-[.B305];IF([.A305]=&quot;down&quot;;[.B305];0))" office:value-type="float" office:value="0" calcext:value-type="float">
            <text:p>0</text:p>
          </table:table-cell>
          <table:table-cell table:formula="of:=IF([.A305]=&quot;forward&quot;;[.B305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306]=&quot;up&quot;;-[.B306];IF([.A306]=&quot;down&quot;;[.B306];0))" office:value-type="float" office:value="2" calcext:value-type="float">
            <text:p>2</text:p>
          </table:table-cell>
          <table:table-cell table:formula="of:=IF([.A306]=&quot;forward&quot;;[.B30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307]=&quot;up&quot;;-[.B307];IF([.A307]=&quot;down&quot;;[.B307];0))" office:value-type="float" office:value="0" calcext:value-type="float">
            <text:p>0</text:p>
          </table:table-cell>
          <table:table-cell table:formula="of:=IF([.A307]=&quot;forward&quot;;[.B307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308]=&quot;up&quot;;-[.B308];IF([.A308]=&quot;down&quot;;[.B308];0))" office:value-type="float" office:value="0" calcext:value-type="float">
            <text:p>0</text:p>
          </table:table-cell>
          <table:table-cell table:formula="of:=IF([.A308]=&quot;forward&quot;;[.B308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309]=&quot;up&quot;;-[.B309];IF([.A309]=&quot;down&quot;;[.B309];0))" office:value-type="float" office:value="-3" calcext:value-type="float">
            <text:p>-3</text:p>
          </table:table-cell>
          <table:table-cell table:formula="of:=IF([.A309]=&quot;forward&quot;;[.B3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310]=&quot;up&quot;;-[.B310];IF([.A310]=&quot;down&quot;;[.B310];0))" office:value-type="float" office:value="0" calcext:value-type="float">
            <text:p>0</text:p>
          </table:table-cell>
          <table:table-cell table:formula="of:=IF([.A310]=&quot;forward&quot;;[.B310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311]=&quot;up&quot;;-[.B311];IF([.A311]=&quot;down&quot;;[.B311];0))" office:value-type="float" office:value="0" calcext:value-type="float">
            <text:p>0</text:p>
          </table:table-cell>
          <table:table-cell table:formula="of:=IF([.A311]=&quot;forward&quot;;[.B311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312]=&quot;up&quot;;-[.B312];IF([.A312]=&quot;down&quot;;[.B312];0))" office:value-type="float" office:value="0" calcext:value-type="float">
            <text:p>0</text:p>
          </table:table-cell>
          <table:table-cell table:formula="of:=IF([.A312]=&quot;forward&quot;;[.B312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313]=&quot;up&quot;;-[.B313];IF([.A313]=&quot;down&quot;;[.B313];0))" office:value-type="float" office:value="0" calcext:value-type="float">
            <text:p>0</text:p>
          </table:table-cell>
          <table:table-cell table:formula="of:=IF([.A313]=&quot;forward&quot;;[.B313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314]=&quot;up&quot;;-[.B314];IF([.A314]=&quot;down&quot;;[.B314];0))" office:value-type="float" office:value="-9" calcext:value-type="float">
            <text:p>-9</text:p>
          </table:table-cell>
          <table:table-cell table:formula="of:=IF([.A314]=&quot;forward&quot;;[.B3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315]=&quot;up&quot;;-[.B315];IF([.A315]=&quot;down&quot;;[.B315];0))" office:value-type="float" office:value="0" calcext:value-type="float">
            <text:p>0</text:p>
          </table:table-cell>
          <table:table-cell table:formula="of:=IF([.A315]=&quot;forward&quot;;[.B315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316]=&quot;up&quot;;-[.B316];IF([.A316]=&quot;down&quot;;[.B316];0))" office:value-type="float" office:value="6" calcext:value-type="float">
            <text:p>6</text:p>
          </table:table-cell>
          <table:table-cell table:formula="of:=IF([.A316]=&quot;forward&quot;;[.B3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317]=&quot;up&quot;;-[.B317];IF([.A317]=&quot;down&quot;;[.B317];0))" office:value-type="float" office:value="0" calcext:value-type="float">
            <text:p>0</text:p>
          </table:table-cell>
          <table:table-cell table:formula="of:=IF([.A317]=&quot;forward&quot;;[.B317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318]=&quot;up&quot;;-[.B318];IF([.A318]=&quot;down&quot;;[.B318];0))" office:value-type="float" office:value="0" calcext:value-type="float">
            <text:p>0</text:p>
          </table:table-cell>
          <table:table-cell table:formula="of:=IF([.A318]=&quot;forward&quot;;[.B318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319]=&quot;up&quot;;-[.B319];IF([.A319]=&quot;down&quot;;[.B319];0))" office:value-type="float" office:value="-1" calcext:value-type="float">
            <text:p>-1</text:p>
          </table:table-cell>
          <table:table-cell table:formula="of:=IF([.A319]=&quot;forward&quot;;[.B3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320]=&quot;up&quot;;-[.B320];IF([.A320]=&quot;down&quot;;[.B320];0))" office:value-type="float" office:value="0" calcext:value-type="float">
            <text:p>0</text:p>
          </table:table-cell>
          <table:table-cell table:formula="of:=IF([.A320]=&quot;forward&quot;;[.B320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321]=&quot;up&quot;;-[.B321];IF([.A321]=&quot;down&quot;;[.B321];0))" office:value-type="float" office:value="0" calcext:value-type="float">
            <text:p>0</text:p>
          </table:table-cell>
          <table:table-cell table:formula="of:=IF([.A321]=&quot;forward&quot;;[.B321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322]=&quot;up&quot;;-[.B322];IF([.A322]=&quot;down&quot;;[.B322];0))" office:value-type="float" office:value="0" calcext:value-type="float">
            <text:p>0</text:p>
          </table:table-cell>
          <table:table-cell table:formula="of:=IF([.A322]=&quot;forward&quot;;[.B322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323]=&quot;up&quot;;-[.B323];IF([.A323]=&quot;down&quot;;[.B323];0))" office:value-type="float" office:value="-6" calcext:value-type="float">
            <text:p>-6</text:p>
          </table:table-cell>
          <table:table-cell table:formula="of:=IF([.A323]=&quot;forward&quot;;[.B3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324]=&quot;up&quot;;-[.B324];IF([.A324]=&quot;down&quot;;[.B324];0))" office:value-type="float" office:value="3" calcext:value-type="float">
            <text:p>3</text:p>
          </table:table-cell>
          <table:table-cell table:formula="of:=IF([.A324]=&quot;forward&quot;;[.B3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325]=&quot;up&quot;;-[.B325];IF([.A325]=&quot;down&quot;;[.B325];0))" office:value-type="float" office:value="9" calcext:value-type="float">
            <text:p>9</text:p>
          </table:table-cell>
          <table:table-cell table:formula="of:=IF([.A325]=&quot;forward&quot;;[.B3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326]=&quot;up&quot;;-[.B326];IF([.A326]=&quot;down&quot;;[.B326];0))" office:value-type="float" office:value="6" calcext:value-type="float">
            <text:p>6</text:p>
          </table:table-cell>
          <table:table-cell table:formula="of:=IF([.A326]=&quot;forward&quot;;[.B3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327]=&quot;up&quot;;-[.B327];IF([.A327]=&quot;down&quot;;[.B327];0))" office:value-type="float" office:value="-7" calcext:value-type="float">
            <text:p>-7</text:p>
          </table:table-cell>
          <table:table-cell table:formula="of:=IF([.A327]=&quot;forward&quot;;[.B3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328]=&quot;up&quot;;-[.B328];IF([.A328]=&quot;down&quot;;[.B328];0))" office:value-type="float" office:value="0" calcext:value-type="float">
            <text:p>0</text:p>
          </table:table-cell>
          <table:table-cell table:formula="of:=IF([.A328]=&quot;forward&quot;;[.B328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329]=&quot;up&quot;;-[.B329];IF([.A329]=&quot;down&quot;;[.B329];0))" office:value-type="float" office:value="0" calcext:value-type="float">
            <text:p>0</text:p>
          </table:table-cell>
          <table:table-cell table:formula="of:=IF([.A329]=&quot;forward&quot;;[.B329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330]=&quot;up&quot;;-[.B330];IF([.A330]=&quot;down&quot;;[.B330];0))" office:value-type="float" office:value="0" calcext:value-type="float">
            <text:p>0</text:p>
          </table:table-cell>
          <table:table-cell table:formula="of:=IF([.A330]=&quot;forward&quot;;[.B330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331]=&quot;up&quot;;-[.B331];IF([.A331]=&quot;down&quot;;[.B331];0))" office:value-type="float" office:value="0" calcext:value-type="float">
            <text:p>0</text:p>
          </table:table-cell>
          <table:table-cell table:formula="of:=IF([.A331]=&quot;forward&quot;;[.B331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332]=&quot;up&quot;;-[.B332];IF([.A332]=&quot;down&quot;;[.B332];0))" office:value-type="float" office:value="5" calcext:value-type="float">
            <text:p>5</text:p>
          </table:table-cell>
          <table:table-cell table:formula="of:=IF([.A332]=&quot;forward&quot;;[.B3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333]=&quot;up&quot;;-[.B333];IF([.A333]=&quot;down&quot;;[.B333];0))" office:value-type="float" office:value="9" calcext:value-type="float">
            <text:p>9</text:p>
          </table:table-cell>
          <table:table-cell table:formula="of:=IF([.A333]=&quot;forward&quot;;[.B3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334]=&quot;up&quot;;-[.B334];IF([.A334]=&quot;down&quot;;[.B334];0))" office:value-type="float" office:value="3" calcext:value-type="float">
            <text:p>3</text:p>
          </table:table-cell>
          <table:table-cell table:formula="of:=IF([.A334]=&quot;forward&quot;;[.B3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335]=&quot;up&quot;;-[.B335];IF([.A335]=&quot;down&quot;;[.B335];0))" office:value-type="float" office:value="-3" calcext:value-type="float">
            <text:p>-3</text:p>
          </table:table-cell>
          <table:table-cell table:formula="of:=IF([.A335]=&quot;forward&quot;;[.B33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336]=&quot;up&quot;;-[.B336];IF([.A336]=&quot;down&quot;;[.B336];0))" office:value-type="float" office:value="0" calcext:value-type="float">
            <text:p>0</text:p>
          </table:table-cell>
          <table:table-cell table:formula="of:=IF([.A336]=&quot;forward&quot;;[.B336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337]=&quot;up&quot;;-[.B337];IF([.A337]=&quot;down&quot;;[.B337];0))" office:value-type="float" office:value="0" calcext:value-type="float">
            <text:p>0</text:p>
          </table:table-cell>
          <table:table-cell table:formula="of:=IF([.A337]=&quot;forward&quot;;[.B337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338]=&quot;up&quot;;-[.B338];IF([.A338]=&quot;down&quot;;[.B338];0))" office:value-type="float" office:value="5" calcext:value-type="float">
            <text:p>5</text:p>
          </table:table-cell>
          <table:table-cell table:formula="of:=IF([.A338]=&quot;forward&quot;;[.B3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339]=&quot;up&quot;;-[.B339];IF([.A339]=&quot;down&quot;;[.B339];0))" office:value-type="float" office:value="-4" calcext:value-type="float">
            <text:p>-4</text:p>
          </table:table-cell>
          <table:table-cell table:formula="of:=IF([.A339]=&quot;forward&quot;;[.B3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340]=&quot;up&quot;;-[.B340];IF([.A340]=&quot;down&quot;;[.B340];0))" office:value-type="float" office:value="0" calcext:value-type="float">
            <text:p>0</text:p>
          </table:table-cell>
          <table:table-cell table:formula="of:=IF([.A340]=&quot;forward&quot;;[.B340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341]=&quot;up&quot;;-[.B341];IF([.A341]=&quot;down&quot;;[.B341];0))" office:value-type="float" office:value="9" calcext:value-type="float">
            <text:p>9</text:p>
          </table:table-cell>
          <table:table-cell table:formula="of:=IF([.A341]=&quot;forward&quot;;[.B3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342]=&quot;up&quot;;-[.B342];IF([.A342]=&quot;down&quot;;[.B342];0))" office:value-type="float" office:value="0" calcext:value-type="float">
            <text:p>0</text:p>
          </table:table-cell>
          <table:table-cell table:formula="of:=IF([.A342]=&quot;forward&quot;;[.B342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343]=&quot;up&quot;;-[.B343];IF([.A343]=&quot;down&quot;;[.B343];0))" office:value-type="float" office:value="0" calcext:value-type="float">
            <text:p>0</text:p>
          </table:table-cell>
          <table:table-cell table:formula="of:=IF([.A343]=&quot;forward&quot;;[.B343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344]=&quot;up&quot;;-[.B344];IF([.A344]=&quot;down&quot;;[.B344];0))" office:value-type="float" office:value="0" calcext:value-type="float">
            <text:p>0</text:p>
          </table:table-cell>
          <table:table-cell table:formula="of:=IF([.A344]=&quot;forward&quot;;[.B344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345]=&quot;up&quot;;-[.B345];IF([.A345]=&quot;down&quot;;[.B345];0))" office:value-type="float" office:value="9" calcext:value-type="float">
            <text:p>9</text:p>
          </table:table-cell>
          <table:table-cell table:formula="of:=IF([.A345]=&quot;forward&quot;;[.B3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346]=&quot;up&quot;;-[.B346];IF([.A346]=&quot;down&quot;;[.B346];0))" office:value-type="float" office:value="2" calcext:value-type="float">
            <text:p>2</text:p>
          </table:table-cell>
          <table:table-cell table:formula="of:=IF([.A346]=&quot;forward&quot;;[.B3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47]=&quot;up&quot;;-[.B347];IF([.A347]=&quot;down&quot;;[.B347];0))" office:value-type="float" office:value="0" calcext:value-type="float">
            <text:p>0</text:p>
          </table:table-cell>
          <table:table-cell table:formula="of:=IF([.A347]=&quot;forward&quot;;[.B347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348]=&quot;up&quot;;-[.B348];IF([.A348]=&quot;down&quot;;[.B348];0))" office:value-type="float" office:value="0" calcext:value-type="float">
            <text:p>0</text:p>
          </table:table-cell>
          <table:table-cell table:formula="of:=IF([.A348]=&quot;forward&quot;;[.B348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349]=&quot;up&quot;;-[.B349];IF([.A349]=&quot;down&quot;;[.B349];0))" office:value-type="float" office:value="5" calcext:value-type="float">
            <text:p>5</text:p>
          </table:table-cell>
          <table:table-cell table:formula="of:=IF([.A349]=&quot;forward&quot;;[.B3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350]=&quot;up&quot;;-[.B350];IF([.A350]=&quot;down&quot;;[.B350];0))" office:value-type="float" office:value="-5" calcext:value-type="float">
            <text:p>-5</text:p>
          </table:table-cell>
          <table:table-cell table:formula="of:=IF([.A350]=&quot;forward&quot;;[.B3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351]=&quot;up&quot;;-[.B351];IF([.A351]=&quot;down&quot;;[.B351];0))" office:value-type="float" office:value="6" calcext:value-type="float">
            <text:p>6</text:p>
          </table:table-cell>
          <table:table-cell table:formula="of:=IF([.A351]=&quot;forward&quot;;[.B3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352]=&quot;up&quot;;-[.B352];IF([.A352]=&quot;down&quot;;[.B352];0))" office:value-type="float" office:value="0" calcext:value-type="float">
            <text:p>0</text:p>
          </table:table-cell>
          <table:table-cell table:formula="of:=IF([.A352]=&quot;forward&quot;;[.B352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353]=&quot;up&quot;;-[.B353];IF([.A353]=&quot;down&quot;;[.B353];0))" office:value-type="float" office:value="4" calcext:value-type="float">
            <text:p>4</text:p>
          </table:table-cell>
          <table:table-cell table:formula="of:=IF([.A353]=&quot;forward&quot;;[.B3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354]=&quot;up&quot;;-[.B354];IF([.A354]=&quot;down&quot;;[.B354];0))" office:value-type="float" office:value="1" calcext:value-type="float">
            <text:p>1</text:p>
          </table:table-cell>
          <table:table-cell table:formula="of:=IF([.A354]=&quot;forward&quot;;[.B35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355]=&quot;up&quot;;-[.B355];IF([.A355]=&quot;down&quot;;[.B355];0))" office:value-type="float" office:value="-5" calcext:value-type="float">
            <text:p>-5</text:p>
          </table:table-cell>
          <table:table-cell table:formula="of:=IF([.A355]=&quot;forward&quot;;[.B3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356]=&quot;up&quot;;-[.B356];IF([.A356]=&quot;down&quot;;[.B356];0))" office:value-type="float" office:value="-3" calcext:value-type="float">
            <text:p>-3</text:p>
          </table:table-cell>
          <table:table-cell table:formula="of:=IF([.A356]=&quot;forward&quot;;[.B3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357]=&quot;up&quot;;-[.B357];IF([.A357]=&quot;down&quot;;[.B357];0))" office:value-type="float" office:value="2" calcext:value-type="float">
            <text:p>2</text:p>
          </table:table-cell>
          <table:table-cell table:formula="of:=IF([.A357]=&quot;forward&quot;;[.B3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358]=&quot;up&quot;;-[.B358];IF([.A358]=&quot;down&quot;;[.B358];0))" office:value-type="float" office:value="3" calcext:value-type="float">
            <text:p>3</text:p>
          </table:table-cell>
          <table:table-cell table:formula="of:=IF([.A358]=&quot;forward&quot;;[.B3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359]=&quot;up&quot;;-[.B359];IF([.A359]=&quot;down&quot;;[.B359];0))" office:value-type="float" office:value="0" calcext:value-type="float">
            <text:p>0</text:p>
          </table:table-cell>
          <table:table-cell table:formula="of:=IF([.A359]=&quot;forward&quot;;[.B359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360]=&quot;up&quot;;-[.B360];IF([.A360]=&quot;down&quot;;[.B360];0))" office:value-type="float" office:value="0" calcext:value-type="float">
            <text:p>0</text:p>
          </table:table-cell>
          <table:table-cell table:formula="of:=IF([.A360]=&quot;forward&quot;;[.B360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361]=&quot;up&quot;;-[.B361];IF([.A361]=&quot;down&quot;;[.B361];0))" office:value-type="float" office:value="0" calcext:value-type="float">
            <text:p>0</text:p>
          </table:table-cell>
          <table:table-cell table:formula="of:=IF([.A361]=&quot;forward&quot;;[.B361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362]=&quot;up&quot;;-[.B362];IF([.A362]=&quot;down&quot;;[.B362];0))" office:value-type="float" office:value="4" calcext:value-type="float">
            <text:p>4</text:p>
          </table:table-cell>
          <table:table-cell table:formula="of:=IF([.A362]=&quot;forward&quot;;[.B3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363]=&quot;up&quot;;-[.B363];IF([.A363]=&quot;down&quot;;[.B363];0))" office:value-type="float" office:value="-9" calcext:value-type="float">
            <text:p>-9</text:p>
          </table:table-cell>
          <table:table-cell table:formula="of:=IF([.A363]=&quot;forward&quot;;[.B3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364]=&quot;up&quot;;-[.B364];IF([.A364]=&quot;down&quot;;[.B364];0))" office:value-type="float" office:value="1" calcext:value-type="float">
            <text:p>1</text:p>
          </table:table-cell>
          <table:table-cell table:formula="of:=IF([.A364]=&quot;forward&quot;;[.B3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365]=&quot;up&quot;;-[.B365];IF([.A365]=&quot;down&quot;;[.B365];0))" office:value-type="float" office:value="0" calcext:value-type="float">
            <text:p>0</text:p>
          </table:table-cell>
          <table:table-cell table:formula="of:=IF([.A365]=&quot;forward&quot;;[.B365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366]=&quot;up&quot;;-[.B366];IF([.A366]=&quot;down&quot;;[.B366];0))" office:value-type="float" office:value="8" calcext:value-type="float">
            <text:p>8</text:p>
          </table:table-cell>
          <table:table-cell table:formula="of:=IF([.A366]=&quot;forward&quot;;[.B3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367]=&quot;up&quot;;-[.B367];IF([.A367]=&quot;down&quot;;[.B367];0))" office:value-type="float" office:value="-2" calcext:value-type="float">
            <text:p>-2</text:p>
          </table:table-cell>
          <table:table-cell table:formula="of:=IF([.A367]=&quot;forward&quot;;[.B3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368]=&quot;up&quot;;-[.B368];IF([.A368]=&quot;down&quot;;[.B368];0))" office:value-type="float" office:value="8" calcext:value-type="float">
            <text:p>8</text:p>
          </table:table-cell>
          <table:table-cell table:formula="of:=IF([.A368]=&quot;forward&quot;;[.B3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369]=&quot;up&quot;;-[.B369];IF([.A369]=&quot;down&quot;;[.B369];0))" office:value-type="float" office:value="-6" calcext:value-type="float">
            <text:p>-6</text:p>
          </table:table-cell>
          <table:table-cell table:formula="of:=IF([.A369]=&quot;forward&quot;;[.B3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370]=&quot;up&quot;;-[.B370];IF([.A370]=&quot;down&quot;;[.B370];0))" office:value-type="float" office:value="0" calcext:value-type="float">
            <text:p>0</text:p>
          </table:table-cell>
          <table:table-cell table:formula="of:=IF([.A370]=&quot;forward&quot;;[.B370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371]=&quot;up&quot;;-[.B371];IF([.A371]=&quot;down&quot;;[.B371];0))" office:value-type="float" office:value="1" calcext:value-type="float">
            <text:p>1</text:p>
          </table:table-cell>
          <table:table-cell table:formula="of:=IF([.A371]=&quot;forward&quot;;[.B37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372]=&quot;up&quot;;-[.B372];IF([.A372]=&quot;down&quot;;[.B372];0))" office:value-type="float" office:value="-7" calcext:value-type="float">
            <text:p>-7</text:p>
          </table:table-cell>
          <table:table-cell table:formula="of:=IF([.A372]=&quot;forward&quot;;[.B3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373]=&quot;up&quot;;-[.B373];IF([.A373]=&quot;down&quot;;[.B373];0))" office:value-type="float" office:value="9" calcext:value-type="float">
            <text:p>9</text:p>
          </table:table-cell>
          <table:table-cell table:formula="of:=IF([.A373]=&quot;forward&quot;;[.B3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374]=&quot;up&quot;;-[.B374];IF([.A374]=&quot;down&quot;;[.B374];0))" office:value-type="float" office:value="0" calcext:value-type="float">
            <text:p>0</text:p>
          </table:table-cell>
          <table:table-cell table:formula="of:=IF([.A374]=&quot;forward&quot;;[.B374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375]=&quot;up&quot;;-[.B375];IF([.A375]=&quot;down&quot;;[.B375];0))" office:value-type="float" office:value="9" calcext:value-type="float">
            <text:p>9</text:p>
          </table:table-cell>
          <table:table-cell table:formula="of:=IF([.A375]=&quot;forward&quot;;[.B3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376]=&quot;up&quot;;-[.B376];IF([.A376]=&quot;down&quot;;[.B376];0))" office:value-type="float" office:value="0" calcext:value-type="float">
            <text:p>0</text:p>
          </table:table-cell>
          <table:table-cell table:formula="of:=IF([.A376]=&quot;forward&quot;;[.B376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77]=&quot;up&quot;;-[.B377];IF([.A377]=&quot;down&quot;;[.B377];0))" office:value-type="float" office:value="0" calcext:value-type="float">
            <text:p>0</text:p>
          </table:table-cell>
          <table:table-cell table:formula="of:=IF([.A377]=&quot;forward&quot;;[.B377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378]=&quot;up&quot;;-[.B378];IF([.A378]=&quot;down&quot;;[.B378];0))" office:value-type="float" office:value="5" calcext:value-type="float">
            <text:p>5</text:p>
          </table:table-cell>
          <table:table-cell table:formula="of:=IF([.A378]=&quot;forward&quot;;[.B3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379]=&quot;up&quot;;-[.B379];IF([.A379]=&quot;down&quot;;[.B379];0))" office:value-type="float" office:value="-3" calcext:value-type="float">
            <text:p>-3</text:p>
          </table:table-cell>
          <table:table-cell table:formula="of:=IF([.A379]=&quot;forward&quot;;[.B3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380]=&quot;up&quot;;-[.B380];IF([.A380]=&quot;down&quot;;[.B380];0))" office:value-type="float" office:value="3" calcext:value-type="float">
            <text:p>3</text:p>
          </table:table-cell>
          <table:table-cell table:formula="of:=IF([.A380]=&quot;forward&quot;;[.B3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381]=&quot;up&quot;;-[.B381];IF([.A381]=&quot;down&quot;;[.B381];0))" office:value-type="float" office:value="0" calcext:value-type="float">
            <text:p>0</text:p>
          </table:table-cell>
          <table:table-cell table:formula="of:=IF([.A381]=&quot;forward&quot;;[.B381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382]=&quot;up&quot;;-[.B382];IF([.A382]=&quot;down&quot;;[.B382];0))" office:value-type="float" office:value="3" calcext:value-type="float">
            <text:p>3</text:p>
          </table:table-cell>
          <table:table-cell table:formula="of:=IF([.A382]=&quot;forward&quot;;[.B38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383]=&quot;up&quot;;-[.B383];IF([.A383]=&quot;down&quot;;[.B383];0))" office:value-type="float" office:value="4" calcext:value-type="float">
            <text:p>4</text:p>
          </table:table-cell>
          <table:table-cell table:formula="of:=IF([.A383]=&quot;forward&quot;;[.B3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384]=&quot;up&quot;;-[.B384];IF([.A384]=&quot;down&quot;;[.B384];0))" office:value-type="float" office:value="9" calcext:value-type="float">
            <text:p>9</text:p>
          </table:table-cell>
          <table:table-cell table:formula="of:=IF([.A384]=&quot;forward&quot;;[.B3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85]=&quot;up&quot;;-[.B385];IF([.A385]=&quot;down&quot;;[.B385];0))" office:value-type="float" office:value="0" calcext:value-type="float">
            <text:p>0</text:p>
          </table:table-cell>
          <table:table-cell table:formula="of:=IF([.A385]=&quot;forward&quot;;[.B385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386]=&quot;up&quot;;-[.B386];IF([.A386]=&quot;down&quot;;[.B386];0))" office:value-type="float" office:value="-4" calcext:value-type="float">
            <text:p>-4</text:p>
          </table:table-cell>
          <table:table-cell table:formula="of:=IF([.A386]=&quot;forward&quot;;[.B3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387]=&quot;up&quot;;-[.B387];IF([.A387]=&quot;down&quot;;[.B387];0))" office:value-type="float" office:value="0" calcext:value-type="float">
            <text:p>0</text:p>
          </table:table-cell>
          <table:table-cell table:formula="of:=IF([.A387]=&quot;forward&quot;;[.B387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388]=&quot;up&quot;;-[.B388];IF([.A388]=&quot;down&quot;;[.B388];0))" office:value-type="float" office:value="1" calcext:value-type="float">
            <text:p>1</text:p>
          </table:table-cell>
          <table:table-cell table:formula="of:=IF([.A388]=&quot;forward&quot;;[.B3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389]=&quot;up&quot;;-[.B389];IF([.A389]=&quot;down&quot;;[.B389];0))" office:value-type="float" office:value="0" calcext:value-type="float">
            <text:p>0</text:p>
          </table:table-cell>
          <table:table-cell table:formula="of:=IF([.A389]=&quot;forward&quot;;[.B389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390]=&quot;up&quot;;-[.B390];IF([.A390]=&quot;down&quot;;[.B390];0))" office:value-type="float" office:value="2" calcext:value-type="float">
            <text:p>2</text:p>
          </table:table-cell>
          <table:table-cell table:formula="of:=IF([.A390]=&quot;forward&quot;;[.B3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391]=&quot;up&quot;;-[.B391];IF([.A391]=&quot;down&quot;;[.B391];0))" office:value-type="float" office:value="0" calcext:value-type="float">
            <text:p>0</text:p>
          </table:table-cell>
          <table:table-cell table:formula="of:=IF([.A391]=&quot;forward&quot;;[.B391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392]=&quot;up&quot;;-[.B392];IF([.A392]=&quot;down&quot;;[.B392];0))" office:value-type="float" office:value="4" calcext:value-type="float">
            <text:p>4</text:p>
          </table:table-cell>
          <table:table-cell table:formula="of:=IF([.A392]=&quot;forward&quot;;[.B3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393]=&quot;up&quot;;-[.B393];IF([.A393]=&quot;down&quot;;[.B393];0))" office:value-type="float" office:value="1" calcext:value-type="float">
            <text:p>1</text:p>
          </table:table-cell>
          <table:table-cell table:formula="of:=IF([.A393]=&quot;forward&quot;;[.B39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394]=&quot;up&quot;;-[.B394];IF([.A394]=&quot;down&quot;;[.B394];0))" office:value-type="float" office:value="0" calcext:value-type="float">
            <text:p>0</text:p>
          </table:table-cell>
          <table:table-cell table:formula="of:=IF([.A394]=&quot;forward&quot;;[.B394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395]=&quot;up&quot;;-[.B395];IF([.A395]=&quot;down&quot;;[.B395];0))" office:value-type="float" office:value="-3" calcext:value-type="float">
            <text:p>-3</text:p>
          </table:table-cell>
          <table:table-cell table:formula="of:=IF([.A395]=&quot;forward&quot;;[.B39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396]=&quot;up&quot;;-[.B396];IF([.A396]=&quot;down&quot;;[.B396];0))" office:value-type="float" office:value="-3" calcext:value-type="float">
            <text:p>-3</text:p>
          </table:table-cell>
          <table:table-cell table:formula="of:=IF([.A396]=&quot;forward&quot;;[.B39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397]=&quot;up&quot;;-[.B397];IF([.A397]=&quot;down&quot;;[.B397];0))" office:value-type="float" office:value="0" calcext:value-type="float">
            <text:p>0</text:p>
          </table:table-cell>
          <table:table-cell table:formula="of:=IF([.A397]=&quot;forward&quot;;[.B397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398]=&quot;up&quot;;-[.B398];IF([.A398]=&quot;down&quot;;[.B398];0))" office:value-type="float" office:value="0" calcext:value-type="float">
            <text:p>0</text:p>
          </table:table-cell>
          <table:table-cell table:formula="of:=IF([.A398]=&quot;forward&quot;;[.B398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399]=&quot;up&quot;;-[.B399];IF([.A399]=&quot;down&quot;;[.B399];0))" office:value-type="float" office:value="0" calcext:value-type="float">
            <text:p>0</text:p>
          </table:table-cell>
          <table:table-cell table:formula="of:=IF([.A399]=&quot;forward&quot;;[.B399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400]=&quot;up&quot;;-[.B400];IF([.A400]=&quot;down&quot;;[.B400];0))" office:value-type="float" office:value="9" calcext:value-type="float">
            <text:p>9</text:p>
          </table:table-cell>
          <table:table-cell table:formula="of:=IF([.A400]=&quot;forward&quot;;[.B40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401]=&quot;up&quot;;-[.B401];IF([.A401]=&quot;down&quot;;[.B401];0))" office:value-type="float" office:value="0" calcext:value-type="float">
            <text:p>0</text:p>
          </table:table-cell>
          <table:table-cell table:formula="of:=IF([.A401]=&quot;forward&quot;;[.B401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402]=&quot;up&quot;;-[.B402];IF([.A402]=&quot;down&quot;;[.B402];0))" office:value-type="float" office:value="9" calcext:value-type="float">
            <text:p>9</text:p>
          </table:table-cell>
          <table:table-cell table:formula="of:=IF([.A402]=&quot;forward&quot;;[.B40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403]=&quot;up&quot;;-[.B403];IF([.A403]=&quot;down&quot;;[.B403];0))" office:value-type="float" office:value="0" calcext:value-type="float">
            <text:p>0</text:p>
          </table:table-cell>
          <table:table-cell table:formula="of:=IF([.A403]=&quot;forward&quot;;[.B403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404]=&quot;up&quot;;-[.B404];IF([.A404]=&quot;down&quot;;[.B404];0))" office:value-type="float" office:value="0" calcext:value-type="float">
            <text:p>0</text:p>
          </table:table-cell>
          <table:table-cell table:formula="of:=IF([.A404]=&quot;forward&quot;;[.B404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405]=&quot;up&quot;;-[.B405];IF([.A405]=&quot;down&quot;;[.B405];0))" office:value-type="float" office:value="-4" calcext:value-type="float">
            <text:p>-4</text:p>
          </table:table-cell>
          <table:table-cell table:formula="of:=IF([.A405]=&quot;forward&quot;;[.B40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406]=&quot;up&quot;;-[.B406];IF([.A406]=&quot;down&quot;;[.B406];0))" office:value-type="float" office:value="0" calcext:value-type="float">
            <text:p>0</text:p>
          </table:table-cell>
          <table:table-cell table:formula="of:=IF([.A406]=&quot;forward&quot;;[.B406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407]=&quot;up&quot;;-[.B407];IF([.A407]=&quot;down&quot;;[.B407];0))" office:value-type="float" office:value="8" calcext:value-type="float">
            <text:p>8</text:p>
          </table:table-cell>
          <table:table-cell table:formula="of:=IF([.A407]=&quot;forward&quot;;[.B40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408]=&quot;up&quot;;-[.B408];IF([.A408]=&quot;down&quot;;[.B408];0))" office:value-type="float" office:value="-3" calcext:value-type="float">
            <text:p>-3</text:p>
          </table:table-cell>
          <table:table-cell table:formula="of:=IF([.A408]=&quot;forward&quot;;[.B40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409]=&quot;up&quot;;-[.B409];IF([.A409]=&quot;down&quot;;[.B409];0))" office:value-type="float" office:value="9" calcext:value-type="float">
            <text:p>9</text:p>
          </table:table-cell>
          <table:table-cell table:formula="of:=IF([.A409]=&quot;forward&quot;;[.B4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410]=&quot;up&quot;;-[.B410];IF([.A410]=&quot;down&quot;;[.B410];0))" office:value-type="float" office:value="3" calcext:value-type="float">
            <text:p>3</text:p>
          </table:table-cell>
          <table:table-cell table:formula="of:=IF([.A410]=&quot;forward&quot;;[.B4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411]=&quot;up&quot;;-[.B411];IF([.A411]=&quot;down&quot;;[.B411];0))" office:value-type="float" office:value="0" calcext:value-type="float">
            <text:p>0</text:p>
          </table:table-cell>
          <table:table-cell table:formula="of:=IF([.A411]=&quot;forward&quot;;[.B411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412]=&quot;up&quot;;-[.B412];IF([.A412]=&quot;down&quot;;[.B412];0))" office:value-type="float" office:value="4" calcext:value-type="float">
            <text:p>4</text:p>
          </table:table-cell>
          <table:table-cell table:formula="of:=IF([.A412]=&quot;forward&quot;;[.B4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413]=&quot;up&quot;;-[.B413];IF([.A413]=&quot;down&quot;;[.B413];0))" office:value-type="float" office:value="8" calcext:value-type="float">
            <text:p>8</text:p>
          </table:table-cell>
          <table:table-cell table:formula="of:=IF([.A413]=&quot;forward&quot;;[.B4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414]=&quot;up&quot;;-[.B414];IF([.A414]=&quot;down&quot;;[.B414];0))" office:value-type="float" office:value="6" calcext:value-type="float">
            <text:p>6</text:p>
          </table:table-cell>
          <table:table-cell table:formula="of:=IF([.A414]=&quot;forward&quot;;[.B4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415]=&quot;up&quot;;-[.B415];IF([.A415]=&quot;down&quot;;[.B415];0))" office:value-type="float" office:value="5" calcext:value-type="float">
            <text:p>5</text:p>
          </table:table-cell>
          <table:table-cell table:formula="of:=IF([.A415]=&quot;forward&quot;;[.B4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416]=&quot;up&quot;;-[.B416];IF([.A416]=&quot;down&quot;;[.B416];0))" office:value-type="float" office:value="0" calcext:value-type="float">
            <text:p>0</text:p>
          </table:table-cell>
          <table:table-cell table:formula="of:=IF([.A416]=&quot;forward&quot;;[.B416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417]=&quot;up&quot;;-[.B417];IF([.A417]=&quot;down&quot;;[.B417];0))" office:value-type="float" office:value="3" calcext:value-type="float">
            <text:p>3</text:p>
          </table:table-cell>
          <table:table-cell table:formula="of:=IF([.A417]=&quot;forward&quot;;[.B4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418]=&quot;up&quot;;-[.B418];IF([.A418]=&quot;down&quot;;[.B418];0))" office:value-type="float" office:value="0" calcext:value-type="float">
            <text:p>0</text:p>
          </table:table-cell>
          <table:table-cell table:formula="of:=IF([.A418]=&quot;forward&quot;;[.B418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419]=&quot;up&quot;;-[.B419];IF([.A419]=&quot;down&quot;;[.B419];0))" office:value-type="float" office:value="9" calcext:value-type="float">
            <text:p>9</text:p>
          </table:table-cell>
          <table:table-cell table:formula="of:=IF([.A419]=&quot;forward&quot;;[.B4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420]=&quot;up&quot;;-[.B420];IF([.A420]=&quot;down&quot;;[.B420];0))" office:value-type="float" office:value="3" calcext:value-type="float">
            <text:p>3</text:p>
          </table:table-cell>
          <table:table-cell table:formula="of:=IF([.A420]=&quot;forward&quot;;[.B4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421]=&quot;up&quot;;-[.B421];IF([.A421]=&quot;down&quot;;[.B421];0))" office:value-type="float" office:value="0" calcext:value-type="float">
            <text:p>0</text:p>
          </table:table-cell>
          <table:table-cell table:formula="of:=IF([.A421]=&quot;forward&quot;;[.B421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422]=&quot;up&quot;;-[.B422];IF([.A422]=&quot;down&quot;;[.B422];0))" office:value-type="float" office:value="2" calcext:value-type="float">
            <text:p>2</text:p>
          </table:table-cell>
          <table:table-cell table:formula="of:=IF([.A422]=&quot;forward&quot;;[.B4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423]=&quot;up&quot;;-[.B423];IF([.A423]=&quot;down&quot;;[.B423];0))" office:value-type="float" office:value="0" calcext:value-type="float">
            <text:p>0</text:p>
          </table:table-cell>
          <table:table-cell table:formula="of:=IF([.A423]=&quot;forward&quot;;[.B423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424]=&quot;up&quot;;-[.B424];IF([.A424]=&quot;down&quot;;[.B424];0))" office:value-type="float" office:value="-6" calcext:value-type="float">
            <text:p>-6</text:p>
          </table:table-cell>
          <table:table-cell table:formula="of:=IF([.A424]=&quot;forward&quot;;[.B4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425]=&quot;up&quot;;-[.B425];IF([.A425]=&quot;down&quot;;[.B425];0))" office:value-type="float" office:value="0" calcext:value-type="float">
            <text:p>0</text:p>
          </table:table-cell>
          <table:table-cell table:formula="of:=IF([.A425]=&quot;forward&quot;;[.B425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426]=&quot;up&quot;;-[.B426];IF([.A426]=&quot;down&quot;;[.B426];0))" office:value-type="float" office:value="0" calcext:value-type="float">
            <text:p>0</text:p>
          </table:table-cell>
          <table:table-cell table:formula="of:=IF([.A426]=&quot;forward&quot;;[.B426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427]=&quot;up&quot;;-[.B427];IF([.A427]=&quot;down&quot;;[.B427];0))" office:value-type="float" office:value="0" calcext:value-type="float">
            <text:p>0</text:p>
          </table:table-cell>
          <table:table-cell table:formula="of:=IF([.A427]=&quot;forward&quot;;[.B427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428]=&quot;up&quot;;-[.B428];IF([.A428]=&quot;down&quot;;[.B428];0))" office:value-type="float" office:value="2" calcext:value-type="float">
            <text:p>2</text:p>
          </table:table-cell>
          <table:table-cell table:formula="of:=IF([.A428]=&quot;forward&quot;;[.B4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429]=&quot;up&quot;;-[.B429];IF([.A429]=&quot;down&quot;;[.B429];0))" office:value-type="float" office:value="2" calcext:value-type="float">
            <text:p>2</text:p>
          </table:table-cell>
          <table:table-cell table:formula="of:=IF([.A429]=&quot;forward&quot;;[.B4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430]=&quot;up&quot;;-[.B430];IF([.A430]=&quot;down&quot;;[.B430];0))" office:value-type="float" office:value="7" calcext:value-type="float">
            <text:p>7</text:p>
          </table:table-cell>
          <table:table-cell table:formula="of:=IF([.A430]=&quot;forward&quot;;[.B43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431]=&quot;up&quot;;-[.B431];IF([.A431]=&quot;down&quot;;[.B431];0))" office:value-type="float" office:value="-7" calcext:value-type="float">
            <text:p>-7</text:p>
          </table:table-cell>
          <table:table-cell table:formula="of:=IF([.A431]=&quot;forward&quot;;[.B4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432]=&quot;up&quot;;-[.B432];IF([.A432]=&quot;down&quot;;[.B432];0))" office:value-type="float" office:value="0" calcext:value-type="float">
            <text:p>0</text:p>
          </table:table-cell>
          <table:table-cell table:formula="of:=IF([.A432]=&quot;forward&quot;;[.B432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433]=&quot;up&quot;;-[.B433];IF([.A433]=&quot;down&quot;;[.B433];0))" office:value-type="float" office:value="-2" calcext:value-type="float">
            <text:p>-2</text:p>
          </table:table-cell>
          <table:table-cell table:formula="of:=IF([.A433]=&quot;forward&quot;;[.B4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434]=&quot;up&quot;;-[.B434];IF([.A434]=&quot;down&quot;;[.B434];0))" office:value-type="float" office:value="-6" calcext:value-type="float">
            <text:p>-6</text:p>
          </table:table-cell>
          <table:table-cell table:formula="of:=IF([.A434]=&quot;forward&quot;;[.B4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435]=&quot;up&quot;;-[.B435];IF([.A435]=&quot;down&quot;;[.B435];0))" office:value-type="float" office:value="-6" calcext:value-type="float">
            <text:p>-6</text:p>
          </table:table-cell>
          <table:table-cell table:formula="of:=IF([.A435]=&quot;forward&quot;;[.B43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436]=&quot;up&quot;;-[.B436];IF([.A436]=&quot;down&quot;;[.B436];0))" office:value-type="float" office:value="2" calcext:value-type="float">
            <text:p>2</text:p>
          </table:table-cell>
          <table:table-cell table:formula="of:=IF([.A436]=&quot;forward&quot;;[.B4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437]=&quot;up&quot;;-[.B437];IF([.A437]=&quot;down&quot;;[.B437];0))" office:value-type="float" office:value="0" calcext:value-type="float">
            <text:p>0</text:p>
          </table:table-cell>
          <table:table-cell table:formula="of:=IF([.A437]=&quot;forward&quot;;[.B437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438]=&quot;up&quot;;-[.B438];IF([.A438]=&quot;down&quot;;[.B438];0))" office:value-type="float" office:value="0" calcext:value-type="float">
            <text:p>0</text:p>
          </table:table-cell>
          <table:table-cell table:formula="of:=IF([.A438]=&quot;forward&quot;;[.B438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439]=&quot;up&quot;;-[.B439];IF([.A439]=&quot;down&quot;;[.B439];0))" office:value-type="float" office:value="6" calcext:value-type="float">
            <text:p>6</text:p>
          </table:table-cell>
          <table:table-cell table:formula="of:=IF([.A439]=&quot;forward&quot;;[.B4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440]=&quot;up&quot;;-[.B440];IF([.A440]=&quot;down&quot;;[.B440];0))" office:value-type="float" office:value="2" calcext:value-type="float">
            <text:p>2</text:p>
          </table:table-cell>
          <table:table-cell table:formula="of:=IF([.A440]=&quot;forward&quot;;[.B4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441]=&quot;up&quot;;-[.B441];IF([.A441]=&quot;down&quot;;[.B441];0))" office:value-type="float" office:value="-6" calcext:value-type="float">
            <text:p>-6</text:p>
          </table:table-cell>
          <table:table-cell table:formula="of:=IF([.A441]=&quot;forward&quot;;[.B4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442]=&quot;up&quot;;-[.B442];IF([.A442]=&quot;down&quot;;[.B442];0))" office:value-type="float" office:value="0" calcext:value-type="float">
            <text:p>0</text:p>
          </table:table-cell>
          <table:table-cell table:formula="of:=IF([.A442]=&quot;forward&quot;;[.B442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443]=&quot;up&quot;;-[.B443];IF([.A443]=&quot;down&quot;;[.B443];0))" office:value-type="float" office:value="9" calcext:value-type="float">
            <text:p>9</text:p>
          </table:table-cell>
          <table:table-cell table:formula="of:=IF([.A443]=&quot;forward&quot;;[.B44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444]=&quot;up&quot;;-[.B444];IF([.A444]=&quot;down&quot;;[.B444];0))" office:value-type="float" office:value="-3" calcext:value-type="float">
            <text:p>-3</text:p>
          </table:table-cell>
          <table:table-cell table:formula="of:=IF([.A444]=&quot;forward&quot;;[.B4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445]=&quot;up&quot;;-[.B445];IF([.A445]=&quot;down&quot;;[.B445];0))" office:value-type="float" office:value="4" calcext:value-type="float">
            <text:p>4</text:p>
          </table:table-cell>
          <table:table-cell table:formula="of:=IF([.A445]=&quot;forward&quot;;[.B4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446]=&quot;up&quot;;-[.B446];IF([.A446]=&quot;down&quot;;[.B446];0))" office:value-type="float" office:value="0" calcext:value-type="float">
            <text:p>0</text:p>
          </table:table-cell>
          <table:table-cell table:formula="of:=IF([.A446]=&quot;forward&quot;;[.B446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447]=&quot;up&quot;;-[.B447];IF([.A447]=&quot;down&quot;;[.B447];0))" office:value-type="float" office:value="-6" calcext:value-type="float">
            <text:p>-6</text:p>
          </table:table-cell>
          <table:table-cell table:formula="of:=IF([.A447]=&quot;forward&quot;;[.B44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448]=&quot;up&quot;;-[.B448];IF([.A448]=&quot;down&quot;;[.B448];0))" office:value-type="float" office:value="0" calcext:value-type="float">
            <text:p>0</text:p>
          </table:table-cell>
          <table:table-cell table:formula="of:=IF([.A448]=&quot;forward&quot;;[.B448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449]=&quot;up&quot;;-[.B449];IF([.A449]=&quot;down&quot;;[.B449];0))" office:value-type="float" office:value="0" calcext:value-type="float">
            <text:p>0</text:p>
          </table:table-cell>
          <table:table-cell table:formula="of:=IF([.A449]=&quot;forward&quot;;[.B449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450]=&quot;up&quot;;-[.B450];IF([.A450]=&quot;down&quot;;[.B450];0))" office:value-type="float" office:value="1" calcext:value-type="float">
            <text:p>1</text:p>
          </table:table-cell>
          <table:table-cell table:formula="of:=IF([.A450]=&quot;forward&quot;;[.B4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451]=&quot;up&quot;;-[.B451];IF([.A451]=&quot;down&quot;;[.B451];0))" office:value-type="float" office:value="8" calcext:value-type="float">
            <text:p>8</text:p>
          </table:table-cell>
          <table:table-cell table:formula="of:=IF([.A451]=&quot;forward&quot;;[.B4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452]=&quot;up&quot;;-[.B452];IF([.A452]=&quot;down&quot;;[.B452];0))" office:value-type="float" office:value="8" calcext:value-type="float">
            <text:p>8</text:p>
          </table:table-cell>
          <table:table-cell table:formula="of:=IF([.A452]=&quot;forward&quot;;[.B45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453]=&quot;up&quot;;-[.B453];IF([.A453]=&quot;down&quot;;[.B453];0))" office:value-type="float" office:value="1" calcext:value-type="float">
            <text:p>1</text:p>
          </table:table-cell>
          <table:table-cell table:formula="of:=IF([.A453]=&quot;forward&quot;;[.B4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454]=&quot;up&quot;;-[.B454];IF([.A454]=&quot;down&quot;;[.B454];0))" office:value-type="float" office:value="0" calcext:value-type="float">
            <text:p>0</text:p>
          </table:table-cell>
          <table:table-cell table:formula="of:=IF([.A454]=&quot;forward&quot;;[.B454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455]=&quot;up&quot;;-[.B455];IF([.A455]=&quot;down&quot;;[.B455];0))" office:value-type="float" office:value="6" calcext:value-type="float">
            <text:p>6</text:p>
          </table:table-cell>
          <table:table-cell table:formula="of:=IF([.A455]=&quot;forward&quot;;[.B4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456]=&quot;up&quot;;-[.B456];IF([.A456]=&quot;down&quot;;[.B456];0))" office:value-type="float" office:value="6" calcext:value-type="float">
            <text:p>6</text:p>
          </table:table-cell>
          <table:table-cell table:formula="of:=IF([.A456]=&quot;forward&quot;;[.B4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457]=&quot;up&quot;;-[.B457];IF([.A457]=&quot;down&quot;;[.B457];0))" office:value-type="float" office:value="0" calcext:value-type="float">
            <text:p>0</text:p>
          </table:table-cell>
          <table:table-cell table:formula="of:=IF([.A457]=&quot;forward&quot;;[.B457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458]=&quot;up&quot;;-[.B458];IF([.A458]=&quot;down&quot;;[.B458];0))" office:value-type="float" office:value="-6" calcext:value-type="float">
            <text:p>-6</text:p>
          </table:table-cell>
          <table:table-cell table:formula="of:=IF([.A458]=&quot;forward&quot;;[.B4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459]=&quot;up&quot;;-[.B459];IF([.A459]=&quot;down&quot;;[.B459];0))" office:value-type="float" office:value="2" calcext:value-type="float">
            <text:p>2</text:p>
          </table:table-cell>
          <table:table-cell table:formula="of:=IF([.A459]=&quot;forward&quot;;[.B4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460]=&quot;up&quot;;-[.B460];IF([.A460]=&quot;down&quot;;[.B460];0))" office:value-type="float" office:value="-4" calcext:value-type="float">
            <text:p>-4</text:p>
          </table:table-cell>
          <table:table-cell table:formula="of:=IF([.A460]=&quot;forward&quot;;[.B4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461]=&quot;up&quot;;-[.B461];IF([.A461]=&quot;down&quot;;[.B461];0))" office:value-type="float" office:value="1" calcext:value-type="float">
            <text:p>1</text:p>
          </table:table-cell>
          <table:table-cell table:formula="of:=IF([.A461]=&quot;forward&quot;;[.B4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462]=&quot;up&quot;;-[.B462];IF([.A462]=&quot;down&quot;;[.B462];0))" office:value-type="float" office:value="-8" calcext:value-type="float">
            <text:p>-8</text:p>
          </table:table-cell>
          <table:table-cell table:formula="of:=IF([.A462]=&quot;forward&quot;;[.B4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463]=&quot;up&quot;;-[.B463];IF([.A463]=&quot;down&quot;;[.B463];0))" office:value-type="float" office:value="-5" calcext:value-type="float">
            <text:p>-5</text:p>
          </table:table-cell>
          <table:table-cell table:formula="of:=IF([.A463]=&quot;forward&quot;;[.B4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464]=&quot;up&quot;;-[.B464];IF([.A464]=&quot;down&quot;;[.B464];0))" office:value-type="float" office:value="4" calcext:value-type="float">
            <text:p>4</text:p>
          </table:table-cell>
          <table:table-cell table:formula="of:=IF([.A464]=&quot;forward&quot;;[.B4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465]=&quot;up&quot;;-[.B465];IF([.A465]=&quot;down&quot;;[.B465];0))" office:value-type="float" office:value="0" calcext:value-type="float">
            <text:p>0</text:p>
          </table:table-cell>
          <table:table-cell table:formula="of:=IF([.A465]=&quot;forward&quot;;[.B465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466]=&quot;up&quot;;-[.B466];IF([.A466]=&quot;down&quot;;[.B466];0))" office:value-type="float" office:value="0" calcext:value-type="float">
            <text:p>0</text:p>
          </table:table-cell>
          <table:table-cell table:formula="of:=IF([.A466]=&quot;forward&quot;;[.B466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467]=&quot;up&quot;;-[.B467];IF([.A467]=&quot;down&quot;;[.B467];0))" office:value-type="float" office:value="2" calcext:value-type="float">
            <text:p>2</text:p>
          </table:table-cell>
          <table:table-cell table:formula="of:=IF([.A467]=&quot;forward&quot;;[.B4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468]=&quot;up&quot;;-[.B468];IF([.A468]=&quot;down&quot;;[.B468];0))" office:value-type="float" office:value="0" calcext:value-type="float">
            <text:p>0</text:p>
          </table:table-cell>
          <table:table-cell table:formula="of:=IF([.A468]=&quot;forward&quot;;[.B468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469]=&quot;up&quot;;-[.B469];IF([.A469]=&quot;down&quot;;[.B469];0))" office:value-type="float" office:value="5" calcext:value-type="float">
            <text:p>5</text:p>
          </table:table-cell>
          <table:table-cell table:formula="of:=IF([.A469]=&quot;forward&quot;;[.B4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470]=&quot;up&quot;;-[.B470];IF([.A470]=&quot;down&quot;;[.B470];0))" office:value-type="float" office:value="9" calcext:value-type="float">
            <text:p>9</text:p>
          </table:table-cell>
          <table:table-cell table:formula="of:=IF([.A470]=&quot;forward&quot;;[.B4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471]=&quot;up&quot;;-[.B471];IF([.A471]=&quot;down&quot;;[.B471];0))" office:value-type="float" office:value="0" calcext:value-type="float">
            <text:p>0</text:p>
          </table:table-cell>
          <table:table-cell table:formula="of:=IF([.A471]=&quot;forward&quot;;[.B471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472]=&quot;up&quot;;-[.B472];IF([.A472]=&quot;down&quot;;[.B472];0))" office:value-type="float" office:value="9" calcext:value-type="float">
            <text:p>9</text:p>
          </table:table-cell>
          <table:table-cell table:formula="of:=IF([.A472]=&quot;forward&quot;;[.B4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473]=&quot;up&quot;;-[.B473];IF([.A473]=&quot;down&quot;;[.B473];0))" office:value-type="float" office:value="5" calcext:value-type="float">
            <text:p>5</text:p>
          </table:table-cell>
          <table:table-cell table:formula="of:=IF([.A473]=&quot;forward&quot;;[.B4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474]=&quot;up&quot;;-[.B474];IF([.A474]=&quot;down&quot;;[.B474];0))" office:value-type="float" office:value="7" calcext:value-type="float">
            <text:p>7</text:p>
          </table:table-cell>
          <table:table-cell table:formula="of:=IF([.A474]=&quot;forward&quot;;[.B4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475]=&quot;up&quot;;-[.B475];IF([.A475]=&quot;down&quot;;[.B475];0))" office:value-type="float" office:value="3" calcext:value-type="float">
            <text:p>3</text:p>
          </table:table-cell>
          <table:table-cell table:formula="of:=IF([.A475]=&quot;forward&quot;;[.B4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476]=&quot;up&quot;;-[.B476];IF([.A476]=&quot;down&quot;;[.B476];0))" office:value-type="float" office:value="-9" calcext:value-type="float">
            <text:p>-9</text:p>
          </table:table-cell>
          <table:table-cell table:formula="of:=IF([.A476]=&quot;forward&quot;;[.B4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477]=&quot;up&quot;;-[.B477];IF([.A477]=&quot;down&quot;;[.B477];0))" office:value-type="float" office:value="6" calcext:value-type="float">
            <text:p>6</text:p>
          </table:table-cell>
          <table:table-cell table:formula="of:=IF([.A477]=&quot;forward&quot;;[.B4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478]=&quot;up&quot;;-[.B478];IF([.A478]=&quot;down&quot;;[.B478];0))" office:value-type="float" office:value="-6" calcext:value-type="float">
            <text:p>-6</text:p>
          </table:table-cell>
          <table:table-cell table:formula="of:=IF([.A478]=&quot;forward&quot;;[.B4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479]=&quot;up&quot;;-[.B479];IF([.A479]=&quot;down&quot;;[.B479];0))" office:value-type="float" office:value="-8" calcext:value-type="float">
            <text:p>-8</text:p>
          </table:table-cell>
          <table:table-cell table:formula="of:=IF([.A479]=&quot;forward&quot;;[.B4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480]=&quot;up&quot;;-[.B480];IF([.A480]=&quot;down&quot;;[.B480];0))" office:value-type="float" office:value="0" calcext:value-type="float">
            <text:p>0</text:p>
          </table:table-cell>
          <table:table-cell table:formula="of:=IF([.A480]=&quot;forward&quot;;[.B480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481]=&quot;up&quot;;-[.B481];IF([.A481]=&quot;down&quot;;[.B481];0))" office:value-type="float" office:value="0" calcext:value-type="float">
            <text:p>0</text:p>
          </table:table-cell>
          <table:table-cell table:formula="of:=IF([.A481]=&quot;forward&quot;;[.B481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482]=&quot;up&quot;;-[.B482];IF([.A482]=&quot;down&quot;;[.B482];0))" office:value-type="float" office:value="3" calcext:value-type="float">
            <text:p>3</text:p>
          </table:table-cell>
          <table:table-cell table:formula="of:=IF([.A482]=&quot;forward&quot;;[.B48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483]=&quot;up&quot;;-[.B483];IF([.A483]=&quot;down&quot;;[.B483];0))" office:value-type="float" office:value="-9" calcext:value-type="float">
            <text:p>-9</text:p>
          </table:table-cell>
          <table:table-cell table:formula="of:=IF([.A483]=&quot;forward&quot;;[.B4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484]=&quot;up&quot;;-[.B484];IF([.A484]=&quot;down&quot;;[.B484];0))" office:value-type="float" office:value="0" calcext:value-type="float">
            <text:p>0</text:p>
          </table:table-cell>
          <table:table-cell table:formula="of:=IF([.A484]=&quot;forward&quot;;[.B484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485]=&quot;up&quot;;-[.B485];IF([.A485]=&quot;down&quot;;[.B485];0))" office:value-type="float" office:value="0" calcext:value-type="float">
            <text:p>0</text:p>
          </table:table-cell>
          <table:table-cell table:formula="of:=IF([.A485]=&quot;forward&quot;;[.B485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486]=&quot;up&quot;;-[.B486];IF([.A486]=&quot;down&quot;;[.B486];0))" office:value-type="float" office:value="0" calcext:value-type="float">
            <text:p>0</text:p>
          </table:table-cell>
          <table:table-cell table:formula="of:=IF([.A486]=&quot;forward&quot;;[.B486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487]=&quot;up&quot;;-[.B487];IF([.A487]=&quot;down&quot;;[.B487];0))" office:value-type="float" office:value="4" calcext:value-type="float">
            <text:p>4</text:p>
          </table:table-cell>
          <table:table-cell table:formula="of:=IF([.A487]=&quot;forward&quot;;[.B48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488]=&quot;up&quot;;-[.B488];IF([.A488]=&quot;down&quot;;[.B488];0))" office:value-type="float" office:value="6" calcext:value-type="float">
            <text:p>6</text:p>
          </table:table-cell>
          <table:table-cell table:formula="of:=IF([.A488]=&quot;forward&quot;;[.B4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489]=&quot;up&quot;;-[.B489];IF([.A489]=&quot;down&quot;;[.B489];0))" office:value-type="float" office:value="-9" calcext:value-type="float">
            <text:p>-9</text:p>
          </table:table-cell>
          <table:table-cell table:formula="of:=IF([.A489]=&quot;forward&quot;;[.B48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490]=&quot;up&quot;;-[.B490];IF([.A490]=&quot;down&quot;;[.B490];0))" office:value-type="float" office:value="9" calcext:value-type="float">
            <text:p>9</text:p>
          </table:table-cell>
          <table:table-cell table:formula="of:=IF([.A490]=&quot;forward&quot;;[.B4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491]=&quot;up&quot;;-[.B491];IF([.A491]=&quot;down&quot;;[.B491];0))" office:value-type="float" office:value="5" calcext:value-type="float">
            <text:p>5</text:p>
          </table:table-cell>
          <table:table-cell table:formula="of:=IF([.A491]=&quot;forward&quot;;[.B4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492]=&quot;up&quot;;-[.B492];IF([.A492]=&quot;down&quot;;[.B492];0))" office:value-type="float" office:value="-2" calcext:value-type="float">
            <text:p>-2</text:p>
          </table:table-cell>
          <table:table-cell table:formula="of:=IF([.A492]=&quot;forward&quot;;[.B4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493]=&quot;up&quot;;-[.B493];IF([.A493]=&quot;down&quot;;[.B493];0))" office:value-type="float" office:value="-2" calcext:value-type="float">
            <text:p>-2</text:p>
          </table:table-cell>
          <table:table-cell table:formula="of:=IF([.A493]=&quot;forward&quot;;[.B49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494]=&quot;up&quot;;-[.B494];IF([.A494]=&quot;down&quot;;[.B494];0))" office:value-type="float" office:value="0" calcext:value-type="float">
            <text:p>0</text:p>
          </table:table-cell>
          <table:table-cell table:formula="of:=IF([.A494]=&quot;forward&quot;;[.B494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495]=&quot;up&quot;;-[.B495];IF([.A495]=&quot;down&quot;;[.B495];0))" office:value-type="float" office:value="0" calcext:value-type="float">
            <text:p>0</text:p>
          </table:table-cell>
          <table:table-cell table:formula="of:=IF([.A495]=&quot;forward&quot;;[.B495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496]=&quot;up&quot;;-[.B496];IF([.A496]=&quot;down&quot;;[.B496];0))" office:value-type="float" office:value="5" calcext:value-type="float">
            <text:p>5</text:p>
          </table:table-cell>
          <table:table-cell table:formula="of:=IF([.A496]=&quot;forward&quot;;[.B49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497]=&quot;up&quot;;-[.B497];IF([.A497]=&quot;down&quot;;[.B497];0))" office:value-type="float" office:value="8" calcext:value-type="float">
            <text:p>8</text:p>
          </table:table-cell>
          <table:table-cell table:formula="of:=IF([.A497]=&quot;forward&quot;;[.B49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498]=&quot;up&quot;;-[.B498];IF([.A498]=&quot;down&quot;;[.B498];0))" office:value-type="float" office:value="-3" calcext:value-type="float">
            <text:p>-3</text:p>
          </table:table-cell>
          <table:table-cell table:formula="of:=IF([.A498]=&quot;forward&quot;;[.B4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499]=&quot;up&quot;;-[.B499];IF([.A499]=&quot;down&quot;;[.B499];0))" office:value-type="float" office:value="0" calcext:value-type="float">
            <text:p>0</text:p>
          </table:table-cell>
          <table:table-cell table:formula="of:=IF([.A499]=&quot;forward&quot;;[.B499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500]=&quot;up&quot;;-[.B500];IF([.A500]=&quot;down&quot;;[.B500];0))" office:value-type="float" office:value="1" calcext:value-type="float">
            <text:p>1</text:p>
          </table:table-cell>
          <table:table-cell table:formula="of:=IF([.A500]=&quot;forward&quot;;[.B50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501]=&quot;up&quot;;-[.B501];IF([.A501]=&quot;down&quot;;[.B501];0))" office:value-type="float" office:value="9" calcext:value-type="float">
            <text:p>9</text:p>
          </table:table-cell>
          <table:table-cell table:formula="of:=IF([.A501]=&quot;forward&quot;;[.B50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502]=&quot;up&quot;;-[.B502];IF([.A502]=&quot;down&quot;;[.B502];0))" office:value-type="float" office:value="0" calcext:value-type="float">
            <text:p>0</text:p>
          </table:table-cell>
          <table:table-cell table:formula="of:=IF([.A502]=&quot;forward&quot;;[.B502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503]=&quot;up&quot;;-[.B503];IF([.A503]=&quot;down&quot;;[.B503];0))" office:value-type="float" office:value="0" calcext:value-type="float">
            <text:p>0</text:p>
          </table:table-cell>
          <table:table-cell table:formula="of:=IF([.A503]=&quot;forward&quot;;[.B503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504]=&quot;up&quot;;-[.B504];IF([.A504]=&quot;down&quot;;[.B504];0))" office:value-type="float" office:value="-3" calcext:value-type="float">
            <text:p>-3</text:p>
          </table:table-cell>
          <table:table-cell table:formula="of:=IF([.A504]=&quot;forward&quot;;[.B50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505]=&quot;up&quot;;-[.B505];IF([.A505]=&quot;down&quot;;[.B505];0))" office:value-type="float" office:value="-6" calcext:value-type="float">
            <text:p>-6</text:p>
          </table:table-cell>
          <table:table-cell table:formula="of:=IF([.A505]=&quot;forward&quot;;[.B50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506]=&quot;up&quot;;-[.B506];IF([.A506]=&quot;down&quot;;[.B506];0))" office:value-type="float" office:value="5" calcext:value-type="float">
            <text:p>5</text:p>
          </table:table-cell>
          <table:table-cell table:formula="of:=IF([.A506]=&quot;forward&quot;;[.B50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507]=&quot;up&quot;;-[.B507];IF([.A507]=&quot;down&quot;;[.B507];0))" office:value-type="float" office:value="-1" calcext:value-type="float">
            <text:p>-1</text:p>
          </table:table-cell>
          <table:table-cell table:formula="of:=IF([.A507]=&quot;forward&quot;;[.B50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508]=&quot;up&quot;;-[.B508];IF([.A508]=&quot;down&quot;;[.B508];0))" office:value-type="float" office:value="2" calcext:value-type="float">
            <text:p>2</text:p>
          </table:table-cell>
          <table:table-cell table:formula="of:=IF([.A508]=&quot;forward&quot;;[.B50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509]=&quot;up&quot;;-[.B509];IF([.A509]=&quot;down&quot;;[.B509];0))" office:value-type="float" office:value="-7" calcext:value-type="float">
            <text:p>-7</text:p>
          </table:table-cell>
          <table:table-cell table:formula="of:=IF([.A509]=&quot;forward&quot;;[.B5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510]=&quot;up&quot;;-[.B510];IF([.A510]=&quot;down&quot;;[.B510];0))" office:value-type="float" office:value="0" calcext:value-type="float">
            <text:p>0</text:p>
          </table:table-cell>
          <table:table-cell table:formula="of:=IF([.A510]=&quot;forward&quot;;[.B510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511]=&quot;up&quot;;-[.B511];IF([.A511]=&quot;down&quot;;[.B511];0))" office:value-type="float" office:value="6" calcext:value-type="float">
            <text:p>6</text:p>
          </table:table-cell>
          <table:table-cell table:formula="of:=IF([.A511]=&quot;forward&quot;;[.B5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512]=&quot;up&quot;;-[.B512];IF([.A512]=&quot;down&quot;;[.B512];0))" office:value-type="float" office:value="-6" calcext:value-type="float">
            <text:p>-6</text:p>
          </table:table-cell>
          <table:table-cell table:formula="of:=IF([.A512]=&quot;forward&quot;;[.B5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513]=&quot;up&quot;;-[.B513];IF([.A513]=&quot;down&quot;;[.B513];0))" office:value-type="float" office:value="-1" calcext:value-type="float">
            <text:p>-1</text:p>
          </table:table-cell>
          <table:table-cell table:formula="of:=IF([.A513]=&quot;forward&quot;;[.B5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514]=&quot;up&quot;;-[.B514];IF([.A514]=&quot;down&quot;;[.B514];0))" office:value-type="float" office:value="-2" calcext:value-type="float">
            <text:p>-2</text:p>
          </table:table-cell>
          <table:table-cell table:formula="of:=IF([.A514]=&quot;forward&quot;;[.B5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515]=&quot;up&quot;;-[.B515];IF([.A515]=&quot;down&quot;;[.B515];0))" office:value-type="float" office:value="0" calcext:value-type="float">
            <text:p>0</text:p>
          </table:table-cell>
          <table:table-cell table:formula="of:=IF([.A515]=&quot;forward&quot;;[.B515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516]=&quot;up&quot;;-[.B516];IF([.A516]=&quot;down&quot;;[.B516];0))" office:value-type="float" office:value="4" calcext:value-type="float">
            <text:p>4</text:p>
          </table:table-cell>
          <table:table-cell table:formula="of:=IF([.A516]=&quot;forward&quot;;[.B5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517]=&quot;up&quot;;-[.B517];IF([.A517]=&quot;down&quot;;[.B517];0))" office:value-type="float" office:value="-1" calcext:value-type="float">
            <text:p>-1</text:p>
          </table:table-cell>
          <table:table-cell table:formula="of:=IF([.A517]=&quot;forward&quot;;[.B5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518]=&quot;up&quot;;-[.B518];IF([.A518]=&quot;down&quot;;[.B518];0))" office:value-type="float" office:value="-3" calcext:value-type="float">
            <text:p>-3</text:p>
          </table:table-cell>
          <table:table-cell table:formula="of:=IF([.A518]=&quot;forward&quot;;[.B5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519]=&quot;up&quot;;-[.B519];IF([.A519]=&quot;down&quot;;[.B519];0))" office:value-type="float" office:value="-9" calcext:value-type="float">
            <text:p>-9</text:p>
          </table:table-cell>
          <table:table-cell table:formula="of:=IF([.A519]=&quot;forward&quot;;[.B5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520]=&quot;up&quot;;-[.B520];IF([.A520]=&quot;down&quot;;[.B520];0))" office:value-type="float" office:value="-7" calcext:value-type="float">
            <text:p>-7</text:p>
          </table:table-cell>
          <table:table-cell table:formula="of:=IF([.A520]=&quot;forward&quot;;[.B5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521]=&quot;up&quot;;-[.B521];IF([.A521]=&quot;down&quot;;[.B521];0))" office:value-type="float" office:value="0" calcext:value-type="float">
            <text:p>0</text:p>
          </table:table-cell>
          <table:table-cell table:formula="of:=IF([.A521]=&quot;forward&quot;;[.B521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522]=&quot;up&quot;;-[.B522];IF([.A522]=&quot;down&quot;;[.B522];0))" office:value-type="float" office:value="5" calcext:value-type="float">
            <text:p>5</text:p>
          </table:table-cell>
          <table:table-cell table:formula="of:=IF([.A522]=&quot;forward&quot;;[.B5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523]=&quot;up&quot;;-[.B523];IF([.A523]=&quot;down&quot;;[.B523];0))" office:value-type="float" office:value="9" calcext:value-type="float">
            <text:p>9</text:p>
          </table:table-cell>
          <table:table-cell table:formula="of:=IF([.A523]=&quot;forward&quot;;[.B5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524]=&quot;up&quot;;-[.B524];IF([.A524]=&quot;down&quot;;[.B524];0))" office:value-type="float" office:value="8" calcext:value-type="float">
            <text:p>8</text:p>
          </table:table-cell>
          <table:table-cell table:formula="of:=IF([.A524]=&quot;forward&quot;;[.B5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525]=&quot;up&quot;;-[.B525];IF([.A525]=&quot;down&quot;;[.B525];0))" office:value-type="float" office:value="0" calcext:value-type="float">
            <text:p>0</text:p>
          </table:table-cell>
          <table:table-cell table:formula="of:=IF([.A525]=&quot;forward&quot;;[.B525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526]=&quot;up&quot;;-[.B526];IF([.A526]=&quot;down&quot;;[.B526];0))" office:value-type="float" office:value="4" calcext:value-type="float">
            <text:p>4</text:p>
          </table:table-cell>
          <table:table-cell table:formula="of:=IF([.A526]=&quot;forward&quot;;[.B5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527]=&quot;up&quot;;-[.B527];IF([.A527]=&quot;down&quot;;[.B527];0))" office:value-type="float" office:value="0" calcext:value-type="float">
            <text:p>0</text:p>
          </table:table-cell>
          <table:table-cell table:formula="of:=IF([.A527]=&quot;forward&quot;;[.B527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528]=&quot;up&quot;;-[.B528];IF([.A528]=&quot;down&quot;;[.B528];0))" office:value-type="float" office:value="0" calcext:value-type="float">
            <text:p>0</text:p>
          </table:table-cell>
          <table:table-cell table:formula="of:=IF([.A528]=&quot;forward&quot;;[.B528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529]=&quot;up&quot;;-[.B529];IF([.A529]=&quot;down&quot;;[.B529];0))" office:value-type="float" office:value="-4" calcext:value-type="float">
            <text:p>-4</text:p>
          </table:table-cell>
          <table:table-cell table:formula="of:=IF([.A529]=&quot;forward&quot;;[.B5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530]=&quot;up&quot;;-[.B530];IF([.A530]=&quot;down&quot;;[.B530];0))" office:value-type="float" office:value="8" calcext:value-type="float">
            <text:p>8</text:p>
          </table:table-cell>
          <table:table-cell table:formula="of:=IF([.A530]=&quot;forward&quot;;[.B53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531]=&quot;up&quot;;-[.B531];IF([.A531]=&quot;down&quot;;[.B531];0))" office:value-type="float" office:value="1" calcext:value-type="float">
            <text:p>1</text:p>
          </table:table-cell>
          <table:table-cell table:formula="of:=IF([.A531]=&quot;forward&quot;;[.B5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532]=&quot;up&quot;;-[.B532];IF([.A532]=&quot;down&quot;;[.B532];0))" office:value-type="float" office:value="9" calcext:value-type="float">
            <text:p>9</text:p>
          </table:table-cell>
          <table:table-cell table:formula="of:=IF([.A532]=&quot;forward&quot;;[.B5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533]=&quot;up&quot;;-[.B533];IF([.A533]=&quot;down&quot;;[.B533];0))" office:value-type="float" office:value="5" calcext:value-type="float">
            <text:p>5</text:p>
          </table:table-cell>
          <table:table-cell table:formula="of:=IF([.A533]=&quot;forward&quot;;[.B5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534]=&quot;up&quot;;-[.B534];IF([.A534]=&quot;down&quot;;[.B534];0))" office:value-type="float" office:value="0" calcext:value-type="float">
            <text:p>0</text:p>
          </table:table-cell>
          <table:table-cell table:formula="of:=IF([.A534]=&quot;forward&quot;;[.B534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535]=&quot;up&quot;;-[.B535];IF([.A535]=&quot;down&quot;;[.B535];0))" office:value-type="float" office:value="0" calcext:value-type="float">
            <text:p>0</text:p>
          </table:table-cell>
          <table:table-cell table:formula="of:=IF([.A535]=&quot;forward&quot;;[.B535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536]=&quot;up&quot;;-[.B536];IF([.A536]=&quot;down&quot;;[.B536];0))" office:value-type="float" office:value="-2" calcext:value-type="float">
            <text:p>-2</text:p>
          </table:table-cell>
          <table:table-cell table:formula="of:=IF([.A536]=&quot;forward&quot;;[.B5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537]=&quot;up&quot;;-[.B537];IF([.A537]=&quot;down&quot;;[.B537];0))" office:value-type="float" office:value="6" calcext:value-type="float">
            <text:p>6</text:p>
          </table:table-cell>
          <table:table-cell table:formula="of:=IF([.A537]=&quot;forward&quot;;[.B53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538]=&quot;up&quot;;-[.B538];IF([.A538]=&quot;down&quot;;[.B538];0))" office:value-type="float" office:value="-6" calcext:value-type="float">
            <text:p>-6</text:p>
          </table:table-cell>
          <table:table-cell table:formula="of:=IF([.A538]=&quot;forward&quot;;[.B5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539]=&quot;up&quot;;-[.B539];IF([.A539]=&quot;down&quot;;[.B539];0))" office:value-type="float" office:value="0" calcext:value-type="float">
            <text:p>0</text:p>
          </table:table-cell>
          <table:table-cell table:formula="of:=IF([.A539]=&quot;forward&quot;;[.B539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540]=&quot;up&quot;;-[.B540];IF([.A540]=&quot;down&quot;;[.B540];0))" office:value-type="float" office:value="6" calcext:value-type="float">
            <text:p>6</text:p>
          </table:table-cell>
          <table:table-cell table:formula="of:=IF([.A540]=&quot;forward&quot;;[.B5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541]=&quot;up&quot;;-[.B541];IF([.A541]=&quot;down&quot;;[.B541];0))" office:value-type="float" office:value="8" calcext:value-type="float">
            <text:p>8</text:p>
          </table:table-cell>
          <table:table-cell table:formula="of:=IF([.A541]=&quot;forward&quot;;[.B5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42]=&quot;up&quot;;-[.B542];IF([.A542]=&quot;down&quot;;[.B542];0))" office:value-type="float" office:value="0" calcext:value-type="float">
            <text:p>0</text:p>
          </table:table-cell>
          <table:table-cell table:formula="of:=IF([.A542]=&quot;forward&quot;;[.B542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543]=&quot;up&quot;;-[.B543];IF([.A543]=&quot;down&quot;;[.B543];0))" office:value-type="float" office:value="6" calcext:value-type="float">
            <text:p>6</text:p>
          </table:table-cell>
          <table:table-cell table:formula="of:=IF([.A543]=&quot;forward&quot;;[.B54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544]=&quot;up&quot;;-[.B544];IF([.A544]=&quot;down&quot;;[.B544];0))" office:value-type="float" office:value="-5" calcext:value-type="float">
            <text:p>-5</text:p>
          </table:table-cell>
          <table:table-cell table:formula="of:=IF([.A544]=&quot;forward&quot;;[.B5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545]=&quot;up&quot;;-[.B545];IF([.A545]=&quot;down&quot;;[.B545];0))" office:value-type="float" office:value="2" calcext:value-type="float">
            <text:p>2</text:p>
          </table:table-cell>
          <table:table-cell table:formula="of:=IF([.A545]=&quot;forward&quot;;[.B5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546]=&quot;up&quot;;-[.B546];IF([.A546]=&quot;down&quot;;[.B546];0))" office:value-type="float" office:value="-5" calcext:value-type="float">
            <text:p>-5</text:p>
          </table:table-cell>
          <table:table-cell table:formula="of:=IF([.A546]=&quot;forward&quot;;[.B5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547]=&quot;up&quot;;-[.B547];IF([.A547]=&quot;down&quot;;[.B547];0))" office:value-type="float" office:value="7" calcext:value-type="float">
            <text:p>7</text:p>
          </table:table-cell>
          <table:table-cell table:formula="of:=IF([.A547]=&quot;forward&quot;;[.B54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548]=&quot;up&quot;;-[.B548];IF([.A548]=&quot;down&quot;;[.B548];0))" office:value-type="float" office:value="9" calcext:value-type="float">
            <text:p>9</text:p>
          </table:table-cell>
          <table:table-cell table:formula="of:=IF([.A548]=&quot;forward&quot;;[.B54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549]=&quot;up&quot;;-[.B549];IF([.A549]=&quot;down&quot;;[.B549];0))" office:value-type="float" office:value="0" calcext:value-type="float">
            <text:p>0</text:p>
          </table:table-cell>
          <table:table-cell table:formula="of:=IF([.A549]=&quot;forward&quot;;[.B549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550]=&quot;up&quot;;-[.B550];IF([.A550]=&quot;down&quot;;[.B550];0))" office:value-type="float" office:value="8" calcext:value-type="float">
            <text:p>8</text:p>
          </table:table-cell>
          <table:table-cell table:formula="of:=IF([.A550]=&quot;forward&quot;;[.B5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551]=&quot;up&quot;;-[.B551];IF([.A551]=&quot;down&quot;;[.B551];0))" office:value-type="float" office:value="0" calcext:value-type="float">
            <text:p>0</text:p>
          </table:table-cell>
          <table:table-cell table:formula="of:=IF([.A551]=&quot;forward&quot;;[.B551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552]=&quot;up&quot;;-[.B552];IF([.A552]=&quot;down&quot;;[.B552];0))" office:value-type="float" office:value="0" calcext:value-type="float">
            <text:p>0</text:p>
          </table:table-cell>
          <table:table-cell table:formula="of:=IF([.A552]=&quot;forward&quot;;[.B552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553]=&quot;up&quot;;-[.B553];IF([.A553]=&quot;down&quot;;[.B553];0))" office:value-type="float" office:value="0" calcext:value-type="float">
            <text:p>0</text:p>
          </table:table-cell>
          <table:table-cell table:formula="of:=IF([.A553]=&quot;forward&quot;;[.B553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554]=&quot;up&quot;;-[.B554];IF([.A554]=&quot;down&quot;;[.B554];0))" office:value-type="float" office:value="4" calcext:value-type="float">
            <text:p>4</text:p>
          </table:table-cell>
          <table:table-cell table:formula="of:=IF([.A554]=&quot;forward&quot;;[.B55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555]=&quot;up&quot;;-[.B555];IF([.A555]=&quot;down&quot;;[.B555];0))" office:value-type="float" office:value="0" calcext:value-type="float">
            <text:p>0</text:p>
          </table:table-cell>
          <table:table-cell table:formula="of:=IF([.A555]=&quot;forward&quot;;[.B555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556]=&quot;up&quot;;-[.B556];IF([.A556]=&quot;down&quot;;[.B556];0))" office:value-type="float" office:value="0" calcext:value-type="float">
            <text:p>0</text:p>
          </table:table-cell>
          <table:table-cell table:formula="of:=IF([.A556]=&quot;forward&quot;;[.B556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557]=&quot;up&quot;;-[.B557];IF([.A557]=&quot;down&quot;;[.B557];0))" office:value-type="float" office:value="-7" calcext:value-type="float">
            <text:p>-7</text:p>
          </table:table-cell>
          <table:table-cell table:formula="of:=IF([.A557]=&quot;forward&quot;;[.B5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558]=&quot;up&quot;;-[.B558];IF([.A558]=&quot;down&quot;;[.B558];0))" office:value-type="float" office:value="-3" calcext:value-type="float">
            <text:p>-3</text:p>
          </table:table-cell>
          <table:table-cell table:formula="of:=IF([.A558]=&quot;forward&quot;;[.B5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559]=&quot;up&quot;;-[.B559];IF([.A559]=&quot;down&quot;;[.B559];0))" office:value-type="float" office:value="2" calcext:value-type="float">
            <text:p>2</text:p>
          </table:table-cell>
          <table:table-cell table:formula="of:=IF([.A559]=&quot;forward&quot;;[.B5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560]=&quot;up&quot;;-[.B560];IF([.A560]=&quot;down&quot;;[.B560];0))" office:value-type="float" office:value="0" calcext:value-type="float">
            <text:p>0</text:p>
          </table:table-cell>
          <table:table-cell table:formula="of:=IF([.A560]=&quot;forward&quot;;[.B560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561]=&quot;up&quot;;-[.B561];IF([.A561]=&quot;down&quot;;[.B561];0))" office:value-type="float" office:value="-6" calcext:value-type="float">
            <text:p>-6</text:p>
          </table:table-cell>
          <table:table-cell table:formula="of:=IF([.A561]=&quot;forward&quot;;[.B5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62]=&quot;up&quot;;-[.B562];IF([.A562]=&quot;down&quot;;[.B562];0))" office:value-type="float" office:value="0" calcext:value-type="float">
            <text:p>0</text:p>
          </table:table-cell>
          <table:table-cell table:formula="of:=IF([.A562]=&quot;forward&quot;;[.B562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563]=&quot;up&quot;;-[.B563];IF([.A563]=&quot;down&quot;;[.B563];0))" office:value-type="float" office:value="0" calcext:value-type="float">
            <text:p>0</text:p>
          </table:table-cell>
          <table:table-cell table:formula="of:=IF([.A563]=&quot;forward&quot;;[.B563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564]=&quot;up&quot;;-[.B564];IF([.A564]=&quot;down&quot;;[.B564];0))" office:value-type="float" office:value="4" calcext:value-type="float">
            <text:p>4</text:p>
          </table:table-cell>
          <table:table-cell table:formula="of:=IF([.A564]=&quot;forward&quot;;[.B5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565]=&quot;up&quot;;-[.B565];IF([.A565]=&quot;down&quot;;[.B565];0))" office:value-type="float" office:value="2" calcext:value-type="float">
            <text:p>2</text:p>
          </table:table-cell>
          <table:table-cell table:formula="of:=IF([.A565]=&quot;forward&quot;;[.B56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566]=&quot;up&quot;;-[.B566];IF([.A566]=&quot;down&quot;;[.B566];0))" office:value-type="float" office:value="6" calcext:value-type="float">
            <text:p>6</text:p>
          </table:table-cell>
          <table:table-cell table:formula="of:=IF([.A566]=&quot;forward&quot;;[.B5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567]=&quot;up&quot;;-[.B567];IF([.A567]=&quot;down&quot;;[.B567];0))" office:value-type="float" office:value="1" calcext:value-type="float">
            <text:p>1</text:p>
          </table:table-cell>
          <table:table-cell table:formula="of:=IF([.A567]=&quot;forward&quot;;[.B5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568]=&quot;up&quot;;-[.B568];IF([.A568]=&quot;down&quot;;[.B568];0))" office:value-type="float" office:value="0" calcext:value-type="float">
            <text:p>0</text:p>
          </table:table-cell>
          <table:table-cell table:formula="of:=IF([.A568]=&quot;forward&quot;;[.B568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569]=&quot;up&quot;;-[.B569];IF([.A569]=&quot;down&quot;;[.B569];0))" office:value-type="float" office:value="0" calcext:value-type="float">
            <text:p>0</text:p>
          </table:table-cell>
          <table:table-cell table:formula="of:=IF([.A569]=&quot;forward&quot;;[.B569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570]=&quot;up&quot;;-[.B570];IF([.A570]=&quot;down&quot;;[.B570];0))" office:value-type="float" office:value="1" calcext:value-type="float">
            <text:p>1</text:p>
          </table:table-cell>
          <table:table-cell table:formula="of:=IF([.A570]=&quot;forward&quot;;[.B5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571]=&quot;up&quot;;-[.B571];IF([.A571]=&quot;down&quot;;[.B571];0))" office:value-type="float" office:value="-2" calcext:value-type="float">
            <text:p>-2</text:p>
          </table:table-cell>
          <table:table-cell table:formula="of:=IF([.A571]=&quot;forward&quot;;[.B57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572]=&quot;up&quot;;-[.B572];IF([.A572]=&quot;down&quot;;[.B572];0))" office:value-type="float" office:value="2" calcext:value-type="float">
            <text:p>2</text:p>
          </table:table-cell>
          <table:table-cell table:formula="of:=IF([.A572]=&quot;forward&quot;;[.B57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573]=&quot;up&quot;;-[.B573];IF([.A573]=&quot;down&quot;;[.B573];0))" office:value-type="float" office:value="1" calcext:value-type="float">
            <text:p>1</text:p>
          </table:table-cell>
          <table:table-cell table:formula="of:=IF([.A573]=&quot;forward&quot;;[.B5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574]=&quot;up&quot;;-[.B574];IF([.A574]=&quot;down&quot;;[.B574];0))" office:value-type="float" office:value="6" calcext:value-type="float">
            <text:p>6</text:p>
          </table:table-cell>
          <table:table-cell table:formula="of:=IF([.A574]=&quot;forward&quot;;[.B5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575]=&quot;up&quot;;-[.B575];IF([.A575]=&quot;down&quot;;[.B575];0))" office:value-type="float" office:value="0" calcext:value-type="float">
            <text:p>0</text:p>
          </table:table-cell>
          <table:table-cell table:formula="of:=IF([.A575]=&quot;forward&quot;;[.B575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76]=&quot;up&quot;;-[.B576];IF([.A576]=&quot;down&quot;;[.B576];0))" office:value-type="float" office:value="0" calcext:value-type="float">
            <text:p>0</text:p>
          </table:table-cell>
          <table:table-cell table:formula="of:=IF([.A576]=&quot;forward&quot;;[.B576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577]=&quot;up&quot;;-[.B577];IF([.A577]=&quot;down&quot;;[.B577];0))" office:value-type="float" office:value="0" calcext:value-type="float">
            <text:p>0</text:p>
          </table:table-cell>
          <table:table-cell table:formula="of:=IF([.A577]=&quot;forward&quot;;[.B577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578]=&quot;up&quot;;-[.B578];IF([.A578]=&quot;down&quot;;[.B578];0))" office:value-type="float" office:value="1" calcext:value-type="float">
            <text:p>1</text:p>
          </table:table-cell>
          <table:table-cell table:formula="of:=IF([.A578]=&quot;forward&quot;;[.B5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579]=&quot;up&quot;;-[.B579];IF([.A579]=&quot;down&quot;;[.B579];0))" office:value-type="float" office:value="8" calcext:value-type="float">
            <text:p>8</text:p>
          </table:table-cell>
          <table:table-cell table:formula="of:=IF([.A579]=&quot;forward&quot;;[.B5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580]=&quot;up&quot;;-[.B580];IF([.A580]=&quot;down&quot;;[.B580];0))" office:value-type="float" office:value="1" calcext:value-type="float">
            <text:p>1</text:p>
          </table:table-cell>
          <table:table-cell table:formula="of:=IF([.A580]=&quot;forward&quot;;[.B5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581]=&quot;up&quot;;-[.B581];IF([.A581]=&quot;down&quot;;[.B581];0))" office:value-type="float" office:value="-5" calcext:value-type="float">
            <text:p>-5</text:p>
          </table:table-cell>
          <table:table-cell table:formula="of:=IF([.A581]=&quot;forward&quot;;[.B5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82]=&quot;up&quot;;-[.B582];IF([.A582]=&quot;down&quot;;[.B582];0))" office:value-type="float" office:value="0" calcext:value-type="float">
            <text:p>0</text:p>
          </table:table-cell>
          <table:table-cell table:formula="of:=IF([.A582]=&quot;forward&quot;;[.B582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583]=&quot;up&quot;;-[.B583];IF([.A583]=&quot;down&quot;;[.B583];0))" office:value-type="float" office:value="0" calcext:value-type="float">
            <text:p>0</text:p>
          </table:table-cell>
          <table:table-cell table:formula="of:=IF([.A583]=&quot;forward&quot;;[.B583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584]=&quot;up&quot;;-[.B584];IF([.A584]=&quot;down&quot;;[.B584];0))" office:value-type="float" office:value="-5" calcext:value-type="float">
            <text:p>-5</text:p>
          </table:table-cell>
          <table:table-cell table:formula="of:=IF([.A584]=&quot;forward&quot;;[.B5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585]=&quot;up&quot;;-[.B585];IF([.A585]=&quot;down&quot;;[.B585];0))" office:value-type="float" office:value="0" calcext:value-type="float">
            <text:p>0</text:p>
          </table:table-cell>
          <table:table-cell table:formula="of:=IF([.A585]=&quot;forward&quot;;[.B585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586]=&quot;up&quot;;-[.B586];IF([.A586]=&quot;down&quot;;[.B586];0))" office:value-type="float" office:value="-8" calcext:value-type="float">
            <text:p>-8</text:p>
          </table:table-cell>
          <table:table-cell table:formula="of:=IF([.A586]=&quot;forward&quot;;[.B5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587]=&quot;up&quot;;-[.B587];IF([.A587]=&quot;down&quot;;[.B587];0))" office:value-type="float" office:value="3" calcext:value-type="float">
            <text:p>3</text:p>
          </table:table-cell>
          <table:table-cell table:formula="of:=IF([.A587]=&quot;forward&quot;;[.B58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588]=&quot;up&quot;;-[.B588];IF([.A588]=&quot;down&quot;;[.B588];0))" office:value-type="float" office:value="0" calcext:value-type="float">
            <text:p>0</text:p>
          </table:table-cell>
          <table:table-cell table:formula="of:=IF([.A588]=&quot;forward&quot;;[.B588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89]=&quot;up&quot;;-[.B589];IF([.A589]=&quot;down&quot;;[.B589];0))" office:value-type="float" office:value="0" calcext:value-type="float">
            <text:p>0</text:p>
          </table:table-cell>
          <table:table-cell table:formula="of:=IF([.A589]=&quot;forward&quot;;[.B589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590]=&quot;up&quot;;-[.B590];IF([.A590]=&quot;down&quot;;[.B590];0))" office:value-type="float" office:value="-8" calcext:value-type="float">
            <text:p>-8</text:p>
          </table:table-cell>
          <table:table-cell table:formula="of:=IF([.A590]=&quot;forward&quot;;[.B5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591]=&quot;up&quot;;-[.B591];IF([.A591]=&quot;down&quot;;[.B591];0))" office:value-type="float" office:value="-9" calcext:value-type="float">
            <text:p>-9</text:p>
          </table:table-cell>
          <table:table-cell table:formula="of:=IF([.A591]=&quot;forward&quot;;[.B5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592]=&quot;up&quot;;-[.B592];IF([.A592]=&quot;down&quot;;[.B592];0))" office:value-type="float" office:value="7" calcext:value-type="float">
            <text:p>7</text:p>
          </table:table-cell>
          <table:table-cell table:formula="of:=IF([.A592]=&quot;forward&quot;;[.B5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593]=&quot;up&quot;;-[.B593];IF([.A593]=&quot;down&quot;;[.B593];0))" office:value-type="float" office:value="1" calcext:value-type="float">
            <text:p>1</text:p>
          </table:table-cell>
          <table:table-cell table:formula="of:=IF([.A593]=&quot;forward&quot;;[.B59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594]=&quot;up&quot;;-[.B594];IF([.A594]=&quot;down&quot;;[.B594];0))" office:value-type="float" office:value="0" calcext:value-type="float">
            <text:p>0</text:p>
          </table:table-cell>
          <table:table-cell table:formula="of:=IF([.A594]=&quot;forward&quot;;[.B594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595]=&quot;up&quot;;-[.B595];IF([.A595]=&quot;down&quot;;[.B595];0))" office:value-type="float" office:value="0" calcext:value-type="float">
            <text:p>0</text:p>
          </table:table-cell>
          <table:table-cell table:formula="of:=IF([.A595]=&quot;forward&quot;;[.B595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596]=&quot;up&quot;;-[.B596];IF([.A596]=&quot;down&quot;;[.B596];0))" office:value-type="float" office:value="0" calcext:value-type="float">
            <text:p>0</text:p>
          </table:table-cell>
          <table:table-cell table:formula="of:=IF([.A596]=&quot;forward&quot;;[.B596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597]=&quot;up&quot;;-[.B597];IF([.A597]=&quot;down&quot;;[.B597];0))" office:value-type="float" office:value="0" calcext:value-type="float">
            <text:p>0</text:p>
          </table:table-cell>
          <table:table-cell table:formula="of:=IF([.A597]=&quot;forward&quot;;[.B597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598]=&quot;up&quot;;-[.B598];IF([.A598]=&quot;down&quot;;[.B598];0))" office:value-type="float" office:value="0" calcext:value-type="float">
            <text:p>0</text:p>
          </table:table-cell>
          <table:table-cell table:formula="of:=IF([.A598]=&quot;forward&quot;;[.B598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599]=&quot;up&quot;;-[.B599];IF([.A599]=&quot;down&quot;;[.B599];0))" office:value-type="float" office:value="0" calcext:value-type="float">
            <text:p>0</text:p>
          </table:table-cell>
          <table:table-cell table:formula="of:=IF([.A599]=&quot;forward&quot;;[.B599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600]=&quot;up&quot;;-[.B600];IF([.A600]=&quot;down&quot;;[.B600];0))" office:value-type="float" office:value="6" calcext:value-type="float">
            <text:p>6</text:p>
          </table:table-cell>
          <table:table-cell table:formula="of:=IF([.A600]=&quot;forward&quot;;[.B60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601]=&quot;up&quot;;-[.B601];IF([.A601]=&quot;down&quot;;[.B601];0))" office:value-type="float" office:value="-5" calcext:value-type="float">
            <text:p>-5</text:p>
          </table:table-cell>
          <table:table-cell table:formula="of:=IF([.A601]=&quot;forward&quot;;[.B60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602]=&quot;up&quot;;-[.B602];IF([.A602]=&quot;down&quot;;[.B602];0))" office:value-type="float" office:value="1" calcext:value-type="float">
            <text:p>1</text:p>
          </table:table-cell>
          <table:table-cell table:formula="of:=IF([.A602]=&quot;forward&quot;;[.B60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603]=&quot;up&quot;;-[.B603];IF([.A603]=&quot;down&quot;;[.B603];0))" office:value-type="float" office:value="0" calcext:value-type="float">
            <text:p>0</text:p>
          </table:table-cell>
          <table:table-cell table:formula="of:=IF([.A603]=&quot;forward&quot;;[.B603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604]=&quot;up&quot;;-[.B604];IF([.A604]=&quot;down&quot;;[.B604];0))" office:value-type="float" office:value="0" calcext:value-type="float">
            <text:p>0</text:p>
          </table:table-cell>
          <table:table-cell table:formula="of:=IF([.A604]=&quot;forward&quot;;[.B604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605]=&quot;up&quot;;-[.B605];IF([.A605]=&quot;down&quot;;[.B605];0))" office:value-type="float" office:value="6" calcext:value-type="float">
            <text:p>6</text:p>
          </table:table-cell>
          <table:table-cell table:formula="of:=IF([.A605]=&quot;forward&quot;;[.B60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606]=&quot;up&quot;;-[.B606];IF([.A606]=&quot;down&quot;;[.B606];0))" office:value-type="float" office:value="0" calcext:value-type="float">
            <text:p>0</text:p>
          </table:table-cell>
          <table:table-cell table:formula="of:=IF([.A606]=&quot;forward&quot;;[.B606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607]=&quot;up&quot;;-[.B607];IF([.A607]=&quot;down&quot;;[.B607];0))" office:value-type="float" office:value="0" calcext:value-type="float">
            <text:p>0</text:p>
          </table:table-cell>
          <table:table-cell table:formula="of:=IF([.A607]=&quot;forward&quot;;[.B607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608]=&quot;up&quot;;-[.B608];IF([.A608]=&quot;down&quot;;[.B608];0))" office:value-type="float" office:value="7" calcext:value-type="float">
            <text:p>7</text:p>
          </table:table-cell>
          <table:table-cell table:formula="of:=IF([.A608]=&quot;forward&quot;;[.B60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609]=&quot;up&quot;;-[.B609];IF([.A609]=&quot;down&quot;;[.B609];0))" office:value-type="float" office:value="5" calcext:value-type="float">
            <text:p>5</text:p>
          </table:table-cell>
          <table:table-cell table:formula="of:=IF([.A609]=&quot;forward&quot;;[.B6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610]=&quot;up&quot;;-[.B610];IF([.A610]=&quot;down&quot;;[.B610];0))" office:value-type="float" office:value="7" calcext:value-type="float">
            <text:p>7</text:p>
          </table:table-cell>
          <table:table-cell table:formula="of:=IF([.A610]=&quot;forward&quot;;[.B6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611]=&quot;up&quot;;-[.B611];IF([.A611]=&quot;down&quot;;[.B611];0))" office:value-type="float" office:value="-7" calcext:value-type="float">
            <text:p>-7</text:p>
          </table:table-cell>
          <table:table-cell table:formula="of:=IF([.A611]=&quot;forward&quot;;[.B6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612]=&quot;up&quot;;-[.B612];IF([.A612]=&quot;down&quot;;[.B612];0))" office:value-type="float" office:value="5" calcext:value-type="float">
            <text:p>5</text:p>
          </table:table-cell>
          <table:table-cell table:formula="of:=IF([.A612]=&quot;forward&quot;;[.B61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613]=&quot;up&quot;;-[.B613];IF([.A613]=&quot;down&quot;;[.B613];0))" office:value-type="float" office:value="0" calcext:value-type="float">
            <text:p>0</text:p>
          </table:table-cell>
          <table:table-cell table:formula="of:=IF([.A613]=&quot;forward&quot;;[.B613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614]=&quot;up&quot;;-[.B614];IF([.A614]=&quot;down&quot;;[.B614];0))" office:value-type="float" office:value="4" calcext:value-type="float">
            <text:p>4</text:p>
          </table:table-cell>
          <table:table-cell table:formula="of:=IF([.A614]=&quot;forward&quot;;[.B6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615]=&quot;up&quot;;-[.B615];IF([.A615]=&quot;down&quot;;[.B615];0))" office:value-type="float" office:value="7" calcext:value-type="float">
            <text:p>7</text:p>
          </table:table-cell>
          <table:table-cell table:formula="of:=IF([.A615]=&quot;forward&quot;;[.B61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616]=&quot;up&quot;;-[.B616];IF([.A616]=&quot;down&quot;;[.B616];0))" office:value-type="float" office:value="0" calcext:value-type="float">
            <text:p>0</text:p>
          </table:table-cell>
          <table:table-cell table:formula="of:=IF([.A616]=&quot;forward&quot;;[.B616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617]=&quot;up&quot;;-[.B617];IF([.A617]=&quot;down&quot;;[.B617];0))" office:value-type="float" office:value="0" calcext:value-type="float">
            <text:p>0</text:p>
          </table:table-cell>
          <table:table-cell table:formula="of:=IF([.A617]=&quot;forward&quot;;[.B617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618]=&quot;up&quot;;-[.B618];IF([.A618]=&quot;down&quot;;[.B618];0))" office:value-type="float" office:value="0" calcext:value-type="float">
            <text:p>0</text:p>
          </table:table-cell>
          <table:table-cell table:formula="of:=IF([.A618]=&quot;forward&quot;;[.B618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619]=&quot;up&quot;;-[.B619];IF([.A619]=&quot;down&quot;;[.B619];0))" office:value-type="float" office:value="0" calcext:value-type="float">
            <text:p>0</text:p>
          </table:table-cell>
          <table:table-cell table:formula="of:=IF([.A619]=&quot;forward&quot;;[.B619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620]=&quot;up&quot;;-[.B620];IF([.A620]=&quot;down&quot;;[.B620];0))" office:value-type="float" office:value="-9" calcext:value-type="float">
            <text:p>-9</text:p>
          </table:table-cell>
          <table:table-cell table:formula="of:=IF([.A620]=&quot;forward&quot;;[.B6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21]=&quot;up&quot;;-[.B621];IF([.A621]=&quot;down&quot;;[.B621];0))" office:value-type="float" office:value="2" calcext:value-type="float">
            <text:p>2</text:p>
          </table:table-cell>
          <table:table-cell table:formula="of:=IF([.A621]=&quot;forward&quot;;[.B6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22]=&quot;up&quot;;-[.B622];IF([.A622]=&quot;down&quot;;[.B622];0))" office:value-type="float" office:value="2" calcext:value-type="float">
            <text:p>2</text:p>
          </table:table-cell>
          <table:table-cell table:formula="of:=IF([.A622]=&quot;forward&quot;;[.B6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623]=&quot;up&quot;;-[.B623];IF([.A623]=&quot;down&quot;;[.B623];0))" office:value-type="float" office:value="4" calcext:value-type="float">
            <text:p>4</text:p>
          </table:table-cell>
          <table:table-cell table:formula="of:=IF([.A623]=&quot;forward&quot;;[.B6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624]=&quot;up&quot;;-[.B624];IF([.A624]=&quot;down&quot;;[.B624];0))" office:value-type="float" office:value="8" calcext:value-type="float">
            <text:p>8</text:p>
          </table:table-cell>
          <table:table-cell table:formula="of:=IF([.A624]=&quot;forward&quot;;[.B6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625]=&quot;up&quot;;-[.B625];IF([.A625]=&quot;down&quot;;[.B625];0))" office:value-type="float" office:value="-3" calcext:value-type="float">
            <text:p>-3</text:p>
          </table:table-cell>
          <table:table-cell table:formula="of:=IF([.A625]=&quot;forward&quot;;[.B6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626]=&quot;up&quot;;-[.B626];IF([.A626]=&quot;down&quot;;[.B626];0))" office:value-type="float" office:value="7" calcext:value-type="float">
            <text:p>7</text:p>
          </table:table-cell>
          <table:table-cell table:formula="of:=IF([.A626]=&quot;forward&quot;;[.B6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627]=&quot;up&quot;;-[.B627];IF([.A627]=&quot;down&quot;;[.B627];0))" office:value-type="float" office:value="5" calcext:value-type="float">
            <text:p>5</text:p>
          </table:table-cell>
          <table:table-cell table:formula="of:=IF([.A627]=&quot;forward&quot;;[.B6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628]=&quot;up&quot;;-[.B628];IF([.A628]=&quot;down&quot;;[.B628];0))" office:value-type="float" office:value="0" calcext:value-type="float">
            <text:p>0</text:p>
          </table:table-cell>
          <table:table-cell table:formula="of:=IF([.A628]=&quot;forward&quot;;[.B628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629]=&quot;up&quot;;-[.B629];IF([.A629]=&quot;down&quot;;[.B629];0))" office:value-type="float" office:value="9" calcext:value-type="float">
            <text:p>9</text:p>
          </table:table-cell>
          <table:table-cell table:formula="of:=IF([.A629]=&quot;forward&quot;;[.B6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630]=&quot;up&quot;;-[.B630];IF([.A630]=&quot;down&quot;;[.B630];0))" office:value-type="float" office:value="5" calcext:value-type="float">
            <text:p>5</text:p>
          </table:table-cell>
          <table:table-cell table:formula="of:=IF([.A630]=&quot;forward&quot;;[.B63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631]=&quot;up&quot;;-[.B631];IF([.A631]=&quot;down&quot;;[.B631];0))" office:value-type="float" office:value="9" calcext:value-type="float">
            <text:p>9</text:p>
          </table:table-cell>
          <table:table-cell table:formula="of:=IF([.A631]=&quot;forward&quot;;[.B6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632]=&quot;up&quot;;-[.B632];IF([.A632]=&quot;down&quot;;[.B632];0))" office:value-type="float" office:value="1" calcext:value-type="float">
            <text:p>1</text:p>
          </table:table-cell>
          <table:table-cell table:formula="of:=IF([.A632]=&quot;forward&quot;;[.B6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633]=&quot;up&quot;;-[.B633];IF([.A633]=&quot;down&quot;;[.B633];0))" office:value-type="float" office:value="0" calcext:value-type="float">
            <text:p>0</text:p>
          </table:table-cell>
          <table:table-cell table:formula="of:=IF([.A633]=&quot;forward&quot;;[.B633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634]=&quot;up&quot;;-[.B634];IF([.A634]=&quot;down&quot;;[.B634];0))" office:value-type="float" office:value="-7" calcext:value-type="float">
            <text:p>-7</text:p>
          </table:table-cell>
          <table:table-cell table:formula="of:=IF([.A634]=&quot;forward&quot;;[.B6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35]=&quot;up&quot;;-[.B635];IF([.A635]=&quot;down&quot;;[.B635];0))" office:value-type="float" office:value="2" calcext:value-type="float">
            <text:p>2</text:p>
          </table:table-cell>
          <table:table-cell table:formula="of:=IF([.A635]=&quot;forward&quot;;[.B63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36]=&quot;up&quot;;-[.B636];IF([.A636]=&quot;down&quot;;[.B636];0))" office:value-type="float" office:value="2" calcext:value-type="float">
            <text:p>2</text:p>
          </table:table-cell>
          <table:table-cell table:formula="of:=IF([.A636]=&quot;forward&quot;;[.B6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637]=&quot;up&quot;;-[.B637];IF([.A637]=&quot;down&quot;;[.B637];0))" office:value-type="float" office:value="0" calcext:value-type="float">
            <text:p>0</text:p>
          </table:table-cell>
          <table:table-cell table:formula="of:=IF([.A637]=&quot;forward&quot;;[.B637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638]=&quot;up&quot;;-[.B638];IF([.A638]=&quot;down&quot;;[.B638];0))" office:value-type="float" office:value="0" calcext:value-type="float">
            <text:p>0</text:p>
          </table:table-cell>
          <table:table-cell table:formula="of:=IF([.A638]=&quot;forward&quot;;[.B638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639]=&quot;up&quot;;-[.B639];IF([.A639]=&quot;down&quot;;[.B639];0))" office:value-type="float" office:value="3" calcext:value-type="float">
            <text:p>3</text:p>
          </table:table-cell>
          <table:table-cell table:formula="of:=IF([.A639]=&quot;forward&quot;;[.B6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640]=&quot;up&quot;;-[.B640];IF([.A640]=&quot;down&quot;;[.B640];0))" office:value-type="float" office:value="4" calcext:value-type="float">
            <text:p>4</text:p>
          </table:table-cell>
          <table:table-cell table:formula="of:=IF([.A640]=&quot;forward&quot;;[.B6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641]=&quot;up&quot;;-[.B641];IF([.A641]=&quot;down&quot;;[.B641];0))" office:value-type="float" office:value="0" calcext:value-type="float">
            <text:p>0</text:p>
          </table:table-cell>
          <table:table-cell table:formula="of:=IF([.A641]=&quot;forward&quot;;[.B641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642]=&quot;up&quot;;-[.B642];IF([.A642]=&quot;down&quot;;[.B642];0))" office:value-type="float" office:value="0" calcext:value-type="float">
            <text:p>0</text:p>
          </table:table-cell>
          <table:table-cell table:formula="of:=IF([.A642]=&quot;forward&quot;;[.B642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643]=&quot;up&quot;;-[.B643];IF([.A643]=&quot;down&quot;;[.B643];0))" office:value-type="float" office:value="1" calcext:value-type="float">
            <text:p>1</text:p>
          </table:table-cell>
          <table:table-cell table:formula="of:=IF([.A643]=&quot;forward&quot;;[.B64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644]=&quot;up&quot;;-[.B644];IF([.A644]=&quot;down&quot;;[.B644];0))" office:value-type="float" office:value="0" calcext:value-type="float">
            <text:p>0</text:p>
          </table:table-cell>
          <table:table-cell table:formula="of:=IF([.A644]=&quot;forward&quot;;[.B644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645]=&quot;up&quot;;-[.B645];IF([.A645]=&quot;down&quot;;[.B645];0))" office:value-type="float" office:value="-7" calcext:value-type="float">
            <text:p>-7</text:p>
          </table:table-cell>
          <table:table-cell table:formula="of:=IF([.A645]=&quot;forward&quot;;[.B6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646]=&quot;up&quot;;-[.B646];IF([.A646]=&quot;down&quot;;[.B646];0))" office:value-type="float" office:value="0" calcext:value-type="float">
            <text:p>0</text:p>
          </table:table-cell>
          <table:table-cell table:formula="of:=IF([.A646]=&quot;forward&quot;;[.B646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647]=&quot;up&quot;;-[.B647];IF([.A647]=&quot;down&quot;;[.B647];0))" office:value-type="float" office:value="9" calcext:value-type="float">
            <text:p>9</text:p>
          </table:table-cell>
          <table:table-cell table:formula="of:=IF([.A647]=&quot;forward&quot;;[.B64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648]=&quot;up&quot;;-[.B648];IF([.A648]=&quot;down&quot;;[.B648];0))" office:value-type="float" office:value="0" calcext:value-type="float">
            <text:p>0</text:p>
          </table:table-cell>
          <table:table-cell table:formula="of:=IF([.A648]=&quot;forward&quot;;[.B648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649]=&quot;up&quot;;-[.B649];IF([.A649]=&quot;down&quot;;[.B649];0))" office:value-type="float" office:value="0" calcext:value-type="float">
            <text:p>0</text:p>
          </table:table-cell>
          <table:table-cell table:formula="of:=IF([.A649]=&quot;forward&quot;;[.B649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650]=&quot;up&quot;;-[.B650];IF([.A650]=&quot;down&quot;;[.B650];0))" office:value-type="float" office:value="0" calcext:value-type="float">
            <text:p>0</text:p>
          </table:table-cell>
          <table:table-cell table:formula="of:=IF([.A650]=&quot;forward&quot;;[.B650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651]=&quot;up&quot;;-[.B651];IF([.A651]=&quot;down&quot;;[.B651];0))" office:value-type="float" office:value="8" calcext:value-type="float">
            <text:p>8</text:p>
          </table:table-cell>
          <table:table-cell table:formula="of:=IF([.A651]=&quot;forward&quot;;[.B6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652]=&quot;up&quot;;-[.B652];IF([.A652]=&quot;down&quot;;[.B652];0))" office:value-type="float" office:value="-9" calcext:value-type="float">
            <text:p>-9</text:p>
          </table:table-cell>
          <table:table-cell table:formula="of:=IF([.A652]=&quot;forward&quot;;[.B65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53]=&quot;up&quot;;-[.B653];IF([.A653]=&quot;down&quot;;[.B653];0))" office:value-type="float" office:value="2" calcext:value-type="float">
            <text:p>2</text:p>
          </table:table-cell>
          <table:table-cell table:formula="of:=IF([.A653]=&quot;forward&quot;;[.B6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654]=&quot;up&quot;;-[.B654];IF([.A654]=&quot;down&quot;;[.B654];0))" office:value-type="float" office:value="0" calcext:value-type="float">
            <text:p>0</text:p>
          </table:table-cell>
          <table:table-cell table:formula="of:=IF([.A654]=&quot;forward&quot;;[.B654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655]=&quot;up&quot;;-[.B655];IF([.A655]=&quot;down&quot;;[.B655];0))" office:value-type="float" office:value="-7" calcext:value-type="float">
            <text:p>-7</text:p>
          </table:table-cell>
          <table:table-cell table:formula="of:=IF([.A655]=&quot;forward&quot;;[.B6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656]=&quot;up&quot;;-[.B656];IF([.A656]=&quot;down&quot;;[.B656];0))" office:value-type="float" office:value="5" calcext:value-type="float">
            <text:p>5</text:p>
          </table:table-cell>
          <table:table-cell table:formula="of:=IF([.A656]=&quot;forward&quot;;[.B6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657]=&quot;up&quot;;-[.B657];IF([.A657]=&quot;down&quot;;[.B657];0))" office:value-type="float" office:value="9" calcext:value-type="float">
            <text:p>9</text:p>
          </table:table-cell>
          <table:table-cell table:formula="of:=IF([.A657]=&quot;forward&quot;;[.B6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658]=&quot;up&quot;;-[.B658];IF([.A658]=&quot;down&quot;;[.B658];0))" office:value-type="float" office:value="3" calcext:value-type="float">
            <text:p>3</text:p>
          </table:table-cell>
          <table:table-cell table:formula="of:=IF([.A658]=&quot;forward&quot;;[.B6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659]=&quot;up&quot;;-[.B659];IF([.A659]=&quot;down&quot;;[.B659];0))" office:value-type="float" office:value="6" calcext:value-type="float">
            <text:p>6</text:p>
          </table:table-cell>
          <table:table-cell table:formula="of:=IF([.A659]=&quot;forward&quot;;[.B6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660]=&quot;up&quot;;-[.B660];IF([.A660]=&quot;down&quot;;[.B660];0))" office:value-type="float" office:value="4" calcext:value-type="float">
            <text:p>4</text:p>
          </table:table-cell>
          <table:table-cell table:formula="of:=IF([.A660]=&quot;forward&quot;;[.B6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661]=&quot;up&quot;;-[.B661];IF([.A661]=&quot;down&quot;;[.B661];0))" office:value-type="float" office:value="-2" calcext:value-type="float">
            <text:p>-2</text:p>
          </table:table-cell>
          <table:table-cell table:formula="of:=IF([.A661]=&quot;forward&quot;;[.B6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662]=&quot;up&quot;;-[.B662];IF([.A662]=&quot;down&quot;;[.B662];0))" office:value-type="float" office:value="3" calcext:value-type="float">
            <text:p>3</text:p>
          </table:table-cell>
          <table:table-cell table:formula="of:=IF([.A662]=&quot;forward&quot;;[.B66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663]=&quot;up&quot;;-[.B663];IF([.A663]=&quot;down&quot;;[.B663];0))" office:value-type="float" office:value="1" calcext:value-type="float">
            <text:p>1</text:p>
          </table:table-cell>
          <table:table-cell table:formula="of:=IF([.A663]=&quot;forward&quot;;[.B6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664]=&quot;up&quot;;-[.B664];IF([.A664]=&quot;down&quot;;[.B664];0))" office:value-type="float" office:value="-1" calcext:value-type="float">
            <text:p>-1</text:p>
          </table:table-cell>
          <table:table-cell table:formula="of:=IF([.A664]=&quot;forward&quot;;[.B6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665]=&quot;up&quot;;-[.B665];IF([.A665]=&quot;down&quot;;[.B665];0))" office:value-type="float" office:value="-6" calcext:value-type="float">
            <text:p>-6</text:p>
          </table:table-cell>
          <table:table-cell table:formula="of:=IF([.A665]=&quot;forward&quot;;[.B66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666]=&quot;up&quot;;-[.B666];IF([.A666]=&quot;down&quot;;[.B666];0))" office:value-type="float" office:value="0" calcext:value-type="float">
            <text:p>0</text:p>
          </table:table-cell>
          <table:table-cell table:formula="of:=IF([.A666]=&quot;forward&quot;;[.B666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667]=&quot;up&quot;;-[.B667];IF([.A667]=&quot;down&quot;;[.B667];0))" office:value-type="float" office:value="1" calcext:value-type="float">
            <text:p>1</text:p>
          </table:table-cell>
          <table:table-cell table:formula="of:=IF([.A667]=&quot;forward&quot;;[.B6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668]=&quot;up&quot;;-[.B668];IF([.A668]=&quot;down&quot;;[.B668];0))" office:value-type="float" office:value="0" calcext:value-type="float">
            <text:p>0</text:p>
          </table:table-cell>
          <table:table-cell table:formula="of:=IF([.A668]=&quot;forward&quot;;[.B668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669]=&quot;up&quot;;-[.B669];IF([.A669]=&quot;down&quot;;[.B669];0))" office:value-type="float" office:value="-4" calcext:value-type="float">
            <text:p>-4</text:p>
          </table:table-cell>
          <table:table-cell table:formula="of:=IF([.A669]=&quot;forward&quot;;[.B6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670]=&quot;up&quot;;-[.B670];IF([.A670]=&quot;down&quot;;[.B670];0))" office:value-type="float" office:value="0" calcext:value-type="float">
            <text:p>0</text:p>
          </table:table-cell>
          <table:table-cell table:formula="of:=IF([.A670]=&quot;forward&quot;;[.B670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671]=&quot;up&quot;;-[.B671];IF([.A671]=&quot;down&quot;;[.B671];0))" office:value-type="float" office:value="0" calcext:value-type="float">
            <text:p>0</text:p>
          </table:table-cell>
          <table:table-cell table:formula="of:=IF([.A671]=&quot;forward&quot;;[.B671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672]=&quot;up&quot;;-[.B672];IF([.A672]=&quot;down&quot;;[.B672];0))" office:value-type="float" office:value="0" calcext:value-type="float">
            <text:p>0</text:p>
          </table:table-cell>
          <table:table-cell table:formula="of:=IF([.A672]=&quot;forward&quot;;[.B672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673]=&quot;up&quot;;-[.B673];IF([.A673]=&quot;down&quot;;[.B673];0))" office:value-type="float" office:value="0" calcext:value-type="float">
            <text:p>0</text:p>
          </table:table-cell>
          <table:table-cell table:formula="of:=IF([.A673]=&quot;forward&quot;;[.B673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674]=&quot;up&quot;;-[.B674];IF([.A674]=&quot;down&quot;;[.B674];0))" office:value-type="float" office:value="0" calcext:value-type="float">
            <text:p>0</text:p>
          </table:table-cell>
          <table:table-cell table:formula="of:=IF([.A674]=&quot;forward&quot;;[.B674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75]=&quot;up&quot;;-[.B675];IF([.A675]=&quot;down&quot;;[.B675];0))" office:value-type="float" office:value="2" calcext:value-type="float">
            <text:p>2</text:p>
          </table:table-cell>
          <table:table-cell table:formula="of:=IF([.A675]=&quot;forward&quot;;[.B6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676]=&quot;up&quot;;-[.B676];IF([.A676]=&quot;down&quot;;[.B676];0))" office:value-type="float" office:value="5" calcext:value-type="float">
            <text:p>5</text:p>
          </table:table-cell>
          <table:table-cell table:formula="of:=IF([.A676]=&quot;forward&quot;;[.B6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677]=&quot;up&quot;;-[.B677];IF([.A677]=&quot;down&quot;;[.B677];0))" office:value-type="float" office:value="-8" calcext:value-type="float">
            <text:p>-8</text:p>
          </table:table-cell>
          <table:table-cell table:formula="of:=IF([.A677]=&quot;forward&quot;;[.B6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678]=&quot;up&quot;;-[.B678];IF([.A678]=&quot;down&quot;;[.B678];0))" office:value-type="float" office:value="-1" calcext:value-type="float">
            <text:p>-1</text:p>
          </table:table-cell>
          <table:table-cell table:formula="of:=IF([.A678]=&quot;forward&quot;;[.B6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679]=&quot;up&quot;;-[.B679];IF([.A679]=&quot;down&quot;;[.B679];0))" office:value-type="float" office:value="9" calcext:value-type="float">
            <text:p>9</text:p>
          </table:table-cell>
          <table:table-cell table:formula="of:=IF([.A679]=&quot;forward&quot;;[.B6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680]=&quot;up&quot;;-[.B680];IF([.A680]=&quot;down&quot;;[.B680];0))" office:value-type="float" office:value="0" calcext:value-type="float">
            <text:p>0</text:p>
          </table:table-cell>
          <table:table-cell table:formula="of:=IF([.A680]=&quot;forward&quot;;[.B680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681]=&quot;up&quot;;-[.B681];IF([.A681]=&quot;down&quot;;[.B681];0))" office:value-type="float" office:value="1" calcext:value-type="float">
            <text:p>1</text:p>
          </table:table-cell>
          <table:table-cell table:formula="of:=IF([.A681]=&quot;forward&quot;;[.B6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682]=&quot;up&quot;;-[.B682];IF([.A682]=&quot;down&quot;;[.B682];0))" office:value-type="float" office:value="-5" calcext:value-type="float">
            <text:p>-5</text:p>
          </table:table-cell>
          <table:table-cell table:formula="of:=IF([.A682]=&quot;forward&quot;;[.B68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683]=&quot;up&quot;;-[.B683];IF([.A683]=&quot;down&quot;;[.B683];0))" office:value-type="float" office:value="4" calcext:value-type="float">
            <text:p>4</text:p>
          </table:table-cell>
          <table:table-cell table:formula="of:=IF([.A683]=&quot;forward&quot;;[.B6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684]=&quot;up&quot;;-[.B684];IF([.A684]=&quot;down&quot;;[.B684];0))" office:value-type="float" office:value="-3" calcext:value-type="float">
            <text:p>-3</text:p>
          </table:table-cell>
          <table:table-cell table:formula="of:=IF([.A684]=&quot;forward&quot;;[.B6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685]=&quot;up&quot;;-[.B685];IF([.A685]=&quot;down&quot;;[.B685];0))" office:value-type="float" office:value="0" calcext:value-type="float">
            <text:p>0</text:p>
          </table:table-cell>
          <table:table-cell table:formula="of:=IF([.A685]=&quot;forward&quot;;[.B685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686]=&quot;up&quot;;-[.B686];IF([.A686]=&quot;down&quot;;[.B686];0))" office:value-type="float" office:value="-7" calcext:value-type="float">
            <text:p>-7</text:p>
          </table:table-cell>
          <table:table-cell table:formula="of:=IF([.A686]=&quot;forward&quot;;[.B6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687]=&quot;up&quot;;-[.B687];IF([.A687]=&quot;down&quot;;[.B687];0))" office:value-type="float" office:value="0" calcext:value-type="float">
            <text:p>0</text:p>
          </table:table-cell>
          <table:table-cell table:formula="of:=IF([.A687]=&quot;forward&quot;;[.B687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688]=&quot;up&quot;;-[.B688];IF([.A688]=&quot;down&quot;;[.B688];0))" office:value-type="float" office:value="-1" calcext:value-type="float">
            <text:p>-1</text:p>
          </table:table-cell>
          <table:table-cell table:formula="of:=IF([.A688]=&quot;forward&quot;;[.B6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689]=&quot;up&quot;;-[.B689];IF([.A689]=&quot;down&quot;;[.B689];0))" office:value-type="float" office:value="0" calcext:value-type="float">
            <text:p>0</text:p>
          </table:table-cell>
          <table:table-cell table:formula="of:=IF([.A689]=&quot;forward&quot;;[.B689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690]=&quot;up&quot;;-[.B690];IF([.A690]=&quot;down&quot;;[.B690];0))" office:value-type="float" office:value="0" calcext:value-type="float">
            <text:p>0</text:p>
          </table:table-cell>
          <table:table-cell table:formula="of:=IF([.A690]=&quot;forward&quot;;[.B690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691]=&quot;up&quot;;-[.B691];IF([.A691]=&quot;down&quot;;[.B691];0))" office:value-type="float" office:value="-6" calcext:value-type="float">
            <text:p>-6</text:p>
          </table:table-cell>
          <table:table-cell table:formula="of:=IF([.A691]=&quot;forward&quot;;[.B6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692]=&quot;up&quot;;-[.B692];IF([.A692]=&quot;down&quot;;[.B692];0))" office:value-type="float" office:value="6" calcext:value-type="float">
            <text:p>6</text:p>
          </table:table-cell>
          <table:table-cell table:formula="of:=IF([.A692]=&quot;forward&quot;;[.B6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693]=&quot;up&quot;;-[.B693];IF([.A693]=&quot;down&quot;;[.B693];0))" office:value-type="float" office:value="8" calcext:value-type="float">
            <text:p>8</text:p>
          </table:table-cell>
          <table:table-cell table:formula="of:=IF([.A693]=&quot;forward&quot;;[.B69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694]=&quot;up&quot;;-[.B694];IF([.A694]=&quot;down&quot;;[.B694];0))" office:value-type="float" office:value="8" calcext:value-type="float">
            <text:p>8</text:p>
          </table:table-cell>
          <table:table-cell table:formula="of:=IF([.A694]=&quot;forward&quot;;[.B69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695]=&quot;up&quot;;-[.B695];IF([.A695]=&quot;down&quot;;[.B695];0))" office:value-type="float" office:value="9" calcext:value-type="float">
            <text:p>9</text:p>
          </table:table-cell>
          <table:table-cell table:formula="of:=IF([.A695]=&quot;forward&quot;;[.B69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96]=&quot;up&quot;;-[.B696];IF([.A696]=&quot;down&quot;;[.B696];0))" office:value-type="float" office:value="2" calcext:value-type="float">
            <text:p>2</text:p>
          </table:table-cell>
          <table:table-cell table:formula="of:=IF([.A696]=&quot;forward&quot;;[.B69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697]=&quot;up&quot;;-[.B697];IF([.A697]=&quot;down&quot;;[.B697];0))" office:value-type="float" office:value="-7" calcext:value-type="float">
            <text:p>-7</text:p>
          </table:table-cell>
          <table:table-cell table:formula="of:=IF([.A697]=&quot;forward&quot;;[.B69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698]=&quot;up&quot;;-[.B698];IF([.A698]=&quot;down&quot;;[.B698];0))" office:value-type="float" office:value="0" calcext:value-type="float">
            <text:p>0</text:p>
          </table:table-cell>
          <table:table-cell table:formula="of:=IF([.A698]=&quot;forward&quot;;[.B698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699]=&quot;up&quot;;-[.B699];IF([.A699]=&quot;down&quot;;[.B699];0))" office:value-type="float" office:value="-8" calcext:value-type="float">
            <text:p>-8</text:p>
          </table:table-cell>
          <table:table-cell table:formula="of:=IF([.A699]=&quot;forward&quot;;[.B69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700]=&quot;up&quot;;-[.B700];IF([.A700]=&quot;down&quot;;[.B700];0))" office:value-type="float" office:value="9" calcext:value-type="float">
            <text:p>9</text:p>
          </table:table-cell>
          <table:table-cell table:formula="of:=IF([.A700]=&quot;forward&quot;;[.B70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701]=&quot;up&quot;;-[.B701];IF([.A701]=&quot;down&quot;;[.B701];0))" office:value-type="float" office:value="-6" calcext:value-type="float">
            <text:p>-6</text:p>
          </table:table-cell>
          <table:table-cell table:formula="of:=IF([.A701]=&quot;forward&quot;;[.B70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02]=&quot;up&quot;;-[.B702];IF([.A702]=&quot;down&quot;;[.B702];0))" office:value-type="float" office:value="0" calcext:value-type="float">
            <text:p>0</text:p>
          </table:table-cell>
          <table:table-cell table:formula="of:=IF([.A702]=&quot;forward&quot;;[.B702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703]=&quot;up&quot;;-[.B703];IF([.A703]=&quot;down&quot;;[.B703];0))" office:value-type="float" office:value="-7" calcext:value-type="float">
            <text:p>-7</text:p>
          </table:table-cell>
          <table:table-cell table:formula="of:=IF([.A703]=&quot;forward&quot;;[.B70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04]=&quot;up&quot;;-[.B704];IF([.A704]=&quot;down&quot;;[.B704];0))" office:value-type="float" office:value="6" calcext:value-type="float">
            <text:p>6</text:p>
          </table:table-cell>
          <table:table-cell table:formula="of:=IF([.A704]=&quot;forward&quot;;[.B70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705]=&quot;up&quot;;-[.B705];IF([.A705]=&quot;down&quot;;[.B705];0))" office:value-type="float" office:value="-7" calcext:value-type="float">
            <text:p>-7</text:p>
          </table:table-cell>
          <table:table-cell table:formula="of:=IF([.A705]=&quot;forward&quot;;[.B70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706]=&quot;up&quot;;-[.B706];IF([.A706]=&quot;down&quot;;[.B706];0))" office:value-type="float" office:value="4" calcext:value-type="float">
            <text:p>4</text:p>
          </table:table-cell>
          <table:table-cell table:formula="of:=IF([.A706]=&quot;forward&quot;;[.B70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707]=&quot;up&quot;;-[.B707];IF([.A707]=&quot;down&quot;;[.B707];0))" office:value-type="float" office:value="0" calcext:value-type="float">
            <text:p>0</text:p>
          </table:table-cell>
          <table:table-cell table:formula="of:=IF([.A707]=&quot;forward&quot;;[.B707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708]=&quot;up&quot;;-[.B708];IF([.A708]=&quot;down&quot;;[.B708];0))" office:value-type="float" office:value="0" calcext:value-type="float">
            <text:p>0</text:p>
          </table:table-cell>
          <table:table-cell table:formula="of:=IF([.A708]=&quot;forward&quot;;[.B708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09]=&quot;up&quot;;-[.B709];IF([.A709]=&quot;down&quot;;[.B709];0))" office:value-type="float" office:value="6" calcext:value-type="float">
            <text:p>6</text:p>
          </table:table-cell>
          <table:table-cell table:formula="of:=IF([.A709]=&quot;forward&quot;;[.B7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710]=&quot;up&quot;;-[.B710];IF([.A710]=&quot;down&quot;;[.B710];0))" office:value-type="float" office:value="8" calcext:value-type="float">
            <text:p>8</text:p>
          </table:table-cell>
          <table:table-cell table:formula="of:=IF([.A710]=&quot;forward&quot;;[.B7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711]=&quot;up&quot;;-[.B711];IF([.A711]=&quot;down&quot;;[.B711];0))" office:value-type="float" office:value="0" calcext:value-type="float">
            <text:p>0</text:p>
          </table:table-cell>
          <table:table-cell table:formula="of:=IF([.A711]=&quot;forward&quot;;[.B711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712]=&quot;up&quot;;-[.B712];IF([.A712]=&quot;down&quot;;[.B712];0))" office:value-type="float" office:value="0" calcext:value-type="float">
            <text:p>0</text:p>
          </table:table-cell>
          <table:table-cell table:formula="of:=IF([.A712]=&quot;forward&quot;;[.B712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713]=&quot;up&quot;;-[.B713];IF([.A713]=&quot;down&quot;;[.B713];0))" office:value-type="float" office:value="3" calcext:value-type="float">
            <text:p>3</text:p>
          </table:table-cell>
          <table:table-cell table:formula="of:=IF([.A713]=&quot;forward&quot;;[.B71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714]=&quot;up&quot;;-[.B714];IF([.A714]=&quot;down&quot;;[.B714];0))" office:value-type="float" office:value="0" calcext:value-type="float">
            <text:p>0</text:p>
          </table:table-cell>
          <table:table-cell table:formula="of:=IF([.A714]=&quot;forward&quot;;[.B714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715]=&quot;up&quot;;-[.B715];IF([.A715]=&quot;down&quot;;[.B715];0))" office:value-type="float" office:value="0" calcext:value-type="float">
            <text:p>0</text:p>
          </table:table-cell>
          <table:table-cell table:formula="of:=IF([.A715]=&quot;forward&quot;;[.B715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716]=&quot;up&quot;;-[.B716];IF([.A716]=&quot;down&quot;;[.B716];0))" office:value-type="float" office:value="-2" calcext:value-type="float">
            <text:p>-2</text:p>
          </table:table-cell>
          <table:table-cell table:formula="of:=IF([.A716]=&quot;forward&quot;;[.B7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717]=&quot;up&quot;;-[.B717];IF([.A717]=&quot;down&quot;;[.B717];0))" office:value-type="float" office:value="8" calcext:value-type="float">
            <text:p>8</text:p>
          </table:table-cell>
          <table:table-cell table:formula="of:=IF([.A717]=&quot;forward&quot;;[.B7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718]=&quot;up&quot;;-[.B718];IF([.A718]=&quot;down&quot;;[.B718];0))" office:value-type="float" office:value="0" calcext:value-type="float">
            <text:p>0</text:p>
          </table:table-cell>
          <table:table-cell table:formula="of:=IF([.A718]=&quot;forward&quot;;[.B718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719]=&quot;up&quot;;-[.B719];IF([.A719]=&quot;down&quot;;[.B719];0))" office:value-type="float" office:value="5" calcext:value-type="float">
            <text:p>5</text:p>
          </table:table-cell>
          <table:table-cell table:formula="of:=IF([.A719]=&quot;forward&quot;;[.B7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720]=&quot;up&quot;;-[.B720];IF([.A720]=&quot;down&quot;;[.B720];0))" office:value-type="float" office:value="1" calcext:value-type="float">
            <text:p>1</text:p>
          </table:table-cell>
          <table:table-cell table:formula="of:=IF([.A720]=&quot;forward&quot;;[.B7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21]=&quot;up&quot;;-[.B721];IF([.A721]=&quot;down&quot;;[.B721];0))" office:value-type="float" office:value="6" calcext:value-type="float">
            <text:p>6</text:p>
          </table:table-cell>
          <table:table-cell table:formula="of:=IF([.A721]=&quot;forward&quot;;[.B7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722]=&quot;up&quot;;-[.B722];IF([.A722]=&quot;down&quot;;[.B722];0))" office:value-type="float" office:value="5" calcext:value-type="float">
            <text:p>5</text:p>
          </table:table-cell>
          <table:table-cell table:formula="of:=IF([.A722]=&quot;forward&quot;;[.B7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723]=&quot;up&quot;;-[.B723];IF([.A723]=&quot;down&quot;;[.B723];0))" office:value-type="float" office:value="2" calcext:value-type="float">
            <text:p>2</text:p>
          </table:table-cell>
          <table:table-cell table:formula="of:=IF([.A723]=&quot;forward&quot;;[.B72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724]=&quot;up&quot;;-[.B724];IF([.A724]=&quot;down&quot;;[.B724];0))" office:value-type="float" office:value="-6" calcext:value-type="float">
            <text:p>-6</text:p>
          </table:table-cell>
          <table:table-cell table:formula="of:=IF([.A724]=&quot;forward&quot;;[.B7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725]=&quot;up&quot;;-[.B725];IF([.A725]=&quot;down&quot;;[.B725];0))" office:value-type="float" office:value="0" calcext:value-type="float">
            <text:p>0</text:p>
          </table:table-cell>
          <table:table-cell table:formula="of:=IF([.A725]=&quot;forward&quot;;[.B725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726]=&quot;up&quot;;-[.B726];IF([.A726]=&quot;down&quot;;[.B726];0))" office:value-type="float" office:value="0" calcext:value-type="float">
            <text:p>0</text:p>
          </table:table-cell>
          <table:table-cell table:formula="of:=IF([.A726]=&quot;forward&quot;;[.B726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727]=&quot;up&quot;;-[.B727];IF([.A727]=&quot;down&quot;;[.B727];0))" office:value-type="float" office:value="1" calcext:value-type="float">
            <text:p>1</text:p>
          </table:table-cell>
          <table:table-cell table:formula="of:=IF([.A727]=&quot;forward&quot;;[.B7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728]=&quot;up&quot;;-[.B728];IF([.A728]=&quot;down&quot;;[.B728];0))" office:value-type="float" office:value="5" calcext:value-type="float">
            <text:p>5</text:p>
          </table:table-cell>
          <table:table-cell table:formula="of:=IF([.A728]=&quot;forward&quot;;[.B7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729]=&quot;up&quot;;-[.B729];IF([.A729]=&quot;down&quot;;[.B729];0))" office:value-type="float" office:value="0" calcext:value-type="float">
            <text:p>0</text:p>
          </table:table-cell>
          <table:table-cell table:formula="of:=IF([.A729]=&quot;forward&quot;;[.B729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730]=&quot;up&quot;;-[.B730];IF([.A730]=&quot;down&quot;;[.B730];0))" office:value-type="float" office:value="0" calcext:value-type="float">
            <text:p>0</text:p>
          </table:table-cell>
          <table:table-cell table:formula="of:=IF([.A730]=&quot;forward&quot;;[.B730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731]=&quot;up&quot;;-[.B731];IF([.A731]=&quot;down&quot;;[.B731];0))" office:value-type="float" office:value="9" calcext:value-type="float">
            <text:p>9</text:p>
          </table:table-cell>
          <table:table-cell table:formula="of:=IF([.A731]=&quot;forward&quot;;[.B7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732]=&quot;up&quot;;-[.B732];IF([.A732]=&quot;down&quot;;[.B732];0))" office:value-type="float" office:value="8" calcext:value-type="float">
            <text:p>8</text:p>
          </table:table-cell>
          <table:table-cell table:formula="of:=IF([.A732]=&quot;forward&quot;;[.B7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733]=&quot;up&quot;;-[.B733];IF([.A733]=&quot;down&quot;;[.B733];0))" office:value-type="float" office:value="0" calcext:value-type="float">
            <text:p>0</text:p>
          </table:table-cell>
          <table:table-cell table:formula="of:=IF([.A733]=&quot;forward&quot;;[.B733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734]=&quot;up&quot;;-[.B734];IF([.A734]=&quot;down&quot;;[.B734];0))" office:value-type="float" office:value="-7" calcext:value-type="float">
            <text:p>-7</text:p>
          </table:table-cell>
          <table:table-cell table:formula="of:=IF([.A734]=&quot;forward&quot;;[.B7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735]=&quot;up&quot;;-[.B735];IF([.A735]=&quot;down&quot;;[.B735];0))" office:value-type="float" office:value="0" calcext:value-type="float">
            <text:p>0</text:p>
          </table:table-cell>
          <table:table-cell table:formula="of:=IF([.A735]=&quot;forward&quot;;[.B735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736]=&quot;up&quot;;-[.B736];IF([.A736]=&quot;down&quot;;[.B736];0))" office:value-type="float" office:value="-5" calcext:value-type="float">
            <text:p>-5</text:p>
          </table:table-cell>
          <table:table-cell table:formula="of:=IF([.A736]=&quot;forward&quot;;[.B7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737]=&quot;up&quot;;-[.B737];IF([.A737]=&quot;down&quot;;[.B737];0))" office:value-type="float" office:value="7" calcext:value-type="float">
            <text:p>7</text:p>
          </table:table-cell>
          <table:table-cell table:formula="of:=IF([.A737]=&quot;forward&quot;;[.B73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738]=&quot;up&quot;;-[.B738];IF([.A738]=&quot;down&quot;;[.B738];0))" office:value-type="float" office:value="0" calcext:value-type="float">
            <text:p>0</text:p>
          </table:table-cell>
          <table:table-cell table:formula="of:=IF([.A738]=&quot;forward&quot;;[.B738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739]=&quot;up&quot;;-[.B739];IF([.A739]=&quot;down&quot;;[.B739];0))" office:value-type="float" office:value="0" calcext:value-type="float">
            <text:p>0</text:p>
          </table:table-cell>
          <table:table-cell table:formula="of:=IF([.A739]=&quot;forward&quot;;[.B739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740]=&quot;up&quot;;-[.B740];IF([.A740]=&quot;down&quot;;[.B740];0))" office:value-type="float" office:value="0" calcext:value-type="float">
            <text:p>0</text:p>
          </table:table-cell>
          <table:table-cell table:formula="of:=IF([.A740]=&quot;forward&quot;;[.B740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741]=&quot;up&quot;;-[.B741];IF([.A741]=&quot;down&quot;;[.B741];0))" office:value-type="float" office:value="1" calcext:value-type="float">
            <text:p>1</text:p>
          </table:table-cell>
          <table:table-cell table:formula="of:=IF([.A741]=&quot;forward&quot;;[.B7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742]=&quot;up&quot;;-[.B742];IF([.A742]=&quot;down&quot;;[.B742];0))" office:value-type="float" office:value="9" calcext:value-type="float">
            <text:p>9</text:p>
          </table:table-cell>
          <table:table-cell table:formula="of:=IF([.A742]=&quot;forward&quot;;[.B74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743]=&quot;up&quot;;-[.B743];IF([.A743]=&quot;down&quot;;[.B743];0))" office:value-type="float" office:value="-1" calcext:value-type="float">
            <text:p>-1</text:p>
          </table:table-cell>
          <table:table-cell table:formula="of:=IF([.A743]=&quot;forward&quot;;[.B74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744]=&quot;up&quot;;-[.B744];IF([.A744]=&quot;down&quot;;[.B744];0))" office:value-type="float" office:value="2" calcext:value-type="float">
            <text:p>2</text:p>
          </table:table-cell>
          <table:table-cell table:formula="of:=IF([.A744]=&quot;forward&quot;;[.B7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745]=&quot;up&quot;;-[.B745];IF([.A745]=&quot;down&quot;;[.B745];0))" office:value-type="float" office:value="2" calcext:value-type="float">
            <text:p>2</text:p>
          </table:table-cell>
          <table:table-cell table:formula="of:=IF([.A745]=&quot;forward&quot;;[.B7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746]=&quot;up&quot;;-[.B746];IF([.A746]=&quot;down&quot;;[.B746];0))" office:value-type="float" office:value="7" calcext:value-type="float">
            <text:p>7</text:p>
          </table:table-cell>
          <table:table-cell table:formula="of:=IF([.A746]=&quot;forward&quot;;[.B7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747]=&quot;up&quot;;-[.B747];IF([.A747]=&quot;down&quot;;[.B747];0))" office:value-type="float" office:value="4" calcext:value-type="float">
            <text:p>4</text:p>
          </table:table-cell>
          <table:table-cell table:formula="of:=IF([.A747]=&quot;forward&quot;;[.B74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748]=&quot;up&quot;;-[.B748];IF([.A748]=&quot;down&quot;;[.B748];0))" office:value-type="float" office:value="0" calcext:value-type="float">
            <text:p>0</text:p>
          </table:table-cell>
          <table:table-cell table:formula="of:=IF([.A748]=&quot;forward&quot;;[.B748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749]=&quot;up&quot;;-[.B749];IF([.A749]=&quot;down&quot;;[.B749];0))" office:value-type="float" office:value="3" calcext:value-type="float">
            <text:p>3</text:p>
          </table:table-cell>
          <table:table-cell table:formula="of:=IF([.A749]=&quot;forward&quot;;[.B7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750]=&quot;up&quot;;-[.B750];IF([.A750]=&quot;down&quot;;[.B750];0))" office:value-type="float" office:value="5" calcext:value-type="float">
            <text:p>5</text:p>
          </table:table-cell>
          <table:table-cell table:formula="of:=IF([.A750]=&quot;forward&quot;;[.B7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751]=&quot;up&quot;;-[.B751];IF([.A751]=&quot;down&quot;;[.B751];0))" office:value-type="float" office:value="-8" calcext:value-type="float">
            <text:p>-8</text:p>
          </table:table-cell>
          <table:table-cell table:formula="of:=IF([.A751]=&quot;forward&quot;;[.B7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752]=&quot;up&quot;;-[.B752];IF([.A752]=&quot;down&quot;;[.B752];0))" office:value-type="float" office:value="0" calcext:value-type="float">
            <text:p>0</text:p>
          </table:table-cell>
          <table:table-cell table:formula="of:=IF([.A752]=&quot;forward&quot;;[.B752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753]=&quot;up&quot;;-[.B753];IF([.A753]=&quot;down&quot;;[.B753];0))" office:value-type="float" office:value="-5" calcext:value-type="float">
            <text:p>-5</text:p>
          </table:table-cell>
          <table:table-cell table:formula="of:=IF([.A753]=&quot;forward&quot;;[.B7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754]=&quot;up&quot;;-[.B754];IF([.A754]=&quot;down&quot;;[.B754];0))" office:value-type="float" office:value="8" calcext:value-type="float">
            <text:p>8</text:p>
          </table:table-cell>
          <table:table-cell table:formula="of:=IF([.A754]=&quot;forward&quot;;[.B75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55]=&quot;up&quot;;-[.B755];IF([.A755]=&quot;down&quot;;[.B755];0))" office:value-type="float" office:value="6" calcext:value-type="float">
            <text:p>6</text:p>
          </table:table-cell>
          <table:table-cell table:formula="of:=IF([.A755]=&quot;forward&quot;;[.B75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756]=&quot;up&quot;;-[.B756];IF([.A756]=&quot;down&quot;;[.B756];0))" office:value-type="float" office:value="3" calcext:value-type="float">
            <text:p>3</text:p>
          </table:table-cell>
          <table:table-cell table:formula="of:=IF([.A756]=&quot;forward&quot;;[.B7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757]=&quot;up&quot;;-[.B757];IF([.A757]=&quot;down&quot;;[.B757];0))" office:value-type="float" office:value="3" calcext:value-type="float">
            <text:p>3</text:p>
          </table:table-cell>
          <table:table-cell table:formula="of:=IF([.A757]=&quot;forward&quot;;[.B7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758]=&quot;up&quot;;-[.B758];IF([.A758]=&quot;down&quot;;[.B758];0))" office:value-type="float" office:value="9" calcext:value-type="float">
            <text:p>9</text:p>
          </table:table-cell>
          <table:table-cell table:formula="of:=IF([.A758]=&quot;forward&quot;;[.B7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759]=&quot;up&quot;;-[.B759];IF([.A759]=&quot;down&quot;;[.B759];0))" office:value-type="float" office:value="7" calcext:value-type="float">
            <text:p>7</text:p>
          </table:table-cell>
          <table:table-cell table:formula="of:=IF([.A759]=&quot;forward&quot;;[.B7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60]=&quot;up&quot;;-[.B760];IF([.A760]=&quot;down&quot;;[.B760];0))" office:value-type="float" office:value="0" calcext:value-type="float">
            <text:p>0</text:p>
          </table:table-cell>
          <table:table-cell table:formula="of:=IF([.A760]=&quot;forward&quot;;[.B760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761]=&quot;up&quot;;-[.B761];IF([.A761]=&quot;down&quot;;[.B761];0))" office:value-type="float" office:value="-5" calcext:value-type="float">
            <text:p>-5</text:p>
          </table:table-cell>
          <table:table-cell table:formula="of:=IF([.A761]=&quot;forward&quot;;[.B7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762]=&quot;up&quot;;-[.B762];IF([.A762]=&quot;down&quot;;[.B762];0))" office:value-type="float" office:value="0" calcext:value-type="float">
            <text:p>0</text:p>
          </table:table-cell>
          <table:table-cell table:formula="of:=IF([.A762]=&quot;forward&quot;;[.B762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763]=&quot;up&quot;;-[.B763];IF([.A763]=&quot;down&quot;;[.B763];0))" office:value-type="float" office:value="0" calcext:value-type="float">
            <text:p>0</text:p>
          </table:table-cell>
          <table:table-cell table:formula="of:=IF([.A763]=&quot;forward&quot;;[.B763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764]=&quot;up&quot;;-[.B764];IF([.A764]=&quot;down&quot;;[.B764];0))" office:value-type="float" office:value="3" calcext:value-type="float">
            <text:p>3</text:p>
          </table:table-cell>
          <table:table-cell table:formula="of:=IF([.A764]=&quot;forward&quot;;[.B7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765]=&quot;up&quot;;-[.B765];IF([.A765]=&quot;down&quot;;[.B765];0))" office:value-type="float" office:value="-6" calcext:value-type="float">
            <text:p>-6</text:p>
          </table:table-cell>
          <table:table-cell table:formula="of:=IF([.A765]=&quot;forward&quot;;[.B76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66]=&quot;up&quot;;-[.B766];IF([.A766]=&quot;down&quot;;[.B766];0))" office:value-type="float" office:value="0" calcext:value-type="float">
            <text:p>0</text:p>
          </table:table-cell>
          <table:table-cell table:formula="of:=IF([.A766]=&quot;forward&quot;;[.B766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67]=&quot;up&quot;;-[.B767];IF([.A767]=&quot;down&quot;;[.B767];0))" office:value-type="float" office:value="0" calcext:value-type="float">
            <text:p>0</text:p>
          </table:table-cell>
          <table:table-cell table:formula="of:=IF([.A767]=&quot;forward&quot;;[.B767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768]=&quot;up&quot;;-[.B768];IF([.A768]=&quot;down&quot;;[.B768];0))" office:value-type="float" office:value="4" calcext:value-type="float">
            <text:p>4</text:p>
          </table:table-cell>
          <table:table-cell table:formula="of:=IF([.A768]=&quot;forward&quot;;[.B7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769]=&quot;up&quot;;-[.B769];IF([.A769]=&quot;down&quot;;[.B769];0))" office:value-type="float" office:value="2" calcext:value-type="float">
            <text:p>2</text:p>
          </table:table-cell>
          <table:table-cell table:formula="of:=IF([.A769]=&quot;forward&quot;;[.B7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770]=&quot;up&quot;;-[.B770];IF([.A770]=&quot;down&quot;;[.B770];0))" office:value-type="float" office:value="-1" calcext:value-type="float">
            <text:p>-1</text:p>
          </table:table-cell>
          <table:table-cell table:formula="of:=IF([.A770]=&quot;forward&quot;;[.B7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771]=&quot;up&quot;;-[.B771];IF([.A771]=&quot;down&quot;;[.B771];0))" office:value-type="float" office:value="0" calcext:value-type="float">
            <text:p>0</text:p>
          </table:table-cell>
          <table:table-cell table:formula="of:=IF([.A771]=&quot;forward&quot;;[.B771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772]=&quot;up&quot;;-[.B772];IF([.A772]=&quot;down&quot;;[.B772];0))" office:value-type="float" office:value="0" calcext:value-type="float">
            <text:p>0</text:p>
          </table:table-cell>
          <table:table-cell table:formula="of:=IF([.A772]=&quot;forward&quot;;[.B772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773]=&quot;up&quot;;-[.B773];IF([.A773]=&quot;down&quot;;[.B773];0))" office:value-type="float" office:value="-1" calcext:value-type="float">
            <text:p>-1</text:p>
          </table:table-cell>
          <table:table-cell table:formula="of:=IF([.A773]=&quot;forward&quot;;[.B77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774]=&quot;up&quot;;-[.B774];IF([.A774]=&quot;down&quot;;[.B774];0))" office:value-type="float" office:value="0" calcext:value-type="float">
            <text:p>0</text:p>
          </table:table-cell>
          <table:table-cell table:formula="of:=IF([.A774]=&quot;forward&quot;;[.B774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775]=&quot;up&quot;;-[.B775];IF([.A775]=&quot;down&quot;;[.B775];0))" office:value-type="float" office:value="9" calcext:value-type="float">
            <text:p>9</text:p>
          </table:table-cell>
          <table:table-cell table:formula="of:=IF([.A775]=&quot;forward&quot;;[.B7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76]=&quot;up&quot;;-[.B776];IF([.A776]=&quot;down&quot;;[.B776];0))" office:value-type="float" office:value="6" calcext:value-type="float">
            <text:p>6</text:p>
          </table:table-cell>
          <table:table-cell table:formula="of:=IF([.A776]=&quot;forward&quot;;[.B7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777]=&quot;up&quot;;-[.B777];IF([.A777]=&quot;down&quot;;[.B777];0))" office:value-type="float" office:value="-1" calcext:value-type="float">
            <text:p>-1</text:p>
          </table:table-cell>
          <table:table-cell table:formula="of:=IF([.A777]=&quot;forward&quot;;[.B7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778]=&quot;up&quot;;-[.B778];IF([.A778]=&quot;down&quot;;[.B778];0))" office:value-type="float" office:value="4" calcext:value-type="float">
            <text:p>4</text:p>
          </table:table-cell>
          <table:table-cell table:formula="of:=IF([.A778]=&quot;forward&quot;;[.B7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779]=&quot;up&quot;;-[.B779];IF([.A779]=&quot;down&quot;;[.B779];0))" office:value-type="float" office:value="8" calcext:value-type="float">
            <text:p>8</text:p>
          </table:table-cell>
          <table:table-cell table:formula="of:=IF([.A779]=&quot;forward&quot;;[.B7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780]=&quot;up&quot;;-[.B780];IF([.A780]=&quot;down&quot;;[.B780];0))" office:value-type="float" office:value="-9" calcext:value-type="float">
            <text:p>-9</text:p>
          </table:table-cell>
          <table:table-cell table:formula="of:=IF([.A780]=&quot;forward&quot;;[.B7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781]=&quot;up&quot;;-[.B781];IF([.A781]=&quot;down&quot;;[.B781];0))" office:value-type="float" office:value="0" calcext:value-type="float">
            <text:p>0</text:p>
          </table:table-cell>
          <table:table-cell table:formula="of:=IF([.A781]=&quot;forward&quot;;[.B781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782]=&quot;up&quot;;-[.B782];IF([.A782]=&quot;down&quot;;[.B782];0))" office:value-type="float" office:value="3" calcext:value-type="float">
            <text:p>3</text:p>
          </table:table-cell>
          <table:table-cell table:formula="of:=IF([.A782]=&quot;forward&quot;;[.B78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783]=&quot;up&quot;;-[.B783];IF([.A783]=&quot;down&quot;;[.B783];0))" office:value-type="float" office:value="0" calcext:value-type="float">
            <text:p>0</text:p>
          </table:table-cell>
          <table:table-cell table:formula="of:=IF([.A783]=&quot;forward&quot;;[.B783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84]=&quot;up&quot;;-[.B784];IF([.A784]=&quot;down&quot;;[.B784];0))" office:value-type="float" office:value="6" calcext:value-type="float">
            <text:p>6</text:p>
          </table:table-cell>
          <table:table-cell table:formula="of:=IF([.A784]=&quot;forward&quot;;[.B7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785]=&quot;up&quot;;-[.B785];IF([.A785]=&quot;down&quot;;[.B785];0))" office:value-type="float" office:value="5" calcext:value-type="float">
            <text:p>5</text:p>
          </table:table-cell>
          <table:table-cell table:formula="of:=IF([.A785]=&quot;forward&quot;;[.B78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786]=&quot;up&quot;;-[.B786];IF([.A786]=&quot;down&quot;;[.B786];0))" office:value-type="float" office:value="4" calcext:value-type="float">
            <text:p>4</text:p>
          </table:table-cell>
          <table:table-cell table:formula="of:=IF([.A786]=&quot;forward&quot;;[.B7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787]=&quot;up&quot;;-[.B787];IF([.A787]=&quot;down&quot;;[.B787];0))" office:value-type="float" office:value="-5" calcext:value-type="float">
            <text:p>-5</text:p>
          </table:table-cell>
          <table:table-cell table:formula="of:=IF([.A787]=&quot;forward&quot;;[.B78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788]=&quot;up&quot;;-[.B788];IF([.A788]=&quot;down&quot;;[.B788];0))" office:value-type="float" office:value="9" calcext:value-type="float">
            <text:p>9</text:p>
          </table:table-cell>
          <table:table-cell table:formula="of:=IF([.A788]=&quot;forward&quot;;[.B78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789]=&quot;up&quot;;-[.B789];IF([.A789]=&quot;down&quot;;[.B789];0))" office:value-type="float" office:value="-3" calcext:value-type="float">
            <text:p>-3</text:p>
          </table:table-cell>
          <table:table-cell table:formula="of:=IF([.A789]=&quot;forward&quot;;[.B78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90]=&quot;up&quot;;-[.B790];IF([.A790]=&quot;down&quot;;[.B790];0))" office:value-type="float" office:value="0" calcext:value-type="float">
            <text:p>0</text:p>
          </table:table-cell>
          <table:table-cell table:formula="of:=IF([.A790]=&quot;forward&quot;;[.B790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791]=&quot;up&quot;;-[.B791];IF([.A791]=&quot;down&quot;;[.B791];0))" office:value-type="float" office:value="9" calcext:value-type="float">
            <text:p>9</text:p>
          </table:table-cell>
          <table:table-cell table:formula="of:=IF([.A791]=&quot;forward&quot;;[.B79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792]=&quot;up&quot;;-[.B792];IF([.A792]=&quot;down&quot;;[.B792];0))" office:value-type="float" office:value="7" calcext:value-type="float">
            <text:p>7</text:p>
          </table:table-cell>
          <table:table-cell table:formula="of:=IF([.A792]=&quot;forward&quot;;[.B7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793]=&quot;up&quot;;-[.B793];IF([.A793]=&quot;down&quot;;[.B793];0))" office:value-type="float" office:value="0" calcext:value-type="float">
            <text:p>0</text:p>
          </table:table-cell>
          <table:table-cell table:formula="of:=IF([.A793]=&quot;forward&quot;;[.B793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794]=&quot;up&quot;;-[.B794];IF([.A794]=&quot;down&quot;;[.B794];0))" office:value-type="float" office:value="0" calcext:value-type="float">
            <text:p>0</text:p>
          </table:table-cell>
          <table:table-cell table:formula="of:=IF([.A794]=&quot;forward&quot;;[.B794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795]=&quot;up&quot;;-[.B795];IF([.A795]=&quot;down&quot;;[.B795];0))" office:value-type="float" office:value="0" calcext:value-type="float">
            <text:p>0</text:p>
          </table:table-cell>
          <table:table-cell table:formula="of:=IF([.A795]=&quot;forward&quot;;[.B795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796]=&quot;up&quot;;-[.B796];IF([.A796]=&quot;down&quot;;[.B796];0))" office:value-type="float" office:value="0" calcext:value-type="float">
            <text:p>0</text:p>
          </table:table-cell>
          <table:table-cell table:formula="of:=IF([.A796]=&quot;forward&quot;;[.B796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797]=&quot;up&quot;;-[.B797];IF([.A797]=&quot;down&quot;;[.B797];0))" office:value-type="float" office:value="9" calcext:value-type="float">
            <text:p>9</text:p>
          </table:table-cell>
          <table:table-cell table:formula="of:=IF([.A797]=&quot;forward&quot;;[.B79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798]=&quot;up&quot;;-[.B798];IF([.A798]=&quot;down&quot;;[.B798];0))" office:value-type="float" office:value="1" calcext:value-type="float">
            <text:p>1</text:p>
          </table:table-cell>
          <table:table-cell table:formula="of:=IF([.A798]=&quot;forward&quot;;[.B7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799]=&quot;up&quot;;-[.B799];IF([.A799]=&quot;down&quot;;[.B799];0))" office:value-type="float" office:value="0" calcext:value-type="float">
            <text:p>0</text:p>
          </table:table-cell>
          <table:table-cell table:formula="of:=IF([.A799]=&quot;forward&quot;;[.B799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800]=&quot;up&quot;;-[.B800];IF([.A800]=&quot;down&quot;;[.B800];0))" office:value-type="float" office:value="0" calcext:value-type="float">
            <text:p>0</text:p>
          </table:table-cell>
          <table:table-cell table:formula="of:=IF([.A800]=&quot;forward&quot;;[.B800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801]=&quot;up&quot;;-[.B801];IF([.A801]=&quot;down&quot;;[.B801];0))" office:value-type="float" office:value="0" calcext:value-type="float">
            <text:p>0</text:p>
          </table:table-cell>
          <table:table-cell table:formula="of:=IF([.A801]=&quot;forward&quot;;[.B801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802]=&quot;up&quot;;-[.B802];IF([.A802]=&quot;down&quot;;[.B802];0))" office:value-type="float" office:value="-8" calcext:value-type="float">
            <text:p>-8</text:p>
          </table:table-cell>
          <table:table-cell table:formula="of:=IF([.A802]=&quot;forward&quot;;[.B80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803]=&quot;up&quot;;-[.B803];IF([.A803]=&quot;down&quot;;[.B803];0))" office:value-type="float" office:value="-5" calcext:value-type="float">
            <text:p>-5</text:p>
          </table:table-cell>
          <table:table-cell table:formula="of:=IF([.A803]=&quot;forward&quot;;[.B80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804]=&quot;up&quot;;-[.B804];IF([.A804]=&quot;down&quot;;[.B804];0))" office:value-type="float" office:value="-2" calcext:value-type="float">
            <text:p>-2</text:p>
          </table:table-cell>
          <table:table-cell table:formula="of:=IF([.A804]=&quot;forward&quot;;[.B80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805]=&quot;up&quot;;-[.B805];IF([.A805]=&quot;down&quot;;[.B805];0))" office:value-type="float" office:value="9" calcext:value-type="float">
            <text:p>9</text:p>
          </table:table-cell>
          <table:table-cell table:formula="of:=IF([.A805]=&quot;forward&quot;;[.B80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806]=&quot;up&quot;;-[.B806];IF([.A806]=&quot;down&quot;;[.B806];0))" office:value-type="float" office:value="0" calcext:value-type="float">
            <text:p>0</text:p>
          </table:table-cell>
          <table:table-cell table:formula="of:=IF([.A806]=&quot;forward&quot;;[.B806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807]=&quot;up&quot;;-[.B807];IF([.A807]=&quot;down&quot;;[.B807];0))" office:value-type="float" office:value="0" calcext:value-type="float">
            <text:p>0</text:p>
          </table:table-cell>
          <table:table-cell table:formula="of:=IF([.A807]=&quot;forward&quot;;[.B807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808]=&quot;up&quot;;-[.B808];IF([.A808]=&quot;down&quot;;[.B808];0))" office:value-type="float" office:value="0" calcext:value-type="float">
            <text:p>0</text:p>
          </table:table-cell>
          <table:table-cell table:formula="of:=IF([.A808]=&quot;forward&quot;;[.B808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809]=&quot;up&quot;;-[.B809];IF([.A809]=&quot;down&quot;;[.B809];0))" office:value-type="float" office:value="-8" calcext:value-type="float">
            <text:p>-8</text:p>
          </table:table-cell>
          <table:table-cell table:formula="of:=IF([.A809]=&quot;forward&quot;;[.B8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810]=&quot;up&quot;;-[.B810];IF([.A810]=&quot;down&quot;;[.B810];0))" office:value-type="float" office:value="2" calcext:value-type="float">
            <text:p>2</text:p>
          </table:table-cell>
          <table:table-cell table:formula="of:=IF([.A810]=&quot;forward&quot;;[.B81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811]=&quot;up&quot;;-[.B811];IF([.A811]=&quot;down&quot;;[.B811];0))" office:value-type="float" office:value="1" calcext:value-type="float">
            <text:p>1</text:p>
          </table:table-cell>
          <table:table-cell table:formula="of:=IF([.A811]=&quot;forward&quot;;[.B8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812]=&quot;up&quot;;-[.B812];IF([.A812]=&quot;down&quot;;[.B812];0))" office:value-type="float" office:value="0" calcext:value-type="float">
            <text:p>0</text:p>
          </table:table-cell>
          <table:table-cell table:formula="of:=IF([.A812]=&quot;forward&quot;;[.B812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813]=&quot;up&quot;;-[.B813];IF([.A813]=&quot;down&quot;;[.B813];0))" office:value-type="float" office:value="0" calcext:value-type="float">
            <text:p>0</text:p>
          </table:table-cell>
          <table:table-cell table:formula="of:=IF([.A813]=&quot;forward&quot;;[.B813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814]=&quot;up&quot;;-[.B814];IF([.A814]=&quot;down&quot;;[.B814];0))" office:value-type="float" office:value="7" calcext:value-type="float">
            <text:p>7</text:p>
          </table:table-cell>
          <table:table-cell table:formula="of:=IF([.A814]=&quot;forward&quot;;[.B8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815]=&quot;up&quot;;-[.B815];IF([.A815]=&quot;down&quot;;[.B815];0))" office:value-type="float" office:value="0" calcext:value-type="float">
            <text:p>0</text:p>
          </table:table-cell>
          <table:table-cell table:formula="of:=IF([.A815]=&quot;forward&quot;;[.B815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16]=&quot;up&quot;;-[.B816];IF([.A816]=&quot;down&quot;;[.B816];0))" office:value-type="float" office:value="5" calcext:value-type="float">
            <text:p>5</text:p>
          </table:table-cell>
          <table:table-cell table:formula="of:=IF([.A816]=&quot;forward&quot;;[.B8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817]=&quot;up&quot;;-[.B817];IF([.A817]=&quot;down&quot;;[.B817];0))" office:value-type="float" office:value="8" calcext:value-type="float">
            <text:p>8</text:p>
          </table:table-cell>
          <table:table-cell table:formula="of:=IF([.A817]=&quot;forward&quot;;[.B81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818]=&quot;up&quot;;-[.B818];IF([.A818]=&quot;down&quot;;[.B818];0))" office:value-type="float" office:value="4" calcext:value-type="float">
            <text:p>4</text:p>
          </table:table-cell>
          <table:table-cell table:formula="of:=IF([.A818]=&quot;forward&quot;;[.B8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819]=&quot;up&quot;;-[.B819];IF([.A819]=&quot;down&quot;;[.B819];0))" office:value-type="float" office:value="7" calcext:value-type="float">
            <text:p>7</text:p>
          </table:table-cell>
          <table:table-cell table:formula="of:=IF([.A819]=&quot;forward&quot;;[.B8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820]=&quot;up&quot;;-[.B820];IF([.A820]=&quot;down&quot;;[.B820];0))" office:value-type="float" office:value="1" calcext:value-type="float">
            <text:p>1</text:p>
          </table:table-cell>
          <table:table-cell table:formula="of:=IF([.A820]=&quot;forward&quot;;[.B8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821]=&quot;up&quot;;-[.B821];IF([.A821]=&quot;down&quot;;[.B821];0))" office:value-type="float" office:value="4" calcext:value-type="float">
            <text:p>4</text:p>
          </table:table-cell>
          <table:table-cell table:formula="of:=IF([.A821]=&quot;forward&quot;;[.B82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822]=&quot;up&quot;;-[.B822];IF([.A822]=&quot;down&quot;;[.B822];0))" office:value-type="float" office:value="7" calcext:value-type="float">
            <text:p>7</text:p>
          </table:table-cell>
          <table:table-cell table:formula="of:=IF([.A822]=&quot;forward&quot;;[.B8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823]=&quot;up&quot;;-[.B823];IF([.A823]=&quot;down&quot;;[.B823];0))" office:value-type="float" office:value="0" calcext:value-type="float">
            <text:p>0</text:p>
          </table:table-cell>
          <table:table-cell table:formula="of:=IF([.A823]=&quot;forward&quot;;[.B823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24]=&quot;up&quot;;-[.B824];IF([.A824]=&quot;down&quot;;[.B824];0))" office:value-type="float" office:value="5" calcext:value-type="float">
            <text:p>5</text:p>
          </table:table-cell>
          <table:table-cell table:formula="of:=IF([.A824]=&quot;forward&quot;;[.B8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825]=&quot;up&quot;;-[.B825];IF([.A825]=&quot;down&quot;;[.B825];0))" office:value-type="float" office:value="0" calcext:value-type="float">
            <text:p>0</text:p>
          </table:table-cell>
          <table:table-cell table:formula="of:=IF([.A825]=&quot;forward&quot;;[.B825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826]=&quot;up&quot;;-[.B826];IF([.A826]=&quot;down&quot;;[.B826];0))" office:value-type="float" office:value="4" calcext:value-type="float">
            <text:p>4</text:p>
          </table:table-cell>
          <table:table-cell table:formula="of:=IF([.A826]=&quot;forward&quot;;[.B82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27]=&quot;up&quot;;-[.B827];IF([.A827]=&quot;down&quot;;[.B827];0))" office:value-type="float" office:value="5" calcext:value-type="float">
            <text:p>5</text:p>
          </table:table-cell>
          <table:table-cell table:formula="of:=IF([.A827]=&quot;forward&quot;;[.B8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828]=&quot;up&quot;;-[.B828];IF([.A828]=&quot;down&quot;;[.B828];0))" office:value-type="float" office:value="2" calcext:value-type="float">
            <text:p>2</text:p>
          </table:table-cell>
          <table:table-cell table:formula="of:=IF([.A828]=&quot;forward&quot;;[.B8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829]=&quot;up&quot;;-[.B829];IF([.A829]=&quot;down&quot;;[.B829];0))" office:value-type="float" office:value="-5" calcext:value-type="float">
            <text:p>-5</text:p>
          </table:table-cell>
          <table:table-cell table:formula="of:=IF([.A829]=&quot;forward&quot;;[.B82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830]=&quot;up&quot;;-[.B830];IF([.A830]=&quot;down&quot;;[.B830];0))" office:value-type="float" office:value="0" calcext:value-type="float">
            <text:p>0</text:p>
          </table:table-cell>
          <table:table-cell table:formula="of:=IF([.A830]=&quot;forward&quot;;[.B830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31]=&quot;up&quot;;-[.B831];IF([.A831]=&quot;down&quot;;[.B831];0))" office:value-type="float" office:value="5" calcext:value-type="float">
            <text:p>5</text:p>
          </table:table-cell>
          <table:table-cell table:formula="of:=IF([.A831]=&quot;forward&quot;;[.B8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832]=&quot;up&quot;;-[.B832];IF([.A832]=&quot;down&quot;;[.B832];0))" office:value-type="float" office:value="0" calcext:value-type="float">
            <text:p>0</text:p>
          </table:table-cell>
          <table:table-cell table:formula="of:=IF([.A832]=&quot;forward&quot;;[.B832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833]=&quot;up&quot;;-[.B833];IF([.A833]=&quot;down&quot;;[.B833];0))" office:value-type="float" office:value="7" calcext:value-type="float">
            <text:p>7</text:p>
          </table:table-cell>
          <table:table-cell table:formula="of:=IF([.A833]=&quot;forward&quot;;[.B83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834]=&quot;up&quot;;-[.B834];IF([.A834]=&quot;down&quot;;[.B834];0))" office:value-type="float" office:value="4" calcext:value-type="float">
            <text:p>4</text:p>
          </table:table-cell>
          <table:table-cell table:formula="of:=IF([.A834]=&quot;forward&quot;;[.B8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835]=&quot;up&quot;;-[.B835];IF([.A835]=&quot;down&quot;;[.B835];0))" office:value-type="float" office:value="7" calcext:value-type="float">
            <text:p>7</text:p>
          </table:table-cell>
          <table:table-cell table:formula="of:=IF([.A835]=&quot;forward&quot;;[.B83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836]=&quot;up&quot;;-[.B836];IF([.A836]=&quot;down&quot;;[.B836];0))" office:value-type="float" office:value="6" calcext:value-type="float">
            <text:p>6</text:p>
          </table:table-cell>
          <table:table-cell table:formula="of:=IF([.A836]=&quot;forward&quot;;[.B8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837]=&quot;up&quot;;-[.B837];IF([.A837]=&quot;down&quot;;[.B837];0))" office:value-type="float" office:value="0" calcext:value-type="float">
            <text:p>0</text:p>
          </table:table-cell>
          <table:table-cell table:formula="of:=IF([.A837]=&quot;forward&quot;;[.B837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838]=&quot;up&quot;;-[.B838];IF([.A838]=&quot;down&quot;;[.B838];0))" office:value-type="float" office:value="3" calcext:value-type="float">
            <text:p>3</text:p>
          </table:table-cell>
          <table:table-cell table:formula="of:=IF([.A838]=&quot;forward&quot;;[.B8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839]=&quot;up&quot;;-[.B839];IF([.A839]=&quot;down&quot;;[.B839];0))" office:value-type="float" office:value="1" calcext:value-type="float">
            <text:p>1</text:p>
          </table:table-cell>
          <table:table-cell table:formula="of:=IF([.A839]=&quot;forward&quot;;[.B8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840]=&quot;up&quot;;-[.B840];IF([.A840]=&quot;down&quot;;[.B840];0))" office:value-type="float" office:value="-2" calcext:value-type="float">
            <text:p>-2</text:p>
          </table:table-cell>
          <table:table-cell table:formula="of:=IF([.A840]=&quot;forward&quot;;[.B8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841]=&quot;up&quot;;-[.B841];IF([.A841]=&quot;down&quot;;[.B841];0))" office:value-type="float" office:value="0" calcext:value-type="float">
            <text:p>0</text:p>
          </table:table-cell>
          <table:table-cell table:formula="of:=IF([.A841]=&quot;forward&quot;;[.B841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842]=&quot;up&quot;;-[.B842];IF([.A842]=&quot;down&quot;;[.B842];0))" office:value-type="float" office:value="0" calcext:value-type="float">
            <text:p>0</text:p>
          </table:table-cell>
          <table:table-cell table:formula="of:=IF([.A842]=&quot;forward&quot;;[.B842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843]=&quot;up&quot;;-[.B843];IF([.A843]=&quot;down&quot;;[.B843];0))" office:value-type="float" office:value="0" calcext:value-type="float">
            <text:p>0</text:p>
          </table:table-cell>
          <table:table-cell table:formula="of:=IF([.A843]=&quot;forward&quot;;[.B843]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844]=&quot;up&quot;;-[.B844];IF([.A844]=&quot;down&quot;;[.B844];0))" office:value-type="float" office:value="1" calcext:value-type="float">
            <text:p>1</text:p>
          </table:table-cell>
          <table:table-cell table:formula="of:=IF([.A844]=&quot;forward&quot;;[.B8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845]=&quot;up&quot;;-[.B845];IF([.A845]=&quot;down&quot;;[.B845];0))" office:value-type="float" office:value="0" calcext:value-type="float">
            <text:p>0</text:p>
          </table:table-cell>
          <table:table-cell table:formula="of:=IF([.A845]=&quot;forward&quot;;[.B845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846]=&quot;up&quot;;-[.B846];IF([.A846]=&quot;down&quot;;[.B846];0))" office:value-type="float" office:value="0" calcext:value-type="float">
            <text:p>0</text:p>
          </table:table-cell>
          <table:table-cell table:formula="of:=IF([.A846]=&quot;forward&quot;;[.B846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847]=&quot;up&quot;;-[.B847];IF([.A847]=&quot;down&quot;;[.B847];0))" office:value-type="float" office:value="0" calcext:value-type="float">
            <text:p>0</text:p>
          </table:table-cell>
          <table:table-cell table:formula="of:=IF([.A847]=&quot;forward&quot;;[.B847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848]=&quot;up&quot;;-[.B848];IF([.A848]=&quot;down&quot;;[.B848];0))" office:value-type="float" office:value="7" calcext:value-type="float">
            <text:p>7</text:p>
          </table:table-cell>
          <table:table-cell table:formula="of:=IF([.A848]=&quot;forward&quot;;[.B84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849]=&quot;up&quot;;-[.B849];IF([.A849]=&quot;down&quot;;[.B849];0))" office:value-type="float" office:value="0" calcext:value-type="float">
            <text:p>0</text:p>
          </table:table-cell>
          <table:table-cell table:formula="of:=IF([.A849]=&quot;forward&quot;;[.B849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850]=&quot;up&quot;;-[.B850];IF([.A850]=&quot;down&quot;;[.B850];0))" office:value-type="float" office:value="1" calcext:value-type="float">
            <text:p>1</text:p>
          </table:table-cell>
          <table:table-cell table:formula="of:=IF([.A850]=&quot;forward&quot;;[.B8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851]=&quot;up&quot;;-[.B851];IF([.A851]=&quot;down&quot;;[.B851];0))" office:value-type="float" office:value="0" calcext:value-type="float">
            <text:p>0</text:p>
          </table:table-cell>
          <table:table-cell table:formula="of:=IF([.A851]=&quot;forward&quot;;[.B851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852]=&quot;up&quot;;-[.B852];IF([.A852]=&quot;down&quot;;[.B852];0))" office:value-type="float" office:value="0" calcext:value-type="float">
            <text:p>0</text:p>
          </table:table-cell>
          <table:table-cell table:formula="of:=IF([.A852]=&quot;forward&quot;;[.B852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853]=&quot;up&quot;;-[.B853];IF([.A853]=&quot;down&quot;;[.B853];0))" office:value-type="float" office:value="8" calcext:value-type="float">
            <text:p>8</text:p>
          </table:table-cell>
          <table:table-cell table:formula="of:=IF([.A853]=&quot;forward&quot;;[.B8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854]=&quot;up&quot;;-[.B854];IF([.A854]=&quot;down&quot;;[.B854];0))" office:value-type="float" office:value="0" calcext:value-type="float">
            <text:p>0</text:p>
          </table:table-cell>
          <table:table-cell table:formula="of:=IF([.A854]=&quot;forward&quot;;[.B854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855]=&quot;up&quot;;-[.B855];IF([.A855]=&quot;down&quot;;[.B855];0))" office:value-type="float" office:value="0" calcext:value-type="float">
            <text:p>0</text:p>
          </table:table-cell>
          <table:table-cell table:formula="of:=IF([.A855]=&quot;forward&quot;;[.B855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856]=&quot;up&quot;;-[.B856];IF([.A856]=&quot;down&quot;;[.B856];0))" office:value-type="float" office:value="0" calcext:value-type="float">
            <text:p>0</text:p>
          </table:table-cell>
          <table:table-cell table:formula="of:=IF([.A856]=&quot;forward&quot;;[.B856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857]=&quot;up&quot;;-[.B857];IF([.A857]=&quot;down&quot;;[.B857];0))" office:value-type="float" office:value="0" calcext:value-type="float">
            <text:p>0</text:p>
          </table:table-cell>
          <table:table-cell table:formula="of:=IF([.A857]=&quot;forward&quot;;[.B857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858]=&quot;up&quot;;-[.B858];IF([.A858]=&quot;down&quot;;[.B858];0))" office:value-type="float" office:value="-9" calcext:value-type="float">
            <text:p>-9</text:p>
          </table:table-cell>
          <table:table-cell table:formula="of:=IF([.A858]=&quot;forward&quot;;[.B8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859]=&quot;up&quot;;-[.B859];IF([.A859]=&quot;down&quot;;[.B859];0))" office:value-type="float" office:value="4" calcext:value-type="float">
            <text:p>4</text:p>
          </table:table-cell>
          <table:table-cell table:formula="of:=IF([.A859]=&quot;forward&quot;;[.B85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860]=&quot;up&quot;;-[.B860];IF([.A860]=&quot;down&quot;;[.B860];0))" office:value-type="float" office:value="1" calcext:value-type="float">
            <text:p>1</text:p>
          </table:table-cell>
          <table:table-cell table:formula="of:=IF([.A860]=&quot;forward&quot;;[.B86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861]=&quot;up&quot;;-[.B861];IF([.A861]=&quot;down&quot;;[.B861];0))" office:value-type="float" office:value="8" calcext:value-type="float">
            <text:p>8</text:p>
          </table:table-cell>
          <table:table-cell table:formula="of:=IF([.A861]=&quot;forward&quot;;[.B8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862]=&quot;up&quot;;-[.B862];IF([.A862]=&quot;down&quot;;[.B862];0))" office:value-type="float" office:value="0" calcext:value-type="float">
            <text:p>0</text:p>
          </table:table-cell>
          <table:table-cell table:formula="of:=IF([.A862]=&quot;forward&quot;;[.B862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863]=&quot;up&quot;;-[.B863];IF([.A863]=&quot;down&quot;;[.B863];0))" office:value-type="float" office:value="-4" calcext:value-type="float">
            <text:p>-4</text:p>
          </table:table-cell>
          <table:table-cell table:formula="of:=IF([.A863]=&quot;forward&quot;;[.B8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864]=&quot;up&quot;;-[.B864];IF([.A864]=&quot;down&quot;;[.B864];0))" office:value-type="float" office:value="0" calcext:value-type="float">
            <text:p>0</text:p>
          </table:table-cell>
          <table:table-cell table:formula="of:=IF([.A864]=&quot;forward&quot;;[.B864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865]=&quot;up&quot;;-[.B865];IF([.A865]=&quot;down&quot;;[.B865];0))" office:value-type="float" office:value="6" calcext:value-type="float">
            <text:p>6</text:p>
          </table:table-cell>
          <table:table-cell table:formula="of:=IF([.A865]=&quot;forward&quot;;[.B86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866]=&quot;up&quot;;-[.B866];IF([.A866]=&quot;down&quot;;[.B866];0))" office:value-type="float" office:value="-1" calcext:value-type="float">
            <text:p>-1</text:p>
          </table:table-cell>
          <table:table-cell table:formula="of:=IF([.A866]=&quot;forward&quot;;[.B8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867]=&quot;up&quot;;-[.B867];IF([.A867]=&quot;down&quot;;[.B867];0))" office:value-type="float" office:value="0" calcext:value-type="float">
            <text:p>0</text:p>
          </table:table-cell>
          <table:table-cell table:formula="of:=IF([.A867]=&quot;forward&quot;;[.B867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868]=&quot;up&quot;;-[.B868];IF([.A868]=&quot;down&quot;;[.B868];0))" office:value-type="float" office:value="0" calcext:value-type="float">
            <text:p>0</text:p>
          </table:table-cell>
          <table:table-cell table:formula="of:=IF([.A868]=&quot;forward&quot;;[.B868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869]=&quot;up&quot;;-[.B869];IF([.A869]=&quot;down&quot;;[.B869];0))" office:value-type="float" office:value="1" calcext:value-type="float">
            <text:p>1</text:p>
          </table:table-cell>
          <table:table-cell table:formula="of:=IF([.A869]=&quot;forward&quot;;[.B86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870]=&quot;up&quot;;-[.B870];IF([.A870]=&quot;down&quot;;[.B870];0))" office:value-type="float" office:value="0" calcext:value-type="float">
            <text:p>0</text:p>
          </table:table-cell>
          <table:table-cell table:formula="of:=IF([.A870]=&quot;forward&quot;;[.B870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871]=&quot;up&quot;;-[.B871];IF([.A871]=&quot;down&quot;;[.B871];0))" office:value-type="float" office:value="0" calcext:value-type="float">
            <text:p>0</text:p>
          </table:table-cell>
          <table:table-cell table:formula="of:=IF([.A871]=&quot;forward&quot;;[.B871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872]=&quot;up&quot;;-[.B872];IF([.A872]=&quot;down&quot;;[.B872];0))" office:value-type="float" office:value="0" calcext:value-type="float">
            <text:p>0</text:p>
          </table:table-cell>
          <table:table-cell table:formula="of:=IF([.A872]=&quot;forward&quot;;[.B872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873]=&quot;up&quot;;-[.B873];IF([.A873]=&quot;down&quot;;[.B873];0))" office:value-type="float" office:value="0" calcext:value-type="float">
            <text:p>0</text:p>
          </table:table-cell>
          <table:table-cell table:formula="of:=IF([.A873]=&quot;forward&quot;;[.B873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74]=&quot;up&quot;;-[.B874];IF([.A874]=&quot;down&quot;;[.B874];0))" office:value-type="float" office:value="5" calcext:value-type="float">
            <text:p>5</text:p>
          </table:table-cell>
          <table:table-cell table:formula="of:=IF([.A874]=&quot;forward&quot;;[.B8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875]=&quot;up&quot;;-[.B875];IF([.A875]=&quot;down&quot;;[.B875];0))" office:value-type="float" office:value="6" calcext:value-type="float">
            <text:p>6</text:p>
          </table:table-cell>
          <table:table-cell table:formula="of:=IF([.A875]=&quot;forward&quot;;[.B87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876]=&quot;up&quot;;-[.B876];IF([.A876]=&quot;down&quot;;[.B876];0))" office:value-type="float" office:value="9" calcext:value-type="float">
            <text:p>9</text:p>
          </table:table-cell>
          <table:table-cell table:formula="of:=IF([.A876]=&quot;forward&quot;;[.B8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877]=&quot;up&quot;;-[.B877];IF([.A877]=&quot;down&quot;;[.B877];0))" office:value-type="float" office:value="-4" calcext:value-type="float">
            <text:p>-4</text:p>
          </table:table-cell>
          <table:table-cell table:formula="of:=IF([.A877]=&quot;forward&quot;;[.B8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878]=&quot;up&quot;;-[.B878];IF([.A878]=&quot;down&quot;;[.B878];0))" office:value-type="float" office:value="0" calcext:value-type="float">
            <text:p>0</text:p>
          </table:table-cell>
          <table:table-cell table:formula="of:=IF([.A878]=&quot;forward&quot;;[.B878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879]=&quot;up&quot;;-[.B879];IF([.A879]=&quot;down&quot;;[.B879];0))" office:value-type="float" office:value="0" calcext:value-type="float">
            <text:p>0</text:p>
          </table:table-cell>
          <table:table-cell table:formula="of:=IF([.A879]=&quot;forward&quot;;[.B879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80]=&quot;up&quot;;-[.B880];IF([.A880]=&quot;down&quot;;[.B880];0))" office:value-type="float" office:value="5" calcext:value-type="float">
            <text:p>5</text:p>
          </table:table-cell>
          <table:table-cell table:formula="of:=IF([.A880]=&quot;forward&quot;;[.B8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881]=&quot;up&quot;;-[.B881];IF([.A881]=&quot;down&quot;;[.B881];0))" office:value-type="float" office:value="3" calcext:value-type="float">
            <text:p>3</text:p>
          </table:table-cell>
          <table:table-cell table:formula="of:=IF([.A881]=&quot;forward&quot;;[.B8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882]=&quot;up&quot;;-[.B882];IF([.A882]=&quot;down&quot;;[.B882];0))" office:value-type="float" office:value="-4" calcext:value-type="float">
            <text:p>-4</text:p>
          </table:table-cell>
          <table:table-cell table:formula="of:=IF([.A882]=&quot;forward&quot;;[.B88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883]=&quot;up&quot;;-[.B883];IF([.A883]=&quot;down&quot;;[.B883];0))" office:value-type="float" office:value="6" calcext:value-type="float">
            <text:p>6</text:p>
          </table:table-cell>
          <table:table-cell table:formula="of:=IF([.A883]=&quot;forward&quot;;[.B8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884]=&quot;up&quot;;-[.B884];IF([.A884]=&quot;down&quot;;[.B884];0))" office:value-type="float" office:value="-8" calcext:value-type="float">
            <text:p>-8</text:p>
          </table:table-cell>
          <table:table-cell table:formula="of:=IF([.A884]=&quot;forward&quot;;[.B88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885]=&quot;up&quot;;-[.B885];IF([.A885]=&quot;down&quot;;[.B885];0))" office:value-type="float" office:value="0" calcext:value-type="float">
            <text:p>0</text:p>
          </table:table-cell>
          <table:table-cell table:formula="of:=IF([.A885]=&quot;forward&quot;;[.B885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886]=&quot;up&quot;;-[.B886];IF([.A886]=&quot;down&quot;;[.B886];0))" office:value-type="float" office:value="-9" calcext:value-type="float">
            <text:p>-9</text:p>
          </table:table-cell>
          <table:table-cell table:formula="of:=IF([.A886]=&quot;forward&quot;;[.B8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887]=&quot;up&quot;;-[.B887];IF([.A887]=&quot;down&quot;;[.B887];0))" office:value-type="float" office:value="0" calcext:value-type="float">
            <text:p>0</text:p>
          </table:table-cell>
          <table:table-cell table:formula="of:=IF([.A887]=&quot;forward&quot;;[.B887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888]=&quot;up&quot;;-[.B888];IF([.A888]=&quot;down&quot;;[.B888];0))" office:value-type="float" office:value="0" calcext:value-type="float">
            <text:p>0</text:p>
          </table:table-cell>
          <table:table-cell table:formula="of:=IF([.A888]=&quot;forward&quot;;[.B888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889]=&quot;up&quot;;-[.B889];IF([.A889]=&quot;down&quot;;[.B889];0))" office:value-type="float" office:value="-5" calcext:value-type="float">
            <text:p>-5</text:p>
          </table:table-cell>
          <table:table-cell table:formula="of:=IF([.A889]=&quot;forward&quot;;[.B88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890]=&quot;up&quot;;-[.B890];IF([.A890]=&quot;down&quot;;[.B890];0))" office:value-type="float" office:value="7" calcext:value-type="float">
            <text:p>7</text:p>
          </table:table-cell>
          <table:table-cell table:formula="of:=IF([.A890]=&quot;forward&quot;;[.B89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891]=&quot;up&quot;;-[.B891];IF([.A891]=&quot;down&quot;;[.B891];0))" office:value-type="float" office:value="0" calcext:value-type="float">
            <text:p>0</text:p>
          </table:table-cell>
          <table:table-cell table:formula="of:=IF([.A891]=&quot;forward&quot;;[.B891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892]=&quot;up&quot;;-[.B892];IF([.A892]=&quot;down&quot;;[.B892];0))" office:value-type="float" office:value="0" calcext:value-type="float">
            <text:p>0</text:p>
          </table:table-cell>
          <table:table-cell table:formula="of:=IF([.A892]=&quot;forward&quot;;[.B892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893]=&quot;up&quot;;-[.B893];IF([.A893]=&quot;down&quot;;[.B893];0))" office:value-type="float" office:value="9" calcext:value-type="float">
            <text:p>9</text:p>
          </table:table-cell>
          <table:table-cell table:formula="of:=IF([.A893]=&quot;forward&quot;;[.B89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894]=&quot;up&quot;;-[.B894];IF([.A894]=&quot;down&quot;;[.B894];0))" office:value-type="float" office:value="9" calcext:value-type="float">
            <text:p>9</text:p>
          </table:table-cell>
          <table:table-cell table:formula="of:=IF([.A894]=&quot;forward&quot;;[.B89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895]=&quot;up&quot;;-[.B895];IF([.A895]=&quot;down&quot;;[.B895];0))" office:value-type="float" office:value="-1" calcext:value-type="float">
            <text:p>-1</text:p>
          </table:table-cell>
          <table:table-cell table:formula="of:=IF([.A895]=&quot;forward&quot;;[.B89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896]=&quot;up&quot;;-[.B896];IF([.A896]=&quot;down&quot;;[.B896];0))" office:value-type="float" office:value="0" calcext:value-type="float">
            <text:p>0</text:p>
          </table:table-cell>
          <table:table-cell table:formula="of:=IF([.A896]=&quot;forward&quot;;[.B896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897]=&quot;up&quot;;-[.B897];IF([.A897]=&quot;down&quot;;[.B897];0))" office:value-type="float" office:value="6" calcext:value-type="float">
            <text:p>6</text:p>
          </table:table-cell>
          <table:table-cell table:formula="of:=IF([.A897]=&quot;forward&quot;;[.B89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898]=&quot;up&quot;;-[.B898];IF([.A898]=&quot;down&quot;;[.B898];0))" office:value-type="float" office:value="-4" calcext:value-type="float">
            <text:p>-4</text:p>
          </table:table-cell>
          <table:table-cell table:formula="of:=IF([.A898]=&quot;forward&quot;;[.B8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899]=&quot;up&quot;;-[.B899];IF([.A899]=&quot;down&quot;;[.B899];0))" office:value-type="float" office:value="8" calcext:value-type="float">
            <text:p>8</text:p>
          </table:table-cell>
          <table:table-cell table:formula="of:=IF([.A899]=&quot;forward&quot;;[.B89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900]=&quot;up&quot;;-[.B900];IF([.A900]=&quot;down&quot;;[.B900];0))" office:value-type="float" office:value="3" calcext:value-type="float">
            <text:p>3</text:p>
          </table:table-cell>
          <table:table-cell table:formula="of:=IF([.A900]=&quot;forward&quot;;[.B90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901]=&quot;up&quot;;-[.B901];IF([.A901]=&quot;down&quot;;[.B901];0))" office:value-type="float" office:value="0" calcext:value-type="float">
            <text:p>0</text:p>
          </table:table-cell>
          <table:table-cell table:formula="of:=IF([.A901]=&quot;forward&quot;;[.B901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902]=&quot;up&quot;;-[.B902];IF([.A902]=&quot;down&quot;;[.B902];0))" office:value-type="float" office:value="0" calcext:value-type="float">
            <text:p>0</text:p>
          </table:table-cell>
          <table:table-cell table:formula="of:=IF([.A902]=&quot;forward&quot;;[.B902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903]=&quot;up&quot;;-[.B903];IF([.A903]=&quot;down&quot;;[.B903];0))" office:value-type="float" office:value="0" calcext:value-type="float">
            <text:p>0</text:p>
          </table:table-cell>
          <table:table-cell table:formula="of:=IF([.A903]=&quot;forward&quot;;[.B903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904]=&quot;up&quot;;-[.B904];IF([.A904]=&quot;down&quot;;[.B904];0))" office:value-type="float" office:value="2" calcext:value-type="float">
            <text:p>2</text:p>
          </table:table-cell>
          <table:table-cell table:formula="of:=IF([.A904]=&quot;forward&quot;;[.B90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905]=&quot;up&quot;;-[.B905];IF([.A905]=&quot;down&quot;;[.B905];0))" office:value-type="float" office:value="0" calcext:value-type="float">
            <text:p>0</text:p>
          </table:table-cell>
          <table:table-cell table:formula="of:=IF([.A905]=&quot;forward&quot;;[.B905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906]=&quot;up&quot;;-[.B906];IF([.A906]=&quot;down&quot;;[.B906];0))" office:value-type="float" office:value="1" calcext:value-type="float">
            <text:p>1</text:p>
          </table:table-cell>
          <table:table-cell table:formula="of:=IF([.A906]=&quot;forward&quot;;[.B90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907]=&quot;up&quot;;-[.B907];IF([.A907]=&quot;down&quot;;[.B907];0))" office:value-type="float" office:value="0" calcext:value-type="float">
            <text:p>0</text:p>
          </table:table-cell>
          <table:table-cell table:formula="of:=IF([.A907]=&quot;forward&quot;;[.B907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908]=&quot;up&quot;;-[.B908];IF([.A908]=&quot;down&quot;;[.B908];0))" office:value-type="float" office:value="-4" calcext:value-type="float">
            <text:p>-4</text:p>
          </table:table-cell>
          <table:table-cell table:formula="of:=IF([.A908]=&quot;forward&quot;;[.B90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909]=&quot;up&quot;;-[.B909];IF([.A909]=&quot;down&quot;;[.B909];0))" office:value-type="float" office:value="-8" calcext:value-type="float">
            <text:p>-8</text:p>
          </table:table-cell>
          <table:table-cell table:formula="of:=IF([.A909]=&quot;forward&quot;;[.B90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910]=&quot;up&quot;;-[.B910];IF([.A910]=&quot;down&quot;;[.B910];0))" office:value-type="float" office:value="0" calcext:value-type="float">
            <text:p>0</text:p>
          </table:table-cell>
          <table:table-cell table:formula="of:=IF([.A910]=&quot;forward&quot;;[.B910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911]=&quot;up&quot;;-[.B911];IF([.A911]=&quot;down&quot;;[.B911];0))" office:value-type="float" office:value="1" calcext:value-type="float">
            <text:p>1</text:p>
          </table:table-cell>
          <table:table-cell table:formula="of:=IF([.A911]=&quot;forward&quot;;[.B91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912]=&quot;up&quot;;-[.B912];IF([.A912]=&quot;down&quot;;[.B912];0))" office:value-type="float" office:value="0" calcext:value-type="float">
            <text:p>0</text:p>
          </table:table-cell>
          <table:table-cell table:formula="of:=IF([.A912]=&quot;forward&quot;;[.B912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913]=&quot;up&quot;;-[.B913];IF([.A913]=&quot;down&quot;;[.B913];0))" office:value-type="float" office:value="0" calcext:value-type="float">
            <text:p>0</text:p>
          </table:table-cell>
          <table:table-cell table:formula="of:=IF([.A913]=&quot;forward&quot;;[.B913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914]=&quot;up&quot;;-[.B914];IF([.A914]=&quot;down&quot;;[.B914];0))" office:value-type="float" office:value="5" calcext:value-type="float">
            <text:p>5</text:p>
          </table:table-cell>
          <table:table-cell table:formula="of:=IF([.A914]=&quot;forward&quot;;[.B91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915]=&quot;up&quot;;-[.B915];IF([.A915]=&quot;down&quot;;[.B915];0))" office:value-type="float" office:value="0" calcext:value-type="float">
            <text:p>0</text:p>
          </table:table-cell>
          <table:table-cell table:formula="of:=IF([.A915]=&quot;forward&quot;;[.B915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916]=&quot;up&quot;;-[.B916];IF([.A916]=&quot;down&quot;;[.B916];0))" office:value-type="float" office:value="-3" calcext:value-type="float">
            <text:p>-3</text:p>
          </table:table-cell>
          <table:table-cell table:formula="of:=IF([.A916]=&quot;forward&quot;;[.B91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917]=&quot;up&quot;;-[.B917];IF([.A917]=&quot;down&quot;;[.B917];0))" office:value-type="float" office:value="0" calcext:value-type="float">
            <text:p>0</text:p>
          </table:table-cell>
          <table:table-cell table:formula="of:=IF([.A917]=&quot;forward&quot;;[.B917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918]=&quot;up&quot;;-[.B918];IF([.A918]=&quot;down&quot;;[.B918];0))" office:value-type="float" office:value="-8" calcext:value-type="float">
            <text:p>-8</text:p>
          </table:table-cell>
          <table:table-cell table:formula="of:=IF([.A918]=&quot;forward&quot;;[.B91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919]=&quot;up&quot;;-[.B919];IF([.A919]=&quot;down&quot;;[.B919];0))" office:value-type="float" office:value="-7" calcext:value-type="float">
            <text:p>-7</text:p>
          </table:table-cell>
          <table:table-cell table:formula="of:=IF([.A919]=&quot;forward&quot;;[.B91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920]=&quot;up&quot;;-[.B920];IF([.A920]=&quot;down&quot;;[.B920];0))" office:value-type="float" office:value="8" calcext:value-type="float">
            <text:p>8</text:p>
          </table:table-cell>
          <table:table-cell table:formula="of:=IF([.A920]=&quot;forward&quot;;[.B92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921]=&quot;up&quot;;-[.B921];IF([.A921]=&quot;down&quot;;[.B921];0))" office:value-type="float" office:value="0" calcext:value-type="float">
            <text:p>0</text:p>
          </table:table-cell>
          <table:table-cell table:formula="of:=IF([.A921]=&quot;forward&quot;;[.B921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922]=&quot;up&quot;;-[.B922];IF([.A922]=&quot;down&quot;;[.B922];0))" office:value-type="float" office:value="6" calcext:value-type="float">
            <text:p>6</text:p>
          </table:table-cell>
          <table:table-cell table:formula="of:=IF([.A922]=&quot;forward&quot;;[.B92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923]=&quot;up&quot;;-[.B923];IF([.A923]=&quot;down&quot;;[.B923];0))" office:value-type="float" office:value="0" calcext:value-type="float">
            <text:p>0</text:p>
          </table:table-cell>
          <table:table-cell table:formula="of:=IF([.A923]=&quot;forward&quot;;[.B923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924]=&quot;up&quot;;-[.B924];IF([.A924]=&quot;down&quot;;[.B924];0))" office:value-type="float" office:value="-2" calcext:value-type="float">
            <text:p>-2</text:p>
          </table:table-cell>
          <table:table-cell table:formula="of:=IF([.A924]=&quot;forward&quot;;[.B92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925]=&quot;up&quot;;-[.B925];IF([.A925]=&quot;down&quot;;[.B925];0))" office:value-type="float" office:value="2" calcext:value-type="float">
            <text:p>2</text:p>
          </table:table-cell>
          <table:table-cell table:formula="of:=IF([.A925]=&quot;forward&quot;;[.B92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926]=&quot;up&quot;;-[.B926];IF([.A926]=&quot;down&quot;;[.B926];0))" office:value-type="float" office:value="0" calcext:value-type="float">
            <text:p>0</text:p>
          </table:table-cell>
          <table:table-cell table:formula="of:=IF([.A926]=&quot;forward&quot;;[.B926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927]=&quot;up&quot;;-[.B927];IF([.A927]=&quot;down&quot;;[.B927];0))" office:value-type="float" office:value="9" calcext:value-type="float">
            <text:p>9</text:p>
          </table:table-cell>
          <table:table-cell table:formula="of:=IF([.A927]=&quot;forward&quot;;[.B92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928]=&quot;up&quot;;-[.B928];IF([.A928]=&quot;down&quot;;[.B928];0))" office:value-type="float" office:value="8" calcext:value-type="float">
            <text:p>8</text:p>
          </table:table-cell>
          <table:table-cell table:formula="of:=IF([.A928]=&quot;forward&quot;;[.B92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929]=&quot;up&quot;;-[.B929];IF([.A929]=&quot;down&quot;;[.B929];0))" office:value-type="float" office:value="0" calcext:value-type="float">
            <text:p>0</text:p>
          </table:table-cell>
          <table:table-cell table:formula="of:=IF([.A929]=&quot;forward&quot;;[.B929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930]=&quot;up&quot;;-[.B930];IF([.A930]=&quot;down&quot;;[.B930];0))" office:value-type="float" office:value="0" calcext:value-type="float">
            <text:p>0</text:p>
          </table:table-cell>
          <table:table-cell table:formula="of:=IF([.A930]=&quot;forward&quot;;[.B930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931]=&quot;up&quot;;-[.B931];IF([.A931]=&quot;down&quot;;[.B931];0))" office:value-type="float" office:value="2" calcext:value-type="float">
            <text:p>2</text:p>
          </table:table-cell>
          <table:table-cell table:formula="of:=IF([.A931]=&quot;forward&quot;;[.B93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932]=&quot;up&quot;;-[.B932];IF([.A932]=&quot;down&quot;;[.B932];0))" office:value-type="float" office:value="3" calcext:value-type="float">
            <text:p>3</text:p>
          </table:table-cell>
          <table:table-cell table:formula="of:=IF([.A932]=&quot;forward&quot;;[.B93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933]=&quot;up&quot;;-[.B933];IF([.A933]=&quot;down&quot;;[.B933];0))" office:value-type="float" office:value="0" calcext:value-type="float">
            <text:p>0</text:p>
          </table:table-cell>
          <table:table-cell table:formula="of:=IF([.A933]=&quot;forward&quot;;[.B933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934]=&quot;up&quot;;-[.B934];IF([.A934]=&quot;down&quot;;[.B934];0))" office:value-type="float" office:value="1" calcext:value-type="float">
            <text:p>1</text:p>
          </table:table-cell>
          <table:table-cell table:formula="of:=IF([.A934]=&quot;forward&quot;;[.B93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935]=&quot;up&quot;;-[.B935];IF([.A935]=&quot;down&quot;;[.B935];0))" office:value-type="float" office:value="0" calcext:value-type="float">
            <text:p>0</text:p>
          </table:table-cell>
          <table:table-cell table:formula="of:=IF([.A935]=&quot;forward&quot;;[.B935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936]=&quot;up&quot;;-[.B936];IF([.A936]=&quot;down&quot;;[.B936];0))" office:value-type="float" office:value="7" calcext:value-type="float">
            <text:p>7</text:p>
          </table:table-cell>
          <table:table-cell table:formula="of:=IF([.A936]=&quot;forward&quot;;[.B93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937]=&quot;up&quot;;-[.B937];IF([.A937]=&quot;down&quot;;[.B937];0))" office:value-type="float" office:value="-9" calcext:value-type="float">
            <text:p>-9</text:p>
          </table:table-cell>
          <table:table-cell table:formula="of:=IF([.A937]=&quot;forward&quot;;[.B93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938]=&quot;up&quot;;-[.B938];IF([.A938]=&quot;down&quot;;[.B938];0))" office:value-type="float" office:value="4" calcext:value-type="float">
            <text:p>4</text:p>
          </table:table-cell>
          <table:table-cell table:formula="of:=IF([.A938]=&quot;forward&quot;;[.B93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939]=&quot;up&quot;;-[.B939];IF([.A939]=&quot;down&quot;;[.B939];0))" office:value-type="float" office:value="2" calcext:value-type="float">
            <text:p>2</text:p>
          </table:table-cell>
          <table:table-cell table:formula="of:=IF([.A939]=&quot;forward&quot;;[.B93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940]=&quot;up&quot;;-[.B940];IF([.A940]=&quot;down&quot;;[.B940];0))" office:value-type="float" office:value="5" calcext:value-type="float">
            <text:p>5</text:p>
          </table:table-cell>
          <table:table-cell table:formula="of:=IF([.A940]=&quot;forward&quot;;[.B94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941]=&quot;up&quot;;-[.B941];IF([.A941]=&quot;down&quot;;[.B941];0))" office:value-type="float" office:value="-7" calcext:value-type="float">
            <text:p>-7</text:p>
          </table:table-cell>
          <table:table-cell table:formula="of:=IF([.A941]=&quot;forward&quot;;[.B94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942]=&quot;up&quot;;-[.B942];IF([.A942]=&quot;down&quot;;[.B942];0))" office:value-type="float" office:value="8" calcext:value-type="float">
            <text:p>8</text:p>
          </table:table-cell>
          <table:table-cell table:formula="of:=IF([.A942]=&quot;forward&quot;;[.B94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943]=&quot;up&quot;;-[.B943];IF([.A943]=&quot;down&quot;;[.B943];0))" office:value-type="float" office:value="2" calcext:value-type="float">
            <text:p>2</text:p>
          </table:table-cell>
          <table:table-cell table:formula="of:=IF([.A943]=&quot;forward&quot;;[.B94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944]=&quot;up&quot;;-[.B944];IF([.A944]=&quot;down&quot;;[.B944];0))" office:value-type="float" office:value="4" calcext:value-type="float">
            <text:p>4</text:p>
          </table:table-cell>
          <table:table-cell table:formula="of:=IF([.A944]=&quot;forward&quot;;[.B94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945]=&quot;up&quot;;-[.B945];IF([.A945]=&quot;down&quot;;[.B945];0))" office:value-type="float" office:value="4" calcext:value-type="float">
            <text:p>4</text:p>
          </table:table-cell>
          <table:table-cell table:formula="of:=IF([.A945]=&quot;forward&quot;;[.B94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946]=&quot;up&quot;;-[.B946];IF([.A946]=&quot;down&quot;;[.B946];0))" office:value-type="float" office:value="8" calcext:value-type="float">
            <text:p>8</text:p>
          </table:table-cell>
          <table:table-cell table:formula="of:=IF([.A946]=&quot;forward&quot;;[.B94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947]=&quot;up&quot;;-[.B947];IF([.A947]=&quot;down&quot;;[.B947];0))" office:value-type="float" office:value="0" calcext:value-type="float">
            <text:p>0</text:p>
          </table:table-cell>
          <table:table-cell table:formula="of:=IF([.A947]=&quot;forward&quot;;[.B947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948]=&quot;up&quot;;-[.B948];IF([.A948]=&quot;down&quot;;[.B948];0))" office:value-type="float" office:value="0" calcext:value-type="float">
            <text:p>0</text:p>
          </table:table-cell>
          <table:table-cell table:formula="of:=IF([.A948]=&quot;forward&quot;;[.B948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949]=&quot;up&quot;;-[.B949];IF([.A949]=&quot;down&quot;;[.B949];0))" office:value-type="float" office:value="8" calcext:value-type="float">
            <text:p>8</text:p>
          </table:table-cell>
          <table:table-cell table:formula="of:=IF([.A949]=&quot;forward&quot;;[.B94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950]=&quot;up&quot;;-[.B950];IF([.A950]=&quot;down&quot;;[.B950];0))" office:value-type="float" office:value="-2" calcext:value-type="float">
            <text:p>-2</text:p>
          </table:table-cell>
          <table:table-cell table:formula="of:=IF([.A950]=&quot;forward&quot;;[.B95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951]=&quot;up&quot;;-[.B951];IF([.A951]=&quot;down&quot;;[.B951];0))" office:value-type="float" office:value="-3" calcext:value-type="float">
            <text:p>-3</text:p>
          </table:table-cell>
          <table:table-cell table:formula="of:=IF([.A951]=&quot;forward&quot;;[.B95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952]=&quot;up&quot;;-[.B952];IF([.A952]=&quot;down&quot;;[.B952];0))" office:value-type="float" office:value="0" calcext:value-type="float">
            <text:p>0</text:p>
          </table:table-cell>
          <table:table-cell table:formula="of:=IF([.A952]=&quot;forward&quot;;[.B952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953]=&quot;up&quot;;-[.B953];IF([.A953]=&quot;down&quot;;[.B953];0))" office:value-type="float" office:value="-1" calcext:value-type="float">
            <text:p>-1</text:p>
          </table:table-cell>
          <table:table-cell table:formula="of:=IF([.A953]=&quot;forward&quot;;[.B95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954]=&quot;up&quot;;-[.B954];IF([.A954]=&quot;down&quot;;[.B954];0))" office:value-type="float" office:value="7" calcext:value-type="float">
            <text:p>7</text:p>
          </table:table-cell>
          <table:table-cell table:formula="of:=IF([.A954]=&quot;forward&quot;;[.B95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955]=&quot;up&quot;;-[.B955];IF([.A955]=&quot;down&quot;;[.B955];0))" office:value-type="float" office:value="0" calcext:value-type="float">
            <text:p>0</text:p>
          </table:table-cell>
          <table:table-cell table:formula="of:=IF([.A955]=&quot;forward&quot;;[.B955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956]=&quot;up&quot;;-[.B956];IF([.A956]=&quot;down&quot;;[.B956];0))" office:value-type="float" office:value="6" calcext:value-type="float">
            <text:p>6</text:p>
          </table:table-cell>
          <table:table-cell table:formula="of:=IF([.A956]=&quot;forward&quot;;[.B95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957]=&quot;up&quot;;-[.B957];IF([.A957]=&quot;down&quot;;[.B957];0))" office:value-type="float" office:value="8" calcext:value-type="float">
            <text:p>8</text:p>
          </table:table-cell>
          <table:table-cell table:formula="of:=IF([.A957]=&quot;forward&quot;;[.B95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958]=&quot;up&quot;;-[.B958];IF([.A958]=&quot;down&quot;;[.B958];0))" office:value-type="float" office:value="-6" calcext:value-type="float">
            <text:p>-6</text:p>
          </table:table-cell>
          <table:table-cell table:formula="of:=IF([.A958]=&quot;forward&quot;;[.B95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959]=&quot;up&quot;;-[.B959];IF([.A959]=&quot;down&quot;;[.B959];0))" office:value-type="float" office:value="0" calcext:value-type="float">
            <text:p>0</text:p>
          </table:table-cell>
          <table:table-cell table:formula="of:=IF([.A959]=&quot;forward&quot;;[.B959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960]=&quot;up&quot;;-[.B960];IF([.A960]=&quot;down&quot;;[.B960];0))" office:value-type="float" office:value="0" calcext:value-type="float">
            <text:p>0</text:p>
          </table:table-cell>
          <table:table-cell table:formula="of:=IF([.A960]=&quot;forward&quot;;[.B960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961]=&quot;up&quot;;-[.B961];IF([.A961]=&quot;down&quot;;[.B961];0))" office:value-type="float" office:value="6" calcext:value-type="float">
            <text:p>6</text:p>
          </table:table-cell>
          <table:table-cell table:formula="of:=IF([.A961]=&quot;forward&quot;;[.B96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962]=&quot;up&quot;;-[.B962];IF([.A962]=&quot;down&quot;;[.B962];0))" office:value-type="float" office:value="0" calcext:value-type="float">
            <text:p>0</text:p>
          </table:table-cell>
          <table:table-cell table:formula="of:=IF([.A962]=&quot;forward&quot;;[.B962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963]=&quot;up&quot;;-[.B963];IF([.A963]=&quot;down&quot;;[.B963];0))" office:value-type="float" office:value="-4" calcext:value-type="float">
            <text:p>-4</text:p>
          </table:table-cell>
          <table:table-cell table:formula="of:=IF([.A963]=&quot;forward&quot;;[.B96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964]=&quot;up&quot;;-[.B964];IF([.A964]=&quot;down&quot;;[.B964];0))" office:value-type="float" office:value="-7" calcext:value-type="float">
            <text:p>-7</text:p>
          </table:table-cell>
          <table:table-cell table:formula="of:=IF([.A964]=&quot;forward&quot;;[.B96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965]=&quot;up&quot;;-[.B965];IF([.A965]=&quot;down&quot;;[.B965];0))" office:value-type="float" office:value="0" calcext:value-type="float">
            <text:p>0</text:p>
          </table:table-cell>
          <table:table-cell table:formula="of:=IF([.A965]=&quot;forward&quot;;[.B965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966]=&quot;up&quot;;-[.B966];IF([.A966]=&quot;down&quot;;[.B966];0))" office:value-type="float" office:value="1" calcext:value-type="float">
            <text:p>1</text:p>
          </table:table-cell>
          <table:table-cell table:formula="of:=IF([.A966]=&quot;forward&quot;;[.B96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967]=&quot;up&quot;;-[.B967];IF([.A967]=&quot;down&quot;;[.B967];0))" office:value-type="float" office:value="8" calcext:value-type="float">
            <text:p>8</text:p>
          </table:table-cell>
          <table:table-cell table:formula="of:=IF([.A967]=&quot;forward&quot;;[.B96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968]=&quot;up&quot;;-[.B968];IF([.A968]=&quot;down&quot;;[.B968];0))" office:value-type="float" office:value="1" calcext:value-type="float">
            <text:p>1</text:p>
          </table:table-cell>
          <table:table-cell table:formula="of:=IF([.A968]=&quot;forward&quot;;[.B96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969]=&quot;up&quot;;-[.B969];IF([.A969]=&quot;down&quot;;[.B969];0))" office:value-type="float" office:value="0" calcext:value-type="float">
            <text:p>0</text:p>
          </table:table-cell>
          <table:table-cell table:formula="of:=IF([.A969]=&quot;forward&quot;;[.B969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970]=&quot;up&quot;;-[.B970];IF([.A970]=&quot;down&quot;;[.B970];0))" office:value-type="float" office:value="3" calcext:value-type="float">
            <text:p>3</text:p>
          </table:table-cell>
          <table:table-cell table:formula="of:=IF([.A970]=&quot;forward&quot;;[.B97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971]=&quot;up&quot;;-[.B971];IF([.A971]=&quot;down&quot;;[.B971];0))" office:value-type="float" office:value="0" calcext:value-type="float">
            <text:p>0</text:p>
          </table:table-cell>
          <table:table-cell table:formula="of:=IF([.A971]=&quot;forward&quot;;[.B971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972]=&quot;up&quot;;-[.B972];IF([.A972]=&quot;down&quot;;[.B972];0))" office:value-type="float" office:value="0" calcext:value-type="float">
            <text:p>0</text:p>
          </table:table-cell>
          <table:table-cell table:formula="of:=IF([.A972]=&quot;forward&quot;;[.B972];0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973]=&quot;up&quot;;-[.B973];IF([.A973]=&quot;down&quot;;[.B973];0))" office:value-type="float" office:value="0" calcext:value-type="float">
            <text:p>0</text:p>
          </table:table-cell>
          <table:table-cell table:formula="of:=IF([.A973]=&quot;forward&quot;;[.B973];0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974]=&quot;up&quot;;-[.B974];IF([.A974]=&quot;down&quot;;[.B974];0))" office:value-type="float" office:value="9" calcext:value-type="float">
            <text:p>9</text:p>
          </table:table-cell>
          <table:table-cell table:formula="of:=IF([.A974]=&quot;forward&quot;;[.B974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975]=&quot;up&quot;;-[.B975];IF([.A975]=&quot;down&quot;;[.B975];0))" office:value-type="float" office:value="0" calcext:value-type="float">
            <text:p>0</text:p>
          </table:table-cell>
          <table:table-cell table:formula="of:=IF([.A975]=&quot;forward&quot;;[.B975];0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976]=&quot;up&quot;;-[.B976];IF([.A976]=&quot;down&quot;;[.B976];0))" office:value-type="float" office:value="-5" calcext:value-type="float">
            <text:p>-5</text:p>
          </table:table-cell>
          <table:table-cell table:formula="of:=IF([.A976]=&quot;forward&quot;;[.B97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977]=&quot;up&quot;;-[.B977];IF([.A977]=&quot;down&quot;;[.B977];0))" office:value-type="float" office:value="-8" calcext:value-type="float">
            <text:p>-8</text:p>
          </table:table-cell>
          <table:table-cell table:formula="of:=IF([.A977]=&quot;forward&quot;;[.B97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978]=&quot;up&quot;;-[.B978];IF([.A978]=&quot;down&quot;;[.B978];0))" office:value-type="float" office:value="9" calcext:value-type="float">
            <text:p>9</text:p>
          </table:table-cell>
          <table:table-cell table:formula="of:=IF([.A978]=&quot;forward&quot;;[.B97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979]=&quot;up&quot;;-[.B979];IF([.A979]=&quot;down&quot;;[.B979];0))" office:value-type="float" office:value="5" calcext:value-type="float">
            <text:p>5</text:p>
          </table:table-cell>
          <table:table-cell table:formula="of:=IF([.A979]=&quot;forward&quot;;[.B97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980]=&quot;up&quot;;-[.B980];IF([.A980]=&quot;down&quot;;[.B980];0))" office:value-type="float" office:value="1" calcext:value-type="float">
            <text:p>1</text:p>
          </table:table-cell>
          <table:table-cell table:formula="of:=IF([.A980]=&quot;forward&quot;;[.B98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981]=&quot;up&quot;;-[.B981];IF([.A981]=&quot;down&quot;;[.B981];0))" office:value-type="float" office:value="-8" calcext:value-type="float">
            <text:p>-8</text:p>
          </table:table-cell>
          <table:table-cell table:formula="of:=IF([.A981]=&quot;forward&quot;;[.B981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982]=&quot;up&quot;;-[.B982];IF([.A982]=&quot;down&quot;;[.B982];0))" office:value-type="float" office:value="0" calcext:value-type="float">
            <text:p>0</text:p>
          </table:table-cell>
          <table:table-cell table:formula="of:=IF([.A982]=&quot;forward&quot;;[.B982];0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983]=&quot;up&quot;;-[.B983];IF([.A983]=&quot;down&quot;;[.B983];0))" office:value-type="float" office:value="-6" calcext:value-type="float">
            <text:p>-6</text:p>
          </table:table-cell>
          <table:table-cell table:formula="of:=IF([.A983]=&quot;forward&quot;;[.B98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984]=&quot;up&quot;;-[.B984];IF([.A984]=&quot;down&quot;;[.B984];0))" office:value-type="float" office:value="0" calcext:value-type="float">
            <text:p>0</text:p>
          </table:table-cell>
          <table:table-cell table:formula="of:=IF([.A984]=&quot;forward&quot;;[.B984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985]=&quot;up&quot;;-[.B985];IF([.A985]=&quot;down&quot;;[.B985];0))" office:value-type="float" office:value="8" calcext:value-type="float">
            <text:p>8</text:p>
          </table:table-cell>
          <table:table-cell table:formula="of:=IF([.A985]=&quot;forward&quot;;[.B98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986]=&quot;up&quot;;-[.B986];IF([.A986]=&quot;down&quot;;[.B986];0))" office:value-type="float" office:value="-4" calcext:value-type="float">
            <text:p>-4</text:p>
          </table:table-cell>
          <table:table-cell table:formula="of:=IF([.A986]=&quot;forward&quot;;[.B98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987]=&quot;up&quot;;-[.B987];IF([.A987]=&quot;down&quot;;[.B987];0))" office:value-type="float" office:value="-7" calcext:value-type="float">
            <text:p>-7</text:p>
          </table:table-cell>
          <table:table-cell table:formula="of:=IF([.A987]=&quot;forward&quot;;[.B987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988]=&quot;up&quot;;-[.B988];IF([.A988]=&quot;down&quot;;[.B988];0))" office:value-type="float" office:value="0" calcext:value-type="float">
            <text:p>0</text:p>
          </table:table-cell>
          <table:table-cell table:formula="of:=IF([.A988]=&quot;forward&quot;;[.B988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989]=&quot;up&quot;;-[.B989];IF([.A989]=&quot;down&quot;;[.B989];0))" office:value-type="float" office:value="0" calcext:value-type="float">
            <text:p>0</text:p>
          </table:table-cell>
          <table:table-cell table:formula="of:=IF([.A989]=&quot;forward&quot;;[.B989];0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990]=&quot;up&quot;;-[.B990];IF([.A990]=&quot;down&quot;;[.B990];0))" office:value-type="float" office:value="0" calcext:value-type="float">
            <text:p>0</text:p>
          </table:table-cell>
          <table:table-cell table:formula="of:=IF([.A990]=&quot;forward&quot;;[.B990];0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991]=&quot;up&quot;;-[.B991];IF([.A991]=&quot;down&quot;;[.B991];0))" office:value-type="float" office:value="0" calcext:value-type="float">
            <text:p>0</text:p>
          </table:table-cell>
          <table:table-cell table:formula="of:=IF([.A991]=&quot;forward&quot;;[.B991]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992]=&quot;up&quot;;-[.B992];IF([.A992]=&quot;down&quot;;[.B992];0))" office:value-type="float" office:value="-4" calcext:value-type="float">
            <text:p>-4</text:p>
          </table:table-cell>
          <table:table-cell table:formula="of:=IF([.A992]=&quot;forward&quot;;[.B99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993]=&quot;up&quot;;-[.B993];IF([.A993]=&quot;down&quot;;[.B993];0))" office:value-type="float" office:value="9" calcext:value-type="float">
            <text:p>9</text:p>
          </table:table-cell>
          <table:table-cell table:formula="of:=IF([.A993]=&quot;forward&quot;;[.B993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994]=&quot;up&quot;;-[.B994];IF([.A994]=&quot;down&quot;;[.B994];0))" office:value-type="float" office:value="0" calcext:value-type="float">
            <text:p>0</text:p>
          </table:table-cell>
          <table:table-cell table:formula="of:=IF([.A994]=&quot;forward&quot;;[.B994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995]=&quot;up&quot;;-[.B995];IF([.A995]=&quot;down&quot;;[.B995];0))" office:value-type="float" office:value="6" calcext:value-type="float">
            <text:p>6</text:p>
          </table:table-cell>
          <table:table-cell table:formula="of:=IF([.A995]=&quot;forward&quot;;[.B995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996]=&quot;up&quot;;-[.B996];IF([.A996]=&quot;down&quot;;[.B996];0))" office:value-type="float" office:value="6" calcext:value-type="float">
            <text:p>6</text:p>
          </table:table-cell>
          <table:table-cell table:formula="of:=IF([.A996]=&quot;forward&quot;;[.B996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997]=&quot;up&quot;;-[.B997];IF([.A997]=&quot;down&quot;;[.B997];0))" office:value-type="float" office:value="0" calcext:value-type="float">
            <text:p>0</text:p>
          </table:table-cell>
          <table:table-cell table:formula="of:=IF([.A997]=&quot;forward&quot;;[.B997];0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998]=&quot;up&quot;;-[.B998];IF([.A998]=&quot;down&quot;;[.B998];0))" office:value-type="float" office:value="5" calcext:value-type="float">
            <text:p>5</text:p>
          </table:table-cell>
          <table:table-cell table:formula="of:=IF([.A998]=&quot;forward&quot;;[.B998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999]=&quot;up&quot;;-[.B999];IF([.A999]=&quot;down&quot;;[.B999];0))" office:value-type="float" office:value="-6" calcext:value-type="float">
            <text:p>-6</text:p>
          </table:table-cell>
          <table:table-cell table:formula="of:=IF([.A999]=&quot;forward&quot;;[.B999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1000]=&quot;up&quot;;-[.B1000];IF([.A1000]=&quot;down&quot;;[.B1000];0))" office:value-type="float" office:value="9" calcext:value-type="float">
            <text:p>9</text:p>
          </table:table-cell>
          <table:table-cell table:formula="of:=IF([.A1000]=&quot;forward&quot;;[.B1000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1001]=&quot;up&quot;;-[.B1001];IF([.A1001]=&quot;down&quot;;[.B1001];0))" office:value-type="float" office:value="0" calcext:value-type="float">
            <text:p>0</text:p>
          </table:table-cell>
          <table:table-cell table:formula="of:=IF([.A1001]=&quot;forward&quot;;[.B1001];0)" office:value-type="float" office:value="3" calcext:value-type="float">
            <text:p>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02T20:11:57.889055125</meta:creation-date>
    <dc:date>2021-12-02T20:13:47.588720995</dc:date>
    <meta:editing-duration>PT1M51S</meta:editing-duration>
    <meta:editing-cycles>2</meta:editing-cycles>
    <meta:generator>LibreOffice/7.2.2.2$MacOSX_X86_64 LibreOffice_project/02b2acce88a210515b4a5bb2e46cbfb63fe97d56</meta:generator>
    <meta:document-statistic meta:table-count="1" meta:cell-count="4003" meta:object-count="0"/>
  </office:meta>
</office:document-meta>
</file>